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ltered2" table:style-name="ta1">
        <table:shapes>
          <draw:frame draw:z-index="0" draw:style-name="gr1" draw:text-style-name="P1" svg:width="2173.18pt" svg:height="562.54pt" svg:x="108.51pt" svg:y="2.69pt">
            <loext:p draw:notify-on-update-of-ranges="filtered2.A2:filtered2.A793 filtered2.B2:filtered2.B793 filtered2.C2:filtered2.C79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aro</text:p>
          </table:table-cell>
          <table:table-cell table:style-name="ce2" office:value-type="string" calcext:value-type="string">
            <text:p>KFZ</text:p>
          </table:table-cell>
          <table:table-cell table:style-name="ce3" office:value-type="string" calcext:value-type="string">
            <text:p>KFZA</text:p>
          </table:table-cell>
        </table:table-row>
        <table:table-row table:style-name="ro1">
          <table:table-cell table:number-columns-repeated="3"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table:number-columns-repeated="2"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60" calcext:value-type="float">
            <text:p>86960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office:value-type="float" office:value="86954" calcext:value-type="float">
            <text:p>86954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43" calcext:value-type="float">
            <text:p>86943</text:p>
          </table:table-cell>
          <table:table-cell office:value-type="float" office:value="86949" calcext:value-type="float">
            <text:p>86949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office:value-type="float" office:value="86954" calcext:value-type="float">
            <text:p>86954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54" calcext:value-type="float">
            <text:p>86954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44" calcext:value-type="float">
            <text:p>86944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65" calcext:value-type="float">
            <text:p>86965</text:p>
          </table:table-cell>
          <table:table-cell office:value-type="float" office:value="86954" calcext:value-type="float">
            <text:p>86954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table:number-columns-repeated="2"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68" calcext:value-type="float">
            <text:p>86968</text:p>
          </table:table-cell>
          <table:table-cell table:number-columns-repeated="2"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60" calcext:value-type="float">
            <text:p>86960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42" calcext:value-type="float">
            <text:p>86942</text:p>
          </table:table-cell>
          <table:table-cell table:number-columns-repeated="2"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table:number-columns-repeated="2"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34" calcext:value-type="float">
            <text:p>86934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47" calcext:value-type="float">
            <text:p>86947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69" calcext:value-type="float">
            <text:p>86969</text:p>
          </table:table-cell>
          <table:table-cell table:number-columns-repeated="2"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70" calcext:value-type="float">
            <text:p>86970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42" calcext:value-type="float">
            <text:p>86942</text:p>
          </table:table-cell>
          <table:table-cell table:number-columns-repeated="2"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table:number-columns-repeated="2"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48" calcext:value-type="float">
            <text:p>86948</text:p>
          </table:table-cell>
          <table:table-cell table:number-columns-repeated="2"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70" calcext:value-type="float">
            <text:p>86970</text:p>
          </table:table-cell>
          <table:table-cell table:number-columns-repeated="2"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27" calcext:value-type="float">
            <text:p>86927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70" calcext:value-type="float">
            <text:p>86970</text:p>
          </table:table-cell>
          <table:table-cell table:number-columns-repeated="2"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74" calcext:value-type="float">
            <text:p>86974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37" calcext:value-type="float">
            <text:p>86937</text:p>
          </table:table-cell>
          <table:table-cell table:number-columns-repeated="2"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table:number-columns-repeated="2"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table:number-columns-repeated="2"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62" calcext:value-type="float">
            <text:p>86962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65" calcext:value-type="float">
            <text:p>86965</text:p>
          </table:table-cell>
          <table:table-cell office:value-type="float" office:value="86954" calcext:value-type="float">
            <text:p>86954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41" calcext:value-type="float">
            <text:p>86941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table:number-columns-repeated="2"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41" calcext:value-type="float">
            <text:p>86941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71" calcext:value-type="float">
            <text:p>86971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68" calcext:value-type="float">
            <text:p>86968</text:p>
          </table:table-cell>
          <table:table-cell office:value-type="float" office:value="86954" calcext:value-type="float">
            <text:p>86954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65" calcext:value-type="float">
            <text:p>86965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67" calcext:value-type="float">
            <text:p>86967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40" calcext:value-type="float">
            <text:p>86940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76" calcext:value-type="float">
            <text:p>86976</text:p>
          </table:table-cell>
          <table:table-cell office:value-type="float" office:value="86957" calcext:value-type="float">
            <text:p>86957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2" calcext:value-type="float">
            <text:p>86952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office:value-type="float" office:value="86957" calcext:value-type="float">
            <text:p>86957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36" calcext:value-type="float">
            <text:p>86936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40" calcext:value-type="float">
            <text:p>86940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43" calcext:value-type="float">
            <text:p>86943</text:p>
          </table:table-cell>
          <table:table-cell table:number-columns-repeated="2"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table:number-columns-repeated="2"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69" calcext:value-type="float">
            <text:p>86969</text:p>
          </table:table-cell>
          <table:table-cell table:number-columns-repeated="2"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67" calcext:value-type="float">
            <text:p>86967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38" calcext:value-type="float">
            <text:p>86938</text:p>
          </table:table-cell>
          <table:table-cell table:number-columns-repeated="2"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33" calcext:value-type="float">
            <text:p>86933</text:p>
          </table:table-cell>
          <table:table-cell table:number-columns-repeated="2"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44" calcext:value-type="float">
            <text:p>86944</text:p>
          </table:table-cell>
          <table:table-cell table:number-columns-repeated="2"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office:value-type="float" office:value="86949" calcext:value-type="float">
            <text:p>86949</text:p>
          </table:table-cell>
          <table:table-cell office:value-type="float" office:value="86948" calcext:value-type="float">
            <text:p>86948</text:p>
          </table:table-cell>
        </table:table-row>
        <table:table-row table:style-name="ro1">
          <table:table-cell office:value-type="float" office:value="86962" calcext:value-type="float">
            <text:p>86962</text:p>
          </table:table-cell>
          <table:table-cell office:value-type="float" office:value="86950" calcext:value-type="float">
            <text:p>86950</text:p>
          </table:table-cell>
          <table:table-cell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table:number-columns-repeated="2"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table:number-columns-repeated="2"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table:number-columns-repeated="2"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table:number-columns-repeated="2"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65" calcext:value-type="float">
            <text:p>86965</text:p>
          </table:table-cell>
          <table:table-cell table:number-columns-repeated="2"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72" calcext:value-type="float">
            <text:p>86972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52" calcext:value-type="float">
            <text:p>86952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66" calcext:value-type="float">
            <text:p>86966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43" calcext:value-type="float">
            <text:p>86943</text:p>
          </table:table-cell>
          <table:table-cell office:value-type="float" office:value="86954" calcext:value-type="float">
            <text:p>86954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81" calcext:value-type="float">
            <text:p>86981</text:p>
          </table:table-cell>
          <table:table-cell office:value-type="float" office:value="86957" calcext:value-type="float">
            <text:p>86957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60" calcext:value-type="float">
            <text:p>86960</text:p>
          </table:table-cell>
          <table:table-cell office:value-type="float" office:value="86957" calcext:value-type="float">
            <text:p>86957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table:number-columns-repeated="2" office:value-type="float" office:value="86957" calcext:value-type="float">
            <text:p>86957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table:number-columns-repeated="2" office:value-type="float" office:value="86957" calcext:value-type="float">
            <text:p>86957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77" calcext:value-type="float">
            <text:p>86977</text:p>
          </table:table-cell>
          <table:table-cell office:value-type="float" office:value="86960" calcext:value-type="float">
            <text:p>86960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office:value-type="float" office:value="86959" calcext:value-type="float">
            <text:p>86959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37" calcext:value-type="float">
            <text:p>86937</text:p>
          </table:table-cell>
          <table:table-cell office:value-type="float" office:value="86957" calcext:value-type="float">
            <text:p>86957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73" calcext:value-type="float">
            <text:p>86973</text:p>
          </table:table-cell>
          <table:table-cell office:value-type="float" office:value="86959" calcext:value-type="float">
            <text:p>86959</text:p>
          </table:table-cell>
          <table:table-cell office:value-type="float" office:value="86960" calcext:value-type="float">
            <text:p>86960</text:p>
          </table:table-cell>
        </table:table-row>
        <table:table-row table:style-name="ro1">
          <table:table-cell office:value-type="float" office:value="86972" calcext:value-type="float">
            <text:p>86972</text:p>
          </table:table-cell>
          <table:table-cell office:value-type="float" office:value="86961" calcext:value-type="float">
            <text:p>86961</text:p>
          </table:table-cell>
          <table:table-cell office:value-type="float" office:value="86962" calcext:value-type="float">
            <text:p>86962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office:value-type="float" office:value="86960" calcext:value-type="float">
            <text:p>86960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table:number-columns-repeated="2"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table:number-columns-repeated="2"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26" calcext:value-type="float">
            <text:p>86926</text:p>
          </table:table-cell>
          <table:table-cell table:number-columns-repeated="2"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77" calcext:value-type="float">
            <text:p>86977</text:p>
          </table:table-cell>
          <table:table-cell office:value-type="float" office:value="86957" calcext:value-type="float">
            <text:p>86957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74" calcext:value-type="float">
            <text:p>86974</text:p>
          </table:table-cell>
          <table:table-cell office:value-type="float" office:value="86959" calcext:value-type="float">
            <text:p>86959</text:p>
          </table:table-cell>
          <table:table-cell office:value-type="float" office:value="86960" calcext:value-type="float">
            <text:p>86960</text:p>
          </table:table-cell>
        </table:table-row>
        <table:table-row table:style-name="ro1">
          <table:table-cell office:value-type="float" office:value="86952" calcext:value-type="float">
            <text:p>86952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64" calcext:value-type="float">
            <text:p>86964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60" calcext:value-type="float">
            <text:p>86960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47" calcext:value-type="float">
            <text:p>86947</text:p>
          </table:table-cell>
          <table:table-cell table:number-columns-repeated="2"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table:number-columns-repeated="2"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table:number-columns-repeated="2"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table:number-columns-repeated="2"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69" calcext:value-type="float">
            <text:p>86969</text:p>
          </table:table-cell>
          <table:table-cell table:number-columns-repeated="2"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62" calcext:value-type="float">
            <text:p>86962</text:p>
          </table:table-cell>
          <table:table-cell table:number-columns-repeated="2"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60" calcext:value-type="float">
            <text:p>86960</text:p>
          </table:table-cell>
          <table:table-cell office:value-type="float" office:value="86957" calcext:value-type="float">
            <text:p>86957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table:number-columns-repeated="2"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table:number-columns-repeated="2"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39" calcext:value-type="float">
            <text:p>86939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table:number-columns-repeated="2"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47" calcext:value-type="float">
            <text:p>86947</text:p>
          </table:table-cell>
          <table:table-cell table:number-columns-repeated="2"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table:number-columns-repeated="2"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81" calcext:value-type="float">
            <text:p>86981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78" calcext:value-type="float">
            <text:p>86978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table:number-columns-repeated="3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77" calcext:value-type="float">
            <text:p>86977</text:p>
          </table:table-cell>
          <table:table-cell table:number-columns-repeated="2" office:value-type="float" office:value="86960" calcext:value-type="float">
            <text:p>86960</text:p>
          </table:table-cell>
        </table:table-row>
        <table:table-row table:style-name="ro1">
          <table:table-cell office:value-type="float" office:value="86970" calcext:value-type="float">
            <text:p>86970</text:p>
          </table:table-cell>
          <table:table-cell office:value-type="float" office:value="86961" calcext:value-type="float">
            <text:p>86961</text:p>
          </table:table-cell>
          <table:table-cell office:value-type="float" office:value="86962" calcext:value-type="float">
            <text:p>86962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60" calcext:value-type="float">
            <text:p>86960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office:value-type="float" office:value="86960" calcext:value-type="float">
            <text:p>86960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table:number-columns-repeated="2" office:value-type="float" office:value="86960" calcext:value-type="float">
            <text:p>86960</text:p>
          </table:table-cell>
        </table:table-row>
        <table:table-row table:style-name="ro1">
          <table:table-cell office:value-type="float" office:value="86966" calcext:value-type="float">
            <text:p>86966</text:p>
          </table:table-cell>
          <table:table-cell office:value-type="float" office:value="86960" calcext:value-type="float">
            <text:p>86960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office:value-type="float" office:value="86960" calcext:value-type="float">
            <text:p>86960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table:number-columns-repeated="2" office:value-type="float" office:value="86960" calcext:value-type="float">
            <text:p>86960</text:p>
          </table:table-cell>
        </table:table-row>
        <table:table-row table:style-name="ro1">
          <table:table-cell office:value-type="float" office:value="86939" calcext:value-type="float">
            <text:p>86939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36" calcext:value-type="float">
            <text:p>86936</text:p>
          </table:table-cell>
          <table:table-cell table:number-columns-repeated="2"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35" calcext:value-type="float">
            <text:p>86935</text:p>
          </table:table-cell>
          <table:table-cell office:value-type="float" office:value="86954" calcext:value-type="float">
            <text:p>86954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76" calcext:value-type="float">
            <text:p>86976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30" calcext:value-type="float">
            <text:p>86930</text:p>
          </table:table-cell>
          <table:table-cell table:number-columns-repeated="2"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2" calcext:value-type="float">
            <text:p>86952</text:p>
          </table:table-cell>
        </table:table-row>
        <table:table-row table:style-name="ro1">
          <table:table-cell table:number-columns-repeated="3"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60" calcext:value-type="float">
            <text:p>86960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42" calcext:value-type="float">
            <text:p>86942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table:number-columns-repeated="2"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table:number-columns-repeated="2"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table:number-columns-repeated="2"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table:number-columns-repeated="2"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71" calcext:value-type="float">
            <text:p>86971</text:p>
          </table:table-cell>
          <table:table-cell table:number-columns-repeated="2"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table:number-columns-repeated="2"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80" calcext:value-type="float">
            <text:p>86980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44" calcext:value-type="float">
            <text:p>86944</text:p>
          </table:table-cell>
          <table:table-cell office:value-type="float" office:value="86954" calcext:value-type="float">
            <text:p>86954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41" calcext:value-type="float">
            <text:p>86941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74" calcext:value-type="float">
            <text:p>86974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69" calcext:value-type="float">
            <text:p>86969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72" calcext:value-type="float">
            <text:p>86972</text:p>
          </table:table-cell>
          <table:table-cell office:value-type="float" office:value="86958" calcext:value-type="float">
            <text:p>86958</text:p>
          </table:table-cell>
          <table:table-cell office:value-type="float" office:value="86962" calcext:value-type="float">
            <text:p>86962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86962" calcext:value-type="float">
            <text:p>86962</text:p>
          </table:table-cell>
          <table:table-cell office:value-type="float" office:value="86967" calcext:value-type="float">
            <text:p>86967</text:p>
          </table:table-cell>
        </table:table-row>
        <table:table-row table:style-name="ro1">
          <table:table-cell office:value-type="float" office:value="86966" calcext:value-type="float">
            <text:p>86966</text:p>
          </table:table-cell>
          <table:table-cell office:value-type="float" office:value="86962" calcext:value-type="float">
            <text:p>86962</text:p>
          </table:table-cell>
          <table:table-cell office:value-type="float" office:value="86968" calcext:value-type="float">
            <text:p>86968</text:p>
          </table:table-cell>
        </table:table-row>
        <table:table-row table:style-name="ro1">
          <table:table-cell table:number-columns-repeated="2" office:value-type="float" office:value="86962" calcext:value-type="float">
            <text:p>86962</text:p>
          </table:table-cell>
          <table:table-cell office:value-type="float" office:value="86969" calcext:value-type="float">
            <text:p>86969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office:value-type="float" office:value="86962" calcext:value-type="float">
            <text:p>86962</text:p>
          </table:table-cell>
          <table:table-cell office:value-type="float" office:value="86969" calcext:value-type="float">
            <text:p>86969</text:p>
          </table:table-cell>
        </table:table-row>
        <table:table-row table:style-name="ro1">
          <table:table-cell office:value-type="float" office:value="86968" calcext:value-type="float">
            <text:p>86968</text:p>
          </table:table-cell>
          <table:table-cell office:value-type="float" office:value="86962" calcext:value-type="float">
            <text:p>86962</text:p>
          </table:table-cell>
          <table:table-cell office:value-type="float" office:value="86971" calcext:value-type="float">
            <text:p>86971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office:value-type="float" office:value="86962" calcext:value-type="float">
            <text:p>86962</text:p>
          </table:table-cell>
          <table:table-cell office:value-type="float" office:value="86972" calcext:value-type="float">
            <text:p>86972</text:p>
          </table:table-cell>
        </table:table-row>
        <table:table-row table:style-name="ro1">
          <table:table-cell office:value-type="float" office:value="86975" calcext:value-type="float">
            <text:p>86975</text:p>
          </table:table-cell>
          <table:table-cell office:value-type="float" office:value="86964" calcext:value-type="float">
            <text:p>86964</text:p>
          </table:table-cell>
          <table:table-cell office:value-type="float" office:value="86974" calcext:value-type="float">
            <text:p>86974</text:p>
          </table:table-cell>
        </table:table-row>
        <table:table-row table:style-name="ro1">
          <table:table-cell office:value-type="float" office:value="86991" calcext:value-type="float">
            <text:p>86991</text:p>
          </table:table-cell>
          <table:table-cell office:value-type="float" office:value="86966" calcext:value-type="float">
            <text:p>86966</text:p>
          </table:table-cell>
          <table:table-cell office:value-type="float" office:value="86978" calcext:value-type="float">
            <text:p>86978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86970" calcext:value-type="float">
            <text:p>86970</text:p>
          </table:table-cell>
          <table:table-cell office:value-type="float" office:value="86983" calcext:value-type="float">
            <text:p>86983</text:p>
          </table:table-cell>
        </table:table-row>
        <table:table-row table:style-name="ro1">
          <table:table-cell office:value-type="float" office:value="86989" calcext:value-type="float">
            <text:p>86989</text:p>
          </table:table-cell>
          <table:table-cell office:value-type="float" office:value="86972" calcext:value-type="float">
            <text:p>86972</text:p>
          </table:table-cell>
          <table:table-cell office:value-type="float" office:value="86986" calcext:value-type="float">
            <text:p>86986</text:p>
          </table:table-cell>
        </table:table-row>
        <table:table-row table:style-name="ro1">
          <table:table-cell office:value-type="float" office:value="87004" calcext:value-type="float">
            <text:p>87004</text:p>
          </table:table-cell>
          <table:table-cell office:value-type="float" office:value="86976" calcext:value-type="float">
            <text:p>86976</text:p>
          </table:table-cell>
          <table:table-cell office:value-type="float" office:value="86990" calcext:value-type="float">
            <text:p>86990</text:p>
          </table:table-cell>
        </table:table-row>
        <table:table-row table:style-name="ro1">
          <table:table-cell office:value-type="float" office:value="87012" calcext:value-type="float">
            <text:p>87012</text:p>
          </table:table-cell>
          <table:table-cell office:value-type="float" office:value="86980" calcext:value-type="float">
            <text:p>86980</text:p>
          </table:table-cell>
          <table:table-cell office:value-type="float" office:value="86996" calcext:value-type="float">
            <text:p>86996</text:p>
          </table:table-cell>
        </table:table-row>
        <table:table-row table:style-name="ro1">
          <table:table-cell office:value-type="float" office:value="86995" calcext:value-type="float">
            <text:p>86995</text:p>
          </table:table-cell>
          <table:table-cell office:value-type="float" office:value="86982" calcext:value-type="float">
            <text:p>86982</text:p>
          </table:table-cell>
          <table:table-cell office:value-type="float" office:value="86999" calcext:value-type="float">
            <text:p>86999</text:p>
          </table:table-cell>
        </table:table-row>
        <table:table-row table:style-name="ro1">
          <table:table-cell office:value-type="float" office:value="86986" calcext:value-type="float">
            <text:p>86986</text:p>
          </table:table-cell>
          <table:table-cell office:value-type="float" office:value="86983" calcext:value-type="float">
            <text:p>86983</text:p>
          </table:table-cell>
          <table:table-cell office:value-type="float" office:value="87001" calcext:value-type="float">
            <text:p>87001</text:p>
          </table:table-cell>
        </table:table-row>
        <table:table-row table:style-name="ro1">
          <table:table-cell office:value-type="float" office:value="87048" calcext:value-type="float">
            <text:p>87048</text:p>
          </table:table-cell>
          <table:table-cell office:value-type="float" office:value="86990" calcext:value-type="float">
            <text:p>86990</text:p>
          </table:table-cell>
          <table:table-cell office:value-type="float" office:value="87009" calcext:value-type="float">
            <text:p>87009</text:p>
          </table:table-cell>
        </table:table-row>
        <table:table-row table:style-name="ro1">
          <table:table-cell office:value-type="float" office:value="87011" calcext:value-type="float">
            <text:p>87011</text:p>
          </table:table-cell>
          <table:table-cell office:value-type="float" office:value="86993" calcext:value-type="float">
            <text:p>86993</text:p>
          </table:table-cell>
          <table:table-cell office:value-type="float" office:value="87013" calcext:value-type="float">
            <text:p>87013</text:p>
          </table:table-cell>
        </table:table-row>
        <table:table-row table:style-name="ro1">
          <table:table-cell office:value-type="float" office:value="87023" calcext:value-type="float">
            <text:p>87023</text:p>
          </table:table-cell>
          <table:table-cell office:value-type="float" office:value="86997" calcext:value-type="float">
            <text:p>86997</text:p>
          </table:table-cell>
          <table:table-cell office:value-type="float" office:value="87018" calcext:value-type="float">
            <text:p>87018</text:p>
          </table:table-cell>
        </table:table-row>
        <table:table-row table:style-name="ro1">
          <table:table-cell office:value-type="float" office:value="87041" calcext:value-type="float">
            <text:p>87041</text:p>
          </table:table-cell>
          <table:table-cell office:value-type="float" office:value="87003" calcext:value-type="float">
            <text:p>87003</text:p>
          </table:table-cell>
          <table:table-cell office:value-type="float" office:value="87024" calcext:value-type="float">
            <text:p>87024</text:p>
          </table:table-cell>
        </table:table-row>
        <table:table-row table:style-name="ro1">
          <table:table-cell office:value-type="float" office:value="87013" calcext:value-type="float">
            <text:p>87013</text:p>
          </table:table-cell>
          <table:table-cell office:value-type="float" office:value="87005" calcext:value-type="float">
            <text:p>87005</text:p>
          </table:table-cell>
          <table:table-cell office:value-type="float" office:value="87027" calcext:value-type="float">
            <text:p>87027</text:p>
          </table:table-cell>
        </table:table-row>
        <table:table-row table:style-name="ro1">
          <table:table-cell office:value-type="float" office:value="87015" calcext:value-type="float">
            <text:p>87015</text:p>
          </table:table-cell>
          <table:table-cell office:value-type="float" office:value="87008" calcext:value-type="float">
            <text:p>87008</text:p>
          </table:table-cell>
          <table:table-cell office:value-type="float" office:value="87030" calcext:value-type="float">
            <text:p>87030</text:p>
          </table:table-cell>
        </table:table-row>
        <table:table-row table:style-name="ro1">
          <table:table-cell office:value-type="float" office:value="87029" calcext:value-type="float">
            <text:p>87029</text:p>
          </table:table-cell>
          <table:table-cell office:value-type="float" office:value="87011" calcext:value-type="float">
            <text:p>87011</text:p>
          </table:table-cell>
          <table:table-cell office:value-type="float" office:value="87034" calcext:value-type="float">
            <text:p>87034</text:p>
          </table:table-cell>
        </table:table-row>
        <table:table-row table:style-name="ro1">
          <table:table-cell office:value-type="float" office:value="87041" calcext:value-type="float">
            <text:p>87041</text:p>
          </table:table-cell>
          <table:table-cell office:value-type="float" office:value="87016" calcext:value-type="float">
            <text:p>87016</text:p>
          </table:table-cell>
          <table:table-cell office:value-type="float" office:value="87039" calcext:value-type="float">
            <text:p>87039</text:p>
          </table:table-cell>
        </table:table-row>
        <table:table-row table:style-name="ro1">
          <table:table-cell office:value-type="float" office:value="87020" calcext:value-type="float">
            <text:p>87020</text:p>
          </table:table-cell>
          <table:table-cell office:value-type="float" office:value="87018" calcext:value-type="float">
            <text:p>87018</text:p>
          </table:table-cell>
          <table:table-cell office:value-type="float" office:value="87041" calcext:value-type="float">
            <text:p>87041</text:p>
          </table:table-cell>
        </table:table-row>
        <table:table-row table:style-name="ro1">
          <table:table-cell office:value-type="float" office:value="87050" calcext:value-type="float">
            <text:p>87050</text:p>
          </table:table-cell>
          <table:table-cell office:value-type="float" office:value="87023" calcext:value-type="float">
            <text:p>87023</text:p>
          </table:table-cell>
          <table:table-cell office:value-type="float" office:value="87046" calcext:value-type="float">
            <text:p>87046</text:p>
          </table:table-cell>
        </table:table-row>
        <table:table-row table:style-name="ro1">
          <table:table-cell office:value-type="float" office:value="87043" calcext:value-type="float">
            <text:p>87043</text:p>
          </table:table-cell>
          <table:table-cell office:value-type="float" office:value="87027" calcext:value-type="float">
            <text:p>87027</text:p>
          </table:table-cell>
          <table:table-cell office:value-type="float" office:value="87049" calcext:value-type="float">
            <text:p>87049</text:p>
          </table:table-cell>
        </table:table-row>
        <table:table-row table:style-name="ro1">
          <table:table-cell office:value-type="float" office:value="87034" calcext:value-type="float">
            <text:p>87034</text:p>
          </table:table-cell>
          <table:table-cell office:value-type="float" office:value="87029" calcext:value-type="float">
            <text:p>87029</text:p>
          </table:table-cell>
          <table:table-cell office:value-type="float" office:value="87052" calcext:value-type="float">
            <text:p>87052</text:p>
          </table:table-cell>
        </table:table-row>
        <table:table-row table:style-name="ro1">
          <table:table-cell office:value-type="float" office:value="87038" calcext:value-type="float">
            <text:p>87038</text:p>
          </table:table-cell>
          <table:table-cell office:value-type="float" office:value="87032" calcext:value-type="float">
            <text:p>87032</text:p>
          </table:table-cell>
          <table:table-cell office:value-type="float" office:value="87054" calcext:value-type="float">
            <text:p>87054</text:p>
          </table:table-cell>
        </table:table-row>
        <table:table-row table:style-name="ro1">
          <table:table-cell office:value-type="float" office:value="87063" calcext:value-type="float">
            <text:p>87063</text:p>
          </table:table-cell>
          <table:table-cell office:value-type="float" office:value="87037" calcext:value-type="float">
            <text:p>87037</text:p>
          </table:table-cell>
          <table:table-cell office:value-type="float" office:value="87059" calcext:value-type="float">
            <text:p>87059</text:p>
          </table:table-cell>
        </table:table-row>
        <table:table-row table:style-name="ro1">
          <table:table-cell office:value-type="float" office:value="87067" calcext:value-type="float">
            <text:p>87067</text:p>
          </table:table-cell>
          <table:table-cell office:value-type="float" office:value="87042" calcext:value-type="float">
            <text:p>87042</text:p>
          </table:table-cell>
          <table:table-cell office:value-type="float" office:value="87063" calcext:value-type="float">
            <text:p>87063</text:p>
          </table:table-cell>
        </table:table-row>
        <table:table-row table:style-name="ro1">
          <table:table-cell office:value-type="float" office:value="87068" calcext:value-type="float">
            <text:p>87068</text:p>
          </table:table-cell>
          <table:table-cell office:value-type="float" office:value="87047" calcext:value-type="float">
            <text:p>87047</text:p>
          </table:table-cell>
          <table:table-cell office:value-type="float" office:value="87067" calcext:value-type="float">
            <text:p>87067</text:p>
          </table:table-cell>
        </table:table-row>
        <table:table-row table:style-name="ro1">
          <table:table-cell office:value-type="float" office:value="87058" calcext:value-type="float">
            <text:p>87058</text:p>
          </table:table-cell>
          <table:table-cell office:value-type="float" office:value="87050" calcext:value-type="float">
            <text:p>87050</text:p>
          </table:table-cell>
          <table:table-cell office:value-type="float" office:value="87070" calcext:value-type="float">
            <text:p>87070</text:p>
          </table:table-cell>
        </table:table-row>
        <table:table-row table:style-name="ro1">
          <table:table-cell office:value-type="float" office:value="87080" calcext:value-type="float">
            <text:p>87080</text:p>
          </table:table-cell>
          <table:table-cell office:value-type="float" office:value="87055" calcext:value-type="float">
            <text:p>87055</text:p>
          </table:table-cell>
          <table:table-cell office:value-type="float" office:value="87074" calcext:value-type="float">
            <text:p>87074</text:p>
          </table:table-cell>
        </table:table-row>
        <table:table-row table:style-name="ro1">
          <table:table-cell office:value-type="float" office:value="87049" calcext:value-type="float">
            <text:p>87049</text:p>
          </table:table-cell>
          <table:table-cell office:value-type="float" office:value="87057" calcext:value-type="float">
            <text:p>87057</text:p>
          </table:table-cell>
          <table:table-cell office:value-type="float" office:value="87075" calcext:value-type="float">
            <text:p>87075</text:p>
          </table:table-cell>
        </table:table-row>
        <table:table-row table:style-name="ro1">
          <table:table-cell office:value-type="float" office:value="87056" calcext:value-type="float">
            <text:p>87056</text:p>
          </table:table-cell>
          <table:table-cell office:value-type="float" office:value="87059" calcext:value-type="float">
            <text:p>87059</text:p>
          </table:table-cell>
          <table:table-cell office:value-type="float" office:value="87077" calcext:value-type="float">
            <text:p>87077</text:p>
          </table:table-cell>
        </table:table-row>
        <table:table-row table:style-name="ro1">
          <table:table-cell office:value-type="float" office:value="87082" calcext:value-type="float">
            <text:p>87082</text:p>
          </table:table-cell>
          <table:table-cell office:value-type="float" office:value="87064" calcext:value-type="float">
            <text:p>87064</text:p>
          </table:table-cell>
          <table:table-cell office:value-type="float" office:value="87080" calcext:value-type="float">
            <text:p>87080</text:p>
          </table:table-cell>
        </table:table-row>
        <table:table-row table:style-name="ro1">
          <table:table-cell office:value-type="float" office:value="87065" calcext:value-type="float">
            <text:p>87065</text:p>
          </table:table-cell>
          <table:table-cell office:value-type="float" office:value="87067" calcext:value-type="float">
            <text:p>87067</text:p>
          </table:table-cell>
          <table:table-cell office:value-type="float" office:value="87082" calcext:value-type="float">
            <text:p>87082</text:p>
          </table:table-cell>
        </table:table-row>
        <table:table-row table:style-name="ro1">
          <table:table-cell office:value-type="float" office:value="87079" calcext:value-type="float">
            <text:p>87079</text:p>
          </table:table-cell>
          <table:table-cell office:value-type="float" office:value="87070" calcext:value-type="float">
            <text:p>87070</text:p>
          </table:table-cell>
          <table:table-cell office:value-type="float" office:value="87084" calcext:value-type="float">
            <text:p>87084</text:p>
          </table:table-cell>
        </table:table-row>
        <table:table-row table:style-name="ro1">
          <table:table-cell table:number-columns-repeated="2" office:value-type="float" office:value="87073" calcext:value-type="float">
            <text:p>87073</text:p>
          </table:table-cell>
          <table:table-cell office:value-type="float" office:value="87086" calcext:value-type="float">
            <text:p>87086</text:p>
          </table:table-cell>
        </table:table-row>
        <table:table-row table:style-name="ro1">
          <table:table-cell office:value-type="float" office:value="87088" calcext:value-type="float">
            <text:p>87088</text:p>
          </table:table-cell>
          <table:table-cell office:value-type="float" office:value="87077" calcext:value-type="float">
            <text:p>87077</text:p>
          </table:table-cell>
          <table:table-cell office:value-type="float" office:value="87088" calcext:value-type="float">
            <text:p>87088</text:p>
          </table:table-cell>
        </table:table-row>
        <table:table-row table:style-name="ro1">
          <table:table-cell office:value-type="float" office:value="87050" calcext:value-type="float">
            <text:p>87050</text:p>
          </table:table-cell>
          <table:table-cell office:value-type="float" office:value="87077" calcext:value-type="float">
            <text:p>87077</text:p>
          </table:table-cell>
          <table:table-cell office:value-type="float" office:value="87087" calcext:value-type="float">
            <text:p>87087</text:p>
          </table:table-cell>
        </table:table-row>
        <table:table-row table:style-name="ro1">
          <table:table-cell office:value-type="float" office:value="87089" calcext:value-type="float">
            <text:p>87089</text:p>
          </table:table-cell>
          <table:table-cell office:value-type="float" office:value="87081" calcext:value-type="float">
            <text:p>87081</text:p>
          </table:table-cell>
          <table:table-cell office:value-type="float" office:value="87089" calcext:value-type="float">
            <text:p>87089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87085" calcext:value-type="float">
            <text:p>87085</text:p>
          </table:table-cell>
          <table:table-cell office:value-type="float" office:value="87093" calcext:value-type="float">
            <text:p>87093</text:p>
          </table:table-cell>
        </table:table-row>
        <table:table-row table:style-name="ro1">
          <table:table-cell office:value-type="float" office:value="87092" calcext:value-type="float">
            <text:p>87092</text:p>
          </table:table-cell>
          <table:table-cell office:value-type="float" office:value="87088" calcext:value-type="float">
            <text:p>87088</text:p>
          </table:table-cell>
          <table:table-cell office:value-type="float" office:value="87095" calcext:value-type="float">
            <text:p>87095</text:p>
          </table:table-cell>
        </table:table-row>
        <table:table-row table:style-name="ro1">
          <table:table-cell office:value-type="float" office:value="87097" calcext:value-type="float">
            <text:p>87097</text:p>
          </table:table-cell>
          <table:table-cell office:value-type="float" office:value="87092" calcext:value-type="float">
            <text:p>87092</text:p>
          </table:table-cell>
          <table:table-cell office:value-type="float" office:value="87097" calcext:value-type="float">
            <text:p>87097</text:p>
          </table:table-cell>
        </table:table-row>
        <table:table-row table:style-name="ro1">
          <table:table-cell office:value-type="float" office:value="87114" calcext:value-type="float">
            <text:p>87114</text:p>
          </table:table-cell>
          <table:table-cell office:value-type="float" office:value="87096" calcext:value-type="float">
            <text:p>87096</text:p>
          </table:table-cell>
          <table:table-cell office:value-type="float" office:value="87100" calcext:value-type="float">
            <text:p>87100</text:p>
          </table:table-cell>
        </table:table-row>
        <table:table-row table:style-name="ro1">
          <table:table-cell office:value-type="float" office:value="87115" calcext:value-type="float">
            <text:p>87115</text:p>
          </table:table-cell>
          <table:table-cell office:value-type="float" office:value="87101" calcext:value-type="float">
            <text:p>87101</text:p>
          </table:table-cell>
          <table:table-cell office:value-type="float" office:value="87103" calcext:value-type="float">
            <text:p>87103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table:number-columns-repeated="2" office:value-type="float" office:value="87104" calcext:value-type="float">
            <text:p>87104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table:number-columns-repeated="2" office:value-type="float" office:value="87106" calcext:value-type="float">
            <text:p>87106</text:p>
          </table:table-cell>
        </table:table-row>
        <table:table-row table:style-name="ro1">
          <table:table-cell office:value-type="float" office:value="87128" calcext:value-type="float">
            <text:p>87128</text:p>
          </table:table-cell>
          <table:table-cell office:value-type="float" office:value="87111" calcext:value-type="float">
            <text:p>87111</text:p>
          </table:table-cell>
          <table:table-cell office:value-type="float" office:value="87109" calcext:value-type="float">
            <text:p>87109</text:p>
          </table:table-cell>
        </table:table-row>
        <table:table-row table:style-name="ro1">
          <table:table-cell office:value-type="float" office:value="87108" calcext:value-type="float">
            <text:p>87108</text:p>
          </table:table-cell>
          <table:table-cell office:value-type="float" office:value="87113" calcext:value-type="float">
            <text:p>87113</text:p>
          </table:table-cell>
          <table:table-cell office:value-type="float" office:value="87110" calcext:value-type="float">
            <text:p>87110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16" calcext:value-type="float">
            <text:p>87116</text:p>
          </table:table-cell>
          <table:table-cell office:value-type="float" office:value="87112" calcext:value-type="float">
            <text:p>87112</text:p>
          </table:table-cell>
        </table:table-row>
        <table:table-row table:style-name="ro1">
          <table:table-cell office:value-type="float" office:value="87124" calcext:value-type="float">
            <text:p>87124</text:p>
          </table:table-cell>
          <table:table-cell office:value-type="float" office:value="87119" calcext:value-type="float">
            <text:p>87119</text:p>
          </table:table-cell>
          <table:table-cell office:value-type="float" office:value="87114" calcext:value-type="float">
            <text:p>87114</text:p>
          </table:table-cell>
        </table:table-row>
        <table:table-row table:style-name="ro1">
          <table:table-cell office:value-type="float" office:value="87109" calcext:value-type="float">
            <text:p>87109</text:p>
          </table:table-cell>
          <table:table-cell office:value-type="float" office:value="87121" calcext:value-type="float">
            <text:p>87121</text:p>
          </table:table-cell>
          <table:table-cell office:value-type="float" office:value="87115" calcext:value-type="float">
            <text:p>87115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23" calcext:value-type="float">
            <text:p>87123</text:p>
          </table:table-cell>
          <table:table-cell office:value-type="float" office:value="87115" calcext:value-type="float">
            <text:p>87115</text:p>
          </table:table-cell>
        </table:table-row>
        <table:table-row table:style-name="ro1">
          <table:table-cell office:value-type="float" office:value="87118" calcext:value-type="float">
            <text:p>87118</text:p>
          </table:table-cell>
          <table:table-cell office:value-type="float" office:value="87125" calcext:value-type="float">
            <text:p>87125</text:p>
          </table:table-cell>
          <table:table-cell office:value-type="float" office:value="87116" calcext:value-type="float">
            <text:p>87116</text:p>
          </table:table-cell>
        </table:table-row>
        <table:table-row table:style-name="ro1">
          <table:table-cell office:value-type="float" office:value="87106" calcext:value-type="float">
            <text:p>87106</text:p>
          </table:table-cell>
          <table:table-cell office:value-type="float" office:value="87126" calcext:value-type="float">
            <text:p>87126</text:p>
          </table:table-cell>
          <table:table-cell office:value-type="float" office:value="87116" calcext:value-type="float">
            <text:p>87116</text:p>
          </table:table-cell>
        </table:table-row>
        <table:table-row table:style-name="ro1">
          <table:table-cell office:value-type="float" office:value="87121" calcext:value-type="float">
            <text:p>87121</text:p>
          </table:table-cell>
          <table:table-cell office:value-type="float" office:value="87128" calcext:value-type="float">
            <text:p>87128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06" calcext:value-type="float">
            <text:p>87106</text:p>
          </table:table-cell>
          <table:table-cell office:value-type="float" office:value="87129" calcext:value-type="float">
            <text:p>87129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17" calcext:value-type="float">
            <text:p>87117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17" calcext:value-type="float">
            <text:p>87117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21" calcext:value-type="float">
            <text:p>87121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9" calcext:value-type="float">
            <text:p>87119</text:p>
          </table:table-cell>
        </table:table-row>
        <table:table-row table:style-name="ro1">
          <table:table-cell office:value-type="float" office:value="87111" calcext:value-type="float">
            <text:p>87111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20" calcext:value-type="float">
            <text:p>87120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42" calcext:value-type="float">
            <text:p>87142</text:p>
          </table:table-cell>
          <table:table-cell office:value-type="float" office:value="87137" calcext:value-type="float">
            <text:p>87137</text:p>
          </table:table-cell>
          <table:table-cell office:value-type="float" office:value="87121" calcext:value-type="float">
            <text:p>87121</text:p>
          </table:table-cell>
        </table:table-row>
        <table:table-row table:style-name="ro1">
          <table:table-cell office:value-type="float" office:value="87116" calcext:value-type="float">
            <text:p>87116</text:p>
          </table:table-cell>
          <table:table-cell office:value-type="float" office:value="87137" calcext:value-type="float">
            <text:p>87137</text:p>
          </table:table-cell>
          <table:table-cell office:value-type="float" office:value="87120" calcext:value-type="float">
            <text:p>87120</text:p>
          </table:table-cell>
        </table:table-row>
        <table:table-row table:style-name="ro1">
          <table:table-cell office:value-type="float" office:value="87115" calcext:value-type="float">
            <text:p>87115</text:p>
          </table:table-cell>
          <table:table-cell office:value-type="float" office:value="87137" calcext:value-type="float">
            <text:p>87137</text:p>
          </table:table-cell>
          <table:table-cell office:value-type="float" office:value="87120" calcext:value-type="float">
            <text:p>87120</text:p>
          </table:table-cell>
        </table:table-row>
        <table:table-row table:style-name="ro1">
          <table:table-cell office:value-type="float" office:value="87133" calcext:value-type="float">
            <text:p>87133</text:p>
          </table:table-cell>
          <table:table-cell office:value-type="float" office:value="87138" calcext:value-type="float">
            <text:p>87138</text:p>
          </table:table-cell>
          <table:table-cell office:value-type="float" office:value="87121" calcext:value-type="float">
            <text:p>87121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39" calcext:value-type="float">
            <text:p>87139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39" calcext:value-type="float">
            <text:p>87139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40" calcext:value-type="float">
            <text:p>87140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40" calcext:value-type="float">
            <text:p>87140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31" calcext:value-type="float">
            <text:p>87131</text:p>
          </table:table-cell>
          <table:table-cell office:value-type="float" office:value="87141" calcext:value-type="float">
            <text:p>87141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41" calcext:value-type="float">
            <text:p>87141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office:value-type="float" office:value="87139" calcext:value-type="float">
            <text:p>87139</text:p>
          </table:table-cell>
          <table:table-cell office:value-type="float" office:value="87121" calcext:value-type="float">
            <text:p>87121</text:p>
          </table:table-cell>
        </table:table-row>
        <table:table-row table:style-name="ro1">
          <table:table-cell office:value-type="float" office:value="87136" calcext:value-type="float">
            <text:p>87136</text:p>
          </table:table-cell>
          <table:table-cell office:value-type="float" office:value="87140" calcext:value-type="float">
            <text:p>87140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34" calcext:value-type="float">
            <text:p>87134</text:p>
          </table:table-cell>
          <table:table-cell office:value-type="float" office:value="87140" calcext:value-type="float">
            <text:p>87140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39" calcext:value-type="float">
            <text:p>87139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095" calcext:value-type="float">
            <text:p>87095</text:p>
          </table:table-cell>
          <table:table-cell office:value-type="float" office:value="87136" calcext:value-type="float">
            <text:p>87136</text:p>
          </table:table-cell>
          <table:table-cell office:value-type="float" office:value="87119" calcext:value-type="float">
            <text:p>87119</text:p>
          </table:table-cell>
        </table:table-row>
        <table:table-row table:style-name="ro1">
          <table:table-cell office:value-type="float" office:value="87110" calcext:value-type="float">
            <text:p>87110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28" calcext:value-type="float">
            <text:p>87128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16" calcext:value-type="float">
            <text:p>87116</text:p>
          </table:table-cell>
          <table:table-cell office:value-type="float" office:value="87133" calcext:value-type="float">
            <text:p>87133</text:p>
          </table:table-cell>
          <table:table-cell office:value-type="float" office:value="87116" calcext:value-type="float">
            <text:p>87116</text:p>
          </table:table-cell>
        </table:table-row>
        <table:table-row table:style-name="ro1">
          <table:table-cell table:number-columns-repeated="2" office:value-type="float" office:value="87133" calcext:value-type="float">
            <text:p>87133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16" calcext:value-type="float">
            <text:p>87116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6" calcext:value-type="float">
            <text:p>87116</text:p>
          </table:table-cell>
        </table:table-row>
        <table:table-row table:style-name="ro1">
          <table:table-cell office:value-type="float" office:value="87121" calcext:value-type="float">
            <text:p>87121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5" calcext:value-type="float">
            <text:p>87115</text:p>
          </table:table-cell>
        </table:table-row>
        <table:table-row table:style-name="ro1">
          <table:table-cell office:value-type="float" office:value="87120" calcext:value-type="float">
            <text:p>87120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4" calcext:value-type="float">
            <text:p>87114</text:p>
          </table:table-cell>
        </table:table-row>
        <table:table-row table:style-name="ro1">
          <table:table-cell office:value-type="float" office:value="87139" calcext:value-type="float">
            <text:p>87139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5" calcext:value-type="float">
            <text:p>87115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4" calcext:value-type="float">
            <text:p>87114</text:p>
          </table:table-cell>
        </table:table-row>
        <table:table-row table:style-name="ro1">
          <table:table-cell office:value-type="float" office:value="87110" calcext:value-type="float">
            <text:p>87110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2" calcext:value-type="float">
            <text:p>87112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2" calcext:value-type="float">
            <text:p>87112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2" calcext:value-type="float">
            <text:p>87112</text:p>
          </table:table-cell>
        </table:table-row>
        <table:table-row table:style-name="ro1">
          <table:table-cell office:value-type="float" office:value="87141" calcext:value-type="float">
            <text:p>87141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133" calcext:value-type="float">
            <text:p>87133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117" calcext:value-type="float">
            <text:p>87117</text:p>
          </table:table-cell>
          <table:table-cell office:value-type="float" office:value="87129" calcext:value-type="float">
            <text:p>87129</text:p>
          </table:table-cell>
          <table:table-cell office:value-type="float" office:value="87109" calcext:value-type="float">
            <text:p>87109</text:p>
          </table:table-cell>
        </table:table-row>
        <table:table-row table:style-name="ro1">
          <table:table-cell office:value-type="float" office:value="87114" calcext:value-type="float">
            <text:p>87114</text:p>
          </table:table-cell>
          <table:table-cell office:value-type="float" office:value="87128" calcext:value-type="float">
            <text:p>87128</text:p>
          </table:table-cell>
          <table:table-cell office:value-type="float" office:value="87108" calcext:value-type="float">
            <text:p>87108</text:p>
          </table:table-cell>
        </table:table-row>
        <table:table-row table:style-name="ro1">
          <table:table-cell office:value-type="float" office:value="87098" calcext:value-type="float">
            <text:p>87098</text:p>
          </table:table-cell>
          <table:table-cell office:value-type="float" office:value="87125" calcext:value-type="float">
            <text:p>87125</text:p>
          </table:table-cell>
          <table:table-cell office:value-type="float" office:value="87104" calcext:value-type="float">
            <text:p>87104</text:p>
          </table:table-cell>
        </table:table-row>
        <table:table-row table:style-name="ro1">
          <table:table-cell office:value-type="float" office:value="87108" calcext:value-type="float">
            <text:p>87108</text:p>
          </table:table-cell>
          <table:table-cell office:value-type="float" office:value="87124" calcext:value-type="float">
            <text:p>87124</text:p>
          </table:table-cell>
          <table:table-cell office:value-type="float" office:value="87102" calcext:value-type="float">
            <text:p>87102</text:p>
          </table:table-cell>
        </table:table-row>
        <table:table-row table:style-name="ro1">
          <table:table-cell office:value-type="float" office:value="87097" calcext:value-type="float">
            <text:p>87097</text:p>
          </table:table-cell>
          <table:table-cell office:value-type="float" office:value="87121" calcext:value-type="float">
            <text:p>87121</text:p>
          </table:table-cell>
          <table:table-cell office:value-type="float" office:value="87099" calcext:value-type="float">
            <text:p>87099</text:p>
          </table:table-cell>
        </table:table-row>
        <table:table-row table:style-name="ro1">
          <table:table-cell office:value-type="float" office:value="87108" calcext:value-type="float">
            <text:p>87108</text:p>
          </table:table-cell>
          <table:table-cell office:value-type="float" office:value="87120" calcext:value-type="float">
            <text:p>87120</text:p>
          </table:table-cell>
          <table:table-cell office:value-type="float" office:value="87098" calcext:value-type="float">
            <text:p>87098</text:p>
          </table:table-cell>
        </table:table-row>
        <table:table-row table:style-name="ro1">
          <table:table-cell office:value-type="float" office:value="87092" calcext:value-type="float">
            <text:p>87092</text:p>
          </table:table-cell>
          <table:table-cell office:value-type="float" office:value="87117" calcext:value-type="float">
            <text:p>87117</text:p>
          </table:table-cell>
          <table:table-cell office:value-type="float" office:value="87094" calcext:value-type="float">
            <text:p>87094</text:p>
          </table:table-cell>
        </table:table-row>
        <table:table-row table:style-name="ro1">
          <table:table-cell office:value-type="float" office:value="87080" calcext:value-type="float">
            <text:p>87080</text:p>
          </table:table-cell>
          <table:table-cell office:value-type="float" office:value="87113" calcext:value-type="float">
            <text:p>87113</text:p>
          </table:table-cell>
          <table:table-cell office:value-type="float" office:value="87090" calcext:value-type="float">
            <text:p>87090</text:p>
          </table:table-cell>
        </table:table-row>
        <table:table-row table:style-name="ro1">
          <table:table-cell office:value-type="float" office:value="87090" calcext:value-type="float">
            <text:p>87090</text:p>
          </table:table-cell>
          <table:table-cell office:value-type="float" office:value="87110" calcext:value-type="float">
            <text:p>87110</text:p>
          </table:table-cell>
          <table:table-cell office:value-type="float" office:value="87087" calcext:value-type="float">
            <text:p>87087</text:p>
          </table:table-cell>
        </table:table-row>
        <table:table-row table:style-name="ro1">
          <table:table-cell office:value-type="float" office:value="87091" calcext:value-type="float">
            <text:p>87091</text:p>
          </table:table-cell>
          <table:table-cell office:value-type="float" office:value="87108" calcext:value-type="float">
            <text:p>87108</text:p>
          </table:table-cell>
          <table:table-cell office:value-type="float" office:value="87085" calcext:value-type="float">
            <text:p>87085</text:p>
          </table:table-cell>
        </table:table-row>
        <table:table-row table:style-name="ro1">
          <table:table-cell office:value-type="float" office:value="87090" calcext:value-type="float">
            <text:p>87090</text:p>
          </table:table-cell>
          <table:table-cell office:value-type="float" office:value="87105" calcext:value-type="float">
            <text:p>87105</text:p>
          </table:table-cell>
          <table:table-cell office:value-type="float" office:value="87082" calcext:value-type="float">
            <text:p>87082</text:p>
          </table:table-cell>
        </table:table-row>
        <table:table-row table:style-name="ro1">
          <table:table-cell office:value-type="float" office:value="87111" calcext:value-type="float">
            <text:p>87111</text:p>
          </table:table-cell>
          <table:table-cell office:value-type="float" office:value="87105" calcext:value-type="float">
            <text:p>87105</text:p>
          </table:table-cell>
          <table:table-cell office:value-type="float" office:value="87082" calcext:value-type="float">
            <text:p>87082</text:p>
          </table:table-cell>
        </table:table-row>
        <table:table-row table:style-name="ro1">
          <table:table-cell office:value-type="float" office:value="87068" calcext:value-type="float">
            <text:p>87068</text:p>
          </table:table-cell>
          <table:table-cell office:value-type="float" office:value="87101" calcext:value-type="float">
            <text:p>87101</text:p>
          </table:table-cell>
          <table:table-cell office:value-type="float" office:value="87078" calcext:value-type="float">
            <text:p>87078</text:p>
          </table:table-cell>
        </table:table-row>
        <table:table-row table:style-name="ro1">
          <table:table-cell office:value-type="float" office:value="87060" calcext:value-type="float">
            <text:p>87060</text:p>
          </table:table-cell>
          <table:table-cell office:value-type="float" office:value="87096" calcext:value-type="float">
            <text:p>87096</text:p>
          </table:table-cell>
          <table:table-cell office:value-type="float" office:value="87073" calcext:value-type="float">
            <text:p>87073</text:p>
          </table:table-cell>
        </table:table-row>
        <table:table-row table:style-name="ro1">
          <table:table-cell office:value-type="float" office:value="87050" calcext:value-type="float">
            <text:p>87050</text:p>
          </table:table-cell>
          <table:table-cell office:value-type="float" office:value="87091" calcext:value-type="float">
            <text:p>87091</text:p>
          </table:table-cell>
          <table:table-cell office:value-type="float" office:value="87068" calcext:value-type="float">
            <text:p>87068</text:p>
          </table:table-cell>
        </table:table-row>
        <table:table-row table:style-name="ro1">
          <table:table-cell office:value-type="float" office:value="87066" calcext:value-type="float">
            <text:p>87066</text:p>
          </table:table-cell>
          <table:table-cell office:value-type="float" office:value="87087" calcext:value-type="float">
            <text:p>87087</text:p>
          </table:table-cell>
          <table:table-cell office:value-type="float" office:value="87065" calcext:value-type="float">
            <text:p>87065</text:p>
          </table:table-cell>
        </table:table-row>
        <table:table-row table:style-name="ro1">
          <table:table-cell office:value-type="float" office:value="87056" calcext:value-type="float">
            <text:p>87056</text:p>
          </table:table-cell>
          <table:table-cell office:value-type="float" office:value="87083" calcext:value-type="float">
            <text:p>87083</text:p>
          </table:table-cell>
          <table:table-cell office:value-type="float" office:value="87061" calcext:value-type="float">
            <text:p>87061</text:p>
          </table:table-cell>
        </table:table-row>
        <table:table-row table:style-name="ro1">
          <table:table-cell office:value-type="float" office:value="87047" calcext:value-type="float">
            <text:p>87047</text:p>
          </table:table-cell>
          <table:table-cell office:value-type="float" office:value="87078" calcext:value-type="float">
            <text:p>87078</text:p>
          </table:table-cell>
          <table:table-cell office:value-type="float" office:value="87056" calcext:value-type="float">
            <text:p>87056</text:p>
          </table:table-cell>
        </table:table-row>
        <table:table-row table:style-name="ro1">
          <table:table-cell office:value-type="float" office:value="87050" calcext:value-type="float">
            <text:p>87050</text:p>
          </table:table-cell>
          <table:table-cell office:value-type="float" office:value="87074" calcext:value-type="float">
            <text:p>87074</text:p>
          </table:table-cell>
          <table:table-cell office:value-type="float" office:value="87052" calcext:value-type="float">
            <text:p>87052</text:p>
          </table:table-cell>
        </table:table-row>
        <table:table-row table:style-name="ro1">
          <table:table-cell office:value-type="float" office:value="87028" calcext:value-type="float">
            <text:p>87028</text:p>
          </table:table-cell>
          <table:table-cell office:value-type="float" office:value="87068" calcext:value-type="float">
            <text:p>87068</text:p>
          </table:table-cell>
          <table:table-cell office:value-type="float" office:value="87047" calcext:value-type="float">
            <text:p>87047</text:p>
          </table:table-cell>
        </table:table-row>
        <table:table-row table:style-name="ro1">
          <table:table-cell office:value-type="float" office:value="87045" calcext:value-type="float">
            <text:p>87045</text:p>
          </table:table-cell>
          <table:table-cell office:value-type="float" office:value="87064" calcext:value-type="float">
            <text:p>87064</text:p>
          </table:table-cell>
          <table:table-cell office:value-type="float" office:value="87044" calcext:value-type="float">
            <text:p>87044</text:p>
          </table:table-cell>
        </table:table-row>
        <table:table-row table:style-name="ro1">
          <table:table-cell office:value-type="float" office:value="87026" calcext:value-type="float">
            <text:p>87026</text:p>
          </table:table-cell>
          <table:table-cell office:value-type="float" office:value="87058" calcext:value-type="float">
            <text:p>87058</text:p>
          </table:table-cell>
          <table:table-cell office:value-type="float" office:value="87039" calcext:value-type="float">
            <text:p>87039</text:p>
          </table:table-cell>
        </table:table-row>
        <table:table-row table:style-name="ro1">
          <table:table-cell office:value-type="float" office:value="87019" calcext:value-type="float">
            <text:p>87019</text:p>
          </table:table-cell>
          <table:table-cell office:value-type="float" office:value="87052" calcext:value-type="float">
            <text:p>87052</text:p>
          </table:table-cell>
          <table:table-cell office:value-type="float" office:value="87034" calcext:value-type="float">
            <text:p>87034</text:p>
          </table:table-cell>
        </table:table-row>
        <table:table-row table:style-name="ro1">
          <table:table-cell office:value-type="float" office:value="87007" calcext:value-type="float">
            <text:p>87007</text:p>
          </table:table-cell>
          <table:table-cell office:value-type="float" office:value="87046" calcext:value-type="float">
            <text:p>87046</text:p>
          </table:table-cell>
          <table:table-cell office:value-type="float" office:value="87028" calcext:value-type="float">
            <text:p>87028</text:p>
          </table:table-cell>
        </table:table-row>
        <table:table-row table:style-name="ro1">
          <table:table-cell office:value-type="float" office:value="87029" calcext:value-type="float">
            <text:p>87029</text:p>
          </table:table-cell>
          <table:table-cell office:value-type="float" office:value="87042" calcext:value-type="float">
            <text:p>87042</text:p>
          </table:table-cell>
          <table:table-cell office:value-type="float" office:value="87025" calcext:value-type="float">
            <text:p>87025</text:p>
          </table:table-cell>
        </table:table-row>
        <table:table-row table:style-name="ro1">
          <table:table-cell office:value-type="float" office:value="87022" calcext:value-type="float">
            <text:p>87022</text:p>
          </table:table-cell>
          <table:table-cell office:value-type="float" office:value="87037" calcext:value-type="float">
            <text:p>87037</text:p>
          </table:table-cell>
          <table:table-cell office:value-type="float" office:value="87021" calcext:value-type="float">
            <text:p>87021</text:p>
          </table:table-cell>
        </table:table-row>
        <table:table-row table:style-name="ro1">
          <table:table-cell office:value-type="float" office:value="87008" calcext:value-type="float">
            <text:p>87008</text:p>
          </table:table-cell>
          <table:table-cell office:value-type="float" office:value="87032" calcext:value-type="float">
            <text:p>87032</text:p>
          </table:table-cell>
          <table:table-cell office:value-type="float" office:value="87017" calcext:value-type="float">
            <text:p>87017</text:p>
          </table:table-cell>
        </table:table-row>
        <table:table-row table:style-name="ro1">
          <table:table-cell office:value-type="float" office:value="87009" calcext:value-type="float">
            <text:p>87009</text:p>
          </table:table-cell>
          <table:table-cell office:value-type="float" office:value="87027" calcext:value-type="float">
            <text:p>87027</text:p>
          </table:table-cell>
          <table:table-cell office:value-type="float" office:value="87013" calcext:value-type="float">
            <text:p>87013</text:p>
          </table:table-cell>
        </table:table-row>
        <table:table-row table:style-name="ro1">
          <table:table-cell office:value-type="float" office:value="87001" calcext:value-type="float">
            <text:p>87001</text:p>
          </table:table-cell>
          <table:table-cell office:value-type="float" office:value="87022" calcext:value-type="float">
            <text:p>87022</text:p>
          </table:table-cell>
          <table:table-cell office:value-type="float" office:value="87009" calcext:value-type="float">
            <text:p>87009</text:p>
          </table:table-cell>
        </table:table-row>
        <table:table-row table:style-name="ro1">
          <table:table-cell office:value-type="float" office:value="86992" calcext:value-type="float">
            <text:p>86992</text:p>
          </table:table-cell>
          <table:table-cell office:value-type="float" office:value="87016" calcext:value-type="float">
            <text:p>87016</text:p>
          </table:table-cell>
          <table:table-cell office:value-type="float" office:value="87004" calcext:value-type="float">
            <text:p>87004</text:p>
          </table:table-cell>
        </table:table-row>
        <table:table-row table:style-name="ro1">
          <table:table-cell office:value-type="float" office:value="87015" calcext:value-type="float">
            <text:p>87015</text:p>
          </table:table-cell>
          <table:table-cell office:value-type="float" office:value="87013" calcext:value-type="float">
            <text:p>87013</text:p>
          </table:table-cell>
          <table:table-cell office:value-type="float" office:value="87003" calcext:value-type="float">
            <text:p>87003</text:p>
          </table:table-cell>
        </table:table-row>
        <table:table-row table:style-name="ro1">
          <table:table-cell office:value-type="float" office:value="86991" calcext:value-type="float">
            <text:p>86991</text:p>
          </table:table-cell>
          <table:table-cell office:value-type="float" office:value="87008" calcext:value-type="float">
            <text:p>87008</text:p>
          </table:table-cell>
          <table:table-cell office:value-type="float" office:value="86999" calcext:value-type="float">
            <text:p>86999</text:p>
          </table:table-cell>
        </table:table-row>
        <table:table-row table:style-name="ro1">
          <table:table-cell office:value-type="float" office:value="86987" calcext:value-type="float">
            <text:p>86987</text:p>
          </table:table-cell>
          <table:table-cell office:value-type="float" office:value="87003" calcext:value-type="float">
            <text:p>87003</text:p>
          </table:table-cell>
          <table:table-cell office:value-type="float" office:value="86994" calcext:value-type="float">
            <text:p>86994</text:p>
          </table:table-cell>
        </table:table-row>
        <table:table-row table:style-name="ro1">
          <table:table-cell office:value-type="float" office:value="87011" calcext:value-type="float">
            <text:p>87011</text:p>
          </table:table-cell>
          <table:table-cell office:value-type="float" office:value="87000" calcext:value-type="float">
            <text:p>87000</text:p>
          </table:table-cell>
          <table:table-cell office:value-type="float" office:value="86993" calcext:value-type="float">
            <text:p>86993</text:p>
          </table:table-cell>
        </table:table-row>
        <table:table-row table:style-name="ro1">
          <table:table-cell office:value-type="float" office:value="86977" calcext:value-type="float">
            <text:p>86977</text:p>
          </table:table-cell>
          <table:table-cell office:value-type="float" office:value="86995" calcext:value-type="float">
            <text:p>86995</text:p>
          </table:table-cell>
          <table:table-cell office:value-type="float" office:value="86989" calcext:value-type="float">
            <text:p>86989</text:p>
          </table:table-cell>
        </table:table-row>
        <table:table-row table:style-name="ro1">
          <table:table-cell office:value-type="float" office:value="86981" calcext:value-type="float">
            <text:p>86981</text:p>
          </table:table-cell>
          <table:table-cell office:value-type="float" office:value="86990" calcext:value-type="float">
            <text:p>86990</text:p>
          </table:table-cell>
          <table:table-cell office:value-type="float" office:value="86986" calcext:value-type="float">
            <text:p>86986</text:p>
          </table:table-cell>
        </table:table-row>
        <table:table-row table:style-name="ro1">
          <table:table-cell office:value-type="float" office:value="86995" calcext:value-type="float">
            <text:p>86995</text:p>
          </table:table-cell>
          <table:table-cell office:value-type="float" office:value="86988" calcext:value-type="float">
            <text:p>86988</text:p>
          </table:table-cell>
          <table:table-cell office:value-type="float" office:value="86984" calcext:value-type="float">
            <text:p>86984</text:p>
          </table:table-cell>
        </table:table-row>
        <table:table-row table:style-name="ro1">
          <table:table-cell office:value-type="float" office:value="86976" calcext:value-type="float">
            <text:p>86976</text:p>
          </table:table-cell>
          <table:table-cell office:value-type="float" office:value="86983" calcext:value-type="float">
            <text:p>86983</text:p>
          </table:table-cell>
          <table:table-cell office:value-type="float" office:value="86981" calcext:value-type="float">
            <text:p>86981</text:p>
          </table:table-cell>
        </table:table-row>
        <table:table-row table:style-name="ro1">
          <table:table-cell office:value-type="float" office:value="86994" calcext:value-type="float">
            <text:p>86994</text:p>
          </table:table-cell>
          <table:table-cell office:value-type="float" office:value="86981" calcext:value-type="float">
            <text:p>86981</text:p>
          </table:table-cell>
          <table:table-cell office:value-type="float" office:value="86980" calcext:value-type="float">
            <text:p>86980</text:p>
          </table:table-cell>
        </table:table-row>
        <table:table-row table:style-name="ro1">
          <table:table-cell office:value-type="float" office:value="86962" calcext:value-type="float">
            <text:p>86962</text:p>
          </table:table-cell>
          <table:table-cell table:number-columns-repeated="2" office:value-type="float" office:value="86976" calcext:value-type="float">
            <text:p>86976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office:value-type="float" office:value="86971" calcext:value-type="float">
            <text:p>86971</text:p>
          </table:table-cell>
          <table:table-cell office:value-type="float" office:value="86972" calcext:value-type="float">
            <text:p>86972</text:p>
          </table:table-cell>
        </table:table-row>
        <table:table-row table:style-name="ro1">
          <table:table-cell office:value-type="float" office:value="86960" calcext:value-type="float">
            <text:p>86960</text:p>
          </table:table-cell>
          <table:table-cell office:value-type="float" office:value="86967" calcext:value-type="float">
            <text:p>86967</text:p>
          </table:table-cell>
          <table:table-cell office:value-type="float" office:value="86969" calcext:value-type="float">
            <text:p>86969</text:p>
          </table:table-cell>
        </table:table-row>
        <table:table-row table:style-name="ro1">
          <table:table-cell office:value-type="float" office:value="86976" calcext:value-type="float">
            <text:p>86976</text:p>
          </table:table-cell>
          <table:table-cell office:value-type="float" office:value="86964" calcext:value-type="float">
            <text:p>86964</text:p>
          </table:table-cell>
          <table:table-cell office:value-type="float" office:value="86967" calcext:value-type="float">
            <text:p>86967</text:p>
          </table:table-cell>
        </table:table-row>
        <table:table-row table:style-name="ro1">
          <table:table-cell office:value-type="float" office:value="86966" calcext:value-type="float">
            <text:p>86966</text:p>
          </table:table-cell>
          <table:table-cell office:value-type="float" office:value="86961" calcext:value-type="float">
            <text:p>86961</text:p>
          </table:table-cell>
          <table:table-cell office:value-type="float" office:value="86965" calcext:value-type="float">
            <text:p>86965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office:value-type="float" office:value="86957" calcext:value-type="float">
            <text:p>86957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44" calcext:value-type="float">
            <text:p>86944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office:value-type="float" office:value="86950" calcext:value-type="float">
            <text:p>86950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33" calcext:value-type="float">
            <text:p>86933</text:p>
          </table:table-cell>
          <table:table-cell office:value-type="float" office:value="86945" calcext:value-type="float">
            <text:p>86945</text:p>
          </table:table-cell>
          <table:table-cell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71" calcext:value-type="float">
            <text:p>86971</text:p>
          </table:table-cell>
          <table:table-cell office:value-type="float" office:value="86944" calcext:value-type="float">
            <text:p>86944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34" calcext:value-type="float">
            <text:p>86934</text:p>
          </table:table-cell>
          <table:table-cell office:value-type="float" office:value="86940" calcext:value-type="float">
            <text:p>86940</text:p>
          </table:table-cell>
          <table:table-cell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64" calcext:value-type="float">
            <text:p>86964</text:p>
          </table:table-cell>
          <table:table-cell office:value-type="float" office:value="86939" calcext:value-type="float">
            <text:p>86939</text:p>
          </table:table-cell>
          <table:table-cell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office:value-type="float" office:value="86937" calcext:value-type="float">
            <text:p>86937</text:p>
          </table:table-cell>
          <table:table-cell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48" calcext:value-type="float">
            <text:p>86948</text:p>
          </table:table-cell>
          <table:table-cell office:value-type="float" office:value="86935" calcext:value-type="float">
            <text:p>86935</text:p>
          </table:table-cell>
          <table:table-cell office:value-type="float" office:value="86947" calcext:value-type="float">
            <text:p>86947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office:value-type="float" office:value="86934" calcext:value-type="float">
            <text:p>86934</text:p>
          </table:table-cell>
          <table:table-cell office:value-type="float" office:value="86947" calcext:value-type="float">
            <text:p>86947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office:value-type="float" office:value="86933" calcext:value-type="float">
            <text:p>86933</text:p>
          </table:table-cell>
          <table:table-cell office:value-type="float" office:value="86947" calcext:value-type="float">
            <text:p>86947</text:p>
          </table:table-cell>
        </table:table-row>
        <table:table-row table:style-name="ro1">
          <table:table-cell office:value-type="float" office:value="86939" calcext:value-type="float">
            <text:p>86939</text:p>
          </table:table-cell>
          <table:table-cell office:value-type="float" office:value="86931" calcext:value-type="float">
            <text:p>86931</text:p>
          </table:table-cell>
          <table:table-cell office:value-type="float" office:value="86945" calcext:value-type="float">
            <text:p>86945</text:p>
          </table:table-cell>
        </table:table-row>
        <table:table-row table:style-name="ro1">
          <table:table-cell office:value-type="float" office:value="86930" calcext:value-type="float">
            <text:p>86930</text:p>
          </table:table-cell>
          <table:table-cell office:value-type="float" office:value="86928" calcext:value-type="float">
            <text:p>86928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24" calcext:value-type="float">
            <text:p>86924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0" calcext:value-type="float">
            <text:p>86940</text:p>
          </table:table-cell>
        </table:table-row>
        <table:table-row table:style-name="ro1">
          <table:table-cell office:value-type="float" office:value="86943" calcext:value-type="float">
            <text:p>86943</text:p>
          </table:table-cell>
          <table:table-cell office:value-type="float" office:value="86924" calcext:value-type="float">
            <text:p>86924</text:p>
          </table:table-cell>
          <table:table-cell office:value-type="float" office:value="86939" calcext:value-type="float">
            <text:p>86939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office:value-type="float" office:value="86923" calcext:value-type="float">
            <text:p>86923</text:p>
          </table:table-cell>
          <table:table-cell office:value-type="float" office:value="86939" calcext:value-type="float">
            <text:p>86939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22" calcext:value-type="float">
            <text:p>86922</text:p>
          </table:table-cell>
          <table:table-cell office:value-type="float" office:value="86939" calcext:value-type="float">
            <text:p>86939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22" calcext:value-type="float">
            <text:p>86922</text:p>
          </table:table-cell>
          <table:table-cell office:value-type="float" office:value="86939" calcext:value-type="float">
            <text:p>86939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23" calcext:value-type="float">
            <text:p>86923</text:p>
          </table:table-cell>
          <table:table-cell office:value-type="float" office:value="86939" calcext:value-type="float">
            <text:p>86939</text:p>
          </table:table-cell>
        </table:table-row>
        <table:table-row table:style-name="ro1">
          <table:table-cell office:value-type="float" office:value="86941" calcext:value-type="float">
            <text:p>86941</text:p>
          </table:table-cell>
          <table:table-cell office:value-type="float" office:value="86922" calcext:value-type="float">
            <text:p>86922</text:p>
          </table:table-cell>
          <table:table-cell office:value-type="float" office:value="86939" calcext:value-type="float">
            <text:p>86939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22" calcext:value-type="float">
            <text:p>86922</text:p>
          </table:table-cell>
          <table:table-cell office:value-type="float" office:value="86939" calcext:value-type="float">
            <text:p>86939</text:p>
          </table:table-cell>
        </table:table-row>
        <table:table-row table:style-name="ro1">
          <table:table-cell office:value-type="float" office:value="86912" calcext:value-type="float">
            <text:p>86912</text:p>
          </table:table-cell>
          <table:table-cell office:value-type="float" office:value="86919" calcext:value-type="float">
            <text:p>86919</text:p>
          </table:table-cell>
          <table:table-cell office:value-type="float" office:value="86936" calcext:value-type="float">
            <text:p>86936</text:p>
          </table:table-cell>
        </table:table-row>
        <table:table-row table:style-name="ro1">
          <table:table-cell office:value-type="float" office:value="86931" calcext:value-type="float">
            <text:p>86931</text:p>
          </table:table-cell>
          <table:table-cell office:value-type="float" office:value="86918" calcext:value-type="float">
            <text:p>86918</text:p>
          </table:table-cell>
          <table:table-cell office:value-type="float" office:value="86935" calcext:value-type="float">
            <text:p>86935</text:p>
          </table:table-cell>
        </table:table-row>
        <table:table-row table:style-name="ro1">
          <table:table-cell office:value-type="float" office:value="86923" calcext:value-type="float">
            <text:p>86923</text:p>
          </table:table-cell>
          <table:table-cell office:value-type="float" office:value="86916" calcext:value-type="float">
            <text:p>86916</text:p>
          </table:table-cell>
          <table:table-cell office:value-type="float" office:value="86933" calcext:value-type="float">
            <text:p>86933</text:p>
          </table:table-cell>
        </table:table-row>
        <table:table-row table:style-name="ro1">
          <table:table-cell office:value-type="float" office:value="86928" calcext:value-type="float">
            <text:p>86928</text:p>
          </table:table-cell>
          <table:table-cell office:value-type="float" office:value="86915" calcext:value-type="float">
            <text:p>86915</text:p>
          </table:table-cell>
          <table:table-cell office:value-type="float" office:value="86932" calcext:value-type="float">
            <text:p>86932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office:value-type="float" office:value="86916" calcext:value-type="float">
            <text:p>86916</text:p>
          </table:table-cell>
          <table:table-cell office:value-type="float" office:value="86933" calcext:value-type="float">
            <text:p>86933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office:value-type="float" office:value="86917" calcext:value-type="float">
            <text:p>86917</text:p>
          </table:table-cell>
          <table:table-cell office:value-type="float" office:value="86934" calcext:value-type="float">
            <text:p>86934</text:p>
          </table:table-cell>
        </table:table-row>
        <table:table-row table:style-name="ro1">
          <table:table-cell office:value-type="float" office:value="86937" calcext:value-type="float">
            <text:p>86937</text:p>
          </table:table-cell>
          <table:table-cell office:value-type="float" office:value="86917" calcext:value-type="float">
            <text:p>86917</text:p>
          </table:table-cell>
          <table:table-cell office:value-type="float" office:value="86934" calcext:value-type="float">
            <text:p>86934</text:p>
          </table:table-cell>
        </table:table-row>
        <table:table-row table:style-name="ro1">
          <table:table-cell office:value-type="float" office:value="86929" calcext:value-type="float">
            <text:p>86929</text:p>
          </table:table-cell>
          <table:table-cell office:value-type="float" office:value="86917" calcext:value-type="float">
            <text:p>86917</text:p>
          </table:table-cell>
          <table:table-cell office:value-type="float" office:value="86933" calcext:value-type="float">
            <text:p>86933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office:value-type="float" office:value="86918" calcext:value-type="float">
            <text:p>86918</text:p>
          </table:table-cell>
          <table:table-cell office:value-type="float" office:value="86934" calcext:value-type="float">
            <text:p>86934</text:p>
          </table:table-cell>
        </table:table-row>
        <table:table-row table:style-name="ro1">
          <table:table-cell office:value-type="float" office:value="86918" calcext:value-type="float">
            <text:p>86918</text:p>
          </table:table-cell>
          <table:table-cell office:value-type="float" office:value="86917" calcext:value-type="float">
            <text:p>86917</text:p>
          </table:table-cell>
          <table:table-cell office:value-type="float" office:value="86933" calcext:value-type="float">
            <text:p>86933</text:p>
          </table:table-cell>
        </table:table-row>
        <table:table-row table:style-name="ro1">
          <table:table-cell office:value-type="float" office:value="86920" calcext:value-type="float">
            <text:p>86920</text:p>
          </table:table-cell>
          <table:table-cell office:value-type="float" office:value="86916" calcext:value-type="float">
            <text:p>86916</text:p>
          </table:table-cell>
          <table:table-cell office:value-type="float" office:value="86931" calcext:value-type="float">
            <text:p>86931</text:p>
          </table:table-cell>
        </table:table-row>
        <table:table-row table:style-name="ro1">
          <table:table-cell office:value-type="float" office:value="86927" calcext:value-type="float">
            <text:p>86927</text:p>
          </table:table-cell>
          <table:table-cell office:value-type="float" office:value="86915" calcext:value-type="float">
            <text:p>86915</text:p>
          </table:table-cell>
          <table:table-cell office:value-type="float" office:value="86931" calcext:value-type="float">
            <text:p>86931</text:p>
          </table:table-cell>
        </table:table-row>
        <table:table-row table:style-name="ro1">
          <table:table-cell office:value-type="float" office:value="86974" calcext:value-type="float">
            <text:p>86974</text:p>
          </table:table-cell>
          <table:table-cell office:value-type="float" office:value="86919" calcext:value-type="float">
            <text:p>86919</text:p>
          </table:table-cell>
          <table:table-cell office:value-type="float" office:value="86935" calcext:value-type="float">
            <text:p>86935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22" calcext:value-type="float">
            <text:p>86922</text:p>
          </table:table-cell>
          <table:table-cell office:value-type="float" office:value="86938" calcext:value-type="float">
            <text:p>86938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0" calcext:value-type="float">
            <text:p>86940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office:value-type="float" office:value="86926" calcext:value-type="float">
            <text:p>86926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office:value-type="float" office:value="86928" calcext:value-type="float">
            <text:p>86928</text:p>
          </table:table-cell>
          <table:table-cell office:value-type="float" office:value="86945" calcext:value-type="float">
            <text:p>86945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office:value-type="float" office:value="86929" calcext:value-type="float">
            <text:p>86929</text:p>
          </table:table-cell>
          <table:table-cell office:value-type="float" office:value="86947" calcext:value-type="float">
            <text:p>86947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office:value-type="float" office:value="86931" calcext:value-type="float">
            <text:p>86931</text:p>
          </table:table-cell>
          <table:table-cell office:value-type="float" office:value="86948" calcext:value-type="float">
            <text:p>86948</text:p>
          </table:table-cell>
        </table:table-row>
        <table:table-row table:style-name="ro1">
          <table:table-cell office:value-type="float" office:value="86967" calcext:value-type="float">
            <text:p>86967</text:p>
          </table:table-cell>
          <table:table-cell office:value-type="float" office:value="86934" calcext:value-type="float">
            <text:p>86934</text:p>
          </table:table-cell>
          <table:table-cell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office:value-type="float" office:value="86936" calcext:value-type="float">
            <text:p>86936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office:value-type="float" office:value="86937" calcext:value-type="float">
            <text:p>86937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44" calcext:value-type="float">
            <text:p>86944</text:p>
          </table:table-cell>
          <table:table-cell office:value-type="float" office:value="86937" calcext:value-type="float">
            <text:p>86937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62" calcext:value-type="float">
            <text:p>86962</text:p>
          </table:table-cell>
          <table:table-cell office:value-type="float" office:value="86940" calcext:value-type="float">
            <text:p>86940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office:value-type="float" office:value="86941" calcext:value-type="float">
            <text:p>86941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72" calcext:value-type="float">
            <text:p>86972</text:p>
          </table:table-cell>
          <table:table-cell office:value-type="float" office:value="86944" calcext:value-type="float">
            <text:p>86944</text:p>
          </table:table-cell>
          <table:table-cell office:value-type="float" office:value="86964" calcext:value-type="float">
            <text:p>86964</text:p>
          </table:table-cell>
        </table:table-row>
        <table:table-row table:style-name="ro1">
          <table:table-cell office:value-type="float" office:value="86962" calcext:value-type="float">
            <text:p>86962</text:p>
          </table:table-cell>
          <table:table-cell office:value-type="float" office:value="86945" calcext:value-type="float">
            <text:p>86945</text:p>
          </table:table-cell>
          <table:table-cell office:value-type="float" office:value="86967" calcext:value-type="float">
            <text:p>86967</text:p>
          </table:table-cell>
        </table:table-row>
        <table:table-row table:style-name="ro1">
          <table:table-cell office:value-type="float" office:value="86966" calcext:value-type="float">
            <text:p>86966</text:p>
          </table:table-cell>
          <table:table-cell office:value-type="float" office:value="86948" calcext:value-type="float">
            <text:p>86948</text:p>
          </table:table-cell>
          <table:table-cell office:value-type="float" office:value="86969" calcext:value-type="float">
            <text:p>86969</text:p>
          </table:table-cell>
        </table:table-row>
        <table:table-row table:style-name="ro1">
          <table:table-cell office:value-type="float" office:value="86973" calcext:value-type="float">
            <text:p>86973</text:p>
          </table:table-cell>
          <table:table-cell office:value-type="float" office:value="86950" calcext:value-type="float">
            <text:p>86950</text:p>
          </table:table-cell>
          <table:table-cell office:value-type="float" office:value="86972" calcext:value-type="float">
            <text:p>86972</text:p>
          </table:table-cell>
        </table:table-row>
        <table:table-row table:style-name="ro1">
          <table:table-cell office:value-type="float" office:value="86966" calcext:value-type="float">
            <text:p>86966</text:p>
          </table:table-cell>
          <table:table-cell office:value-type="float" office:value="86952" calcext:value-type="float">
            <text:p>86952</text:p>
          </table:table-cell>
          <table:table-cell office:value-type="float" office:value="86975" calcext:value-type="float">
            <text:p>86975</text:p>
          </table:table-cell>
        </table:table-row>
        <table:table-row table:style-name="ro1">
          <table:table-cell office:value-type="float" office:value="86984" calcext:value-type="float">
            <text:p>86984</text:p>
          </table:table-cell>
          <table:table-cell office:value-type="float" office:value="86956" calcext:value-type="float">
            <text:p>86956</text:p>
          </table:table-cell>
          <table:table-cell office:value-type="float" office:value="86979" calcext:value-type="float">
            <text:p>86979</text:p>
          </table:table-cell>
        </table:table-row>
        <table:table-row table:style-name="ro1">
          <table:table-cell office:value-type="float" office:value="87004" calcext:value-type="float">
            <text:p>87004</text:p>
          </table:table-cell>
          <table:table-cell office:value-type="float" office:value="86961" calcext:value-type="float">
            <text:p>86961</text:p>
          </table:table-cell>
          <table:table-cell office:value-type="float" office:value="86984" calcext:value-type="float">
            <text:p>86984</text:p>
          </table:table-cell>
        </table:table-row>
        <table:table-row table:style-name="ro1">
          <table:table-cell office:value-type="float" office:value="86984" calcext:value-type="float">
            <text:p>86984</text:p>
          </table:table-cell>
          <table:table-cell office:value-type="float" office:value="86964" calcext:value-type="float">
            <text:p>86964</text:p>
          </table:table-cell>
          <table:table-cell office:value-type="float" office:value="86988" calcext:value-type="float">
            <text:p>86988</text:p>
          </table:table-cell>
        </table:table-row>
        <table:table-row table:style-name="ro1">
          <table:table-cell office:value-type="float" office:value="86978" calcext:value-type="float">
            <text:p>86978</text:p>
          </table:table-cell>
          <table:table-cell office:value-type="float" office:value="86966" calcext:value-type="float">
            <text:p>86966</text:p>
          </table:table-cell>
          <table:table-cell office:value-type="float" office:value="86990" calcext:value-type="float">
            <text:p>86990</text:p>
          </table:table-cell>
        </table:table-row>
        <table:table-row table:style-name="ro1">
          <table:table-cell office:value-type="float" office:value="87007" calcext:value-type="float">
            <text:p>87007</text:p>
          </table:table-cell>
          <table:table-cell office:value-type="float" office:value="86971" calcext:value-type="float">
            <text:p>86971</text:p>
          </table:table-cell>
          <table:table-cell office:value-type="float" office:value="86995" calcext:value-type="float">
            <text:p>86995</text:p>
          </table:table-cell>
        </table:table-row>
        <table:table-row table:style-name="ro1">
          <table:table-cell office:value-type="float" office:value="87017" calcext:value-type="float">
            <text:p>87017</text:p>
          </table:table-cell>
          <table:table-cell office:value-type="float" office:value="86976" calcext:value-type="float">
            <text:p>86976</text:p>
          </table:table-cell>
          <table:table-cell office:value-type="float" office:value="87001" calcext:value-type="float">
            <text:p>87001</text:p>
          </table:table-cell>
        </table:table-row>
        <table:table-row table:style-name="ro1">
          <table:table-cell office:value-type="float" office:value="86993" calcext:value-type="float">
            <text:p>86993</text:p>
          </table:table-cell>
          <table:table-cell office:value-type="float" office:value="86979" calcext:value-type="float">
            <text:p>86979</text:p>
          </table:table-cell>
          <table:table-cell office:value-type="float" office:value="87005" calcext:value-type="float">
            <text:p>87005</text:p>
          </table:table-cell>
        </table:table-row>
        <table:table-row table:style-name="ro1">
          <table:table-cell office:value-type="float" office:value="87001" calcext:value-type="float">
            <text:p>87001</text:p>
          </table:table-cell>
          <table:table-cell office:value-type="float" office:value="86983" calcext:value-type="float">
            <text:p>86983</text:p>
          </table:table-cell>
          <table:table-cell office:value-type="float" office:value="87008" calcext:value-type="float">
            <text:p>87008</text:p>
          </table:table-cell>
        </table:table-row>
        <table:table-row table:style-name="ro1">
          <table:table-cell office:value-type="float" office:value="87003" calcext:value-type="float">
            <text:p>87003</text:p>
          </table:table-cell>
          <table:table-cell office:value-type="float" office:value="86986" calcext:value-type="float">
            <text:p>86986</text:p>
          </table:table-cell>
          <table:table-cell office:value-type="float" office:value="87012" calcext:value-type="float">
            <text:p>87012</text:p>
          </table:table-cell>
        </table:table-row>
        <table:table-row table:style-name="ro1">
          <table:table-cell office:value-type="float" office:value="87027" calcext:value-type="float">
            <text:p>87027</text:p>
          </table:table-cell>
          <table:table-cell office:value-type="float" office:value="86991" calcext:value-type="float">
            <text:p>86991</text:p>
          </table:table-cell>
          <table:table-cell office:value-type="float" office:value="87017" calcext:value-type="float">
            <text:p>87017</text:p>
          </table:table-cell>
        </table:table-row>
        <table:table-row table:style-name="ro1">
          <table:table-cell office:value-type="float" office:value="87026" calcext:value-type="float">
            <text:p>87026</text:p>
          </table:table-cell>
          <table:table-cell office:value-type="float" office:value="86996" calcext:value-type="float">
            <text:p>86996</text:p>
          </table:table-cell>
          <table:table-cell office:value-type="float" office:value="87023" calcext:value-type="float">
            <text:p>87023</text:p>
          </table:table-cell>
        </table:table-row>
        <table:table-row table:style-name="ro1">
          <table:table-cell office:value-type="float" office:value="87023" calcext:value-type="float">
            <text:p>87023</text:p>
          </table:table-cell>
          <table:table-cell office:value-type="float" office:value="87001" calcext:value-type="float">
            <text:p>87001</text:p>
          </table:table-cell>
          <table:table-cell office:value-type="float" office:value="87027" calcext:value-type="float">
            <text:p>87027</text:p>
          </table:table-cell>
        </table:table-row>
        <table:table-row table:style-name="ro1">
          <table:table-cell office:value-type="float" office:value="87051" calcext:value-type="float">
            <text:p>87051</text:p>
          </table:table-cell>
          <table:table-cell office:value-type="float" office:value="87007" calcext:value-type="float">
            <text:p>87007</text:p>
          </table:table-cell>
          <table:table-cell office:value-type="float" office:value="87034" calcext:value-type="float">
            <text:p>87034</text:p>
          </table:table-cell>
        </table:table-row>
        <table:table-row table:style-name="ro1">
          <table:table-cell office:value-type="float" office:value="87025" calcext:value-type="float">
            <text:p>87025</text:p>
          </table:table-cell>
          <table:table-cell office:value-type="float" office:value="87011" calcext:value-type="float">
            <text:p>87011</text:p>
          </table:table-cell>
          <table:table-cell office:value-type="float" office:value="87037" calcext:value-type="float">
            <text:p>87037</text:p>
          </table:table-cell>
        </table:table-row>
        <table:table-row table:style-name="ro1">
          <table:table-cell office:value-type="float" office:value="87067" calcext:value-type="float">
            <text:p>87067</text:p>
          </table:table-cell>
          <table:table-cell office:value-type="float" office:value="87018" calcext:value-type="float">
            <text:p>87018</text:p>
          </table:table-cell>
          <table:table-cell office:value-type="float" office:value="87045" calcext:value-type="float">
            <text:p>87045</text:p>
          </table:table-cell>
        </table:table-row>
        <table:table-row table:style-name="ro1">
          <table:table-cell office:value-type="float" office:value="87063" calcext:value-type="float">
            <text:p>87063</text:p>
          </table:table-cell>
          <table:table-cell office:value-type="float" office:value="87025" calcext:value-type="float">
            <text:p>87025</text:p>
          </table:table-cell>
          <table:table-cell office:value-type="float" office:value="87051" calcext:value-type="float">
            <text:p>87051</text:p>
          </table:table-cell>
        </table:table-row>
        <table:table-row table:style-name="ro1">
          <table:table-cell office:value-type="float" office:value="87043" calcext:value-type="float">
            <text:p>87043</text:p>
          </table:table-cell>
          <table:table-cell office:value-type="float" office:value="87029" calcext:value-type="float">
            <text:p>87029</text:p>
          </table:table-cell>
          <table:table-cell office:value-type="float" office:value="87055" calcext:value-type="float">
            <text:p>87055</text:p>
          </table:table-cell>
        </table:table-row>
        <table:table-row table:style-name="ro1">
          <table:table-cell office:value-type="float" office:value="87069" calcext:value-type="float">
            <text:p>87069</text:p>
          </table:table-cell>
          <table:table-cell office:value-type="float" office:value="87036" calcext:value-type="float">
            <text:p>87036</text:p>
          </table:table-cell>
          <table:table-cell office:value-type="float" office:value="87060" calcext:value-type="float">
            <text:p>87060</text:p>
          </table:table-cell>
        </table:table-row>
        <table:table-row table:style-name="ro1">
          <table:table-cell office:value-type="float" office:value="87051" calcext:value-type="float">
            <text:p>87051</text:p>
          </table:table-cell>
          <table:table-cell office:value-type="float" office:value="87040" calcext:value-type="float">
            <text:p>87040</text:p>
          </table:table-cell>
          <table:table-cell office:value-type="float" office:value="87064" calcext:value-type="float">
            <text:p>87064</text:p>
          </table:table-cell>
        </table:table-row>
        <table:table-row table:style-name="ro1">
          <table:table-cell office:value-type="float" office:value="87068" calcext:value-type="float">
            <text:p>87068</text:p>
          </table:table-cell>
          <table:table-cell office:value-type="float" office:value="87045" calcext:value-type="float">
            <text:p>87045</text:p>
          </table:table-cell>
          <table:table-cell office:value-type="float" office:value="87069" calcext:value-type="float">
            <text:p>87069</text:p>
          </table:table-cell>
        </table:table-row>
        <table:table-row table:style-name="ro1">
          <table:table-cell office:value-type="float" office:value="87064" calcext:value-type="float">
            <text:p>87064</text:p>
          </table:table-cell>
          <table:table-cell office:value-type="float" office:value="87050" calcext:value-type="float">
            <text:p>87050</text:p>
          </table:table-cell>
          <table:table-cell office:value-type="float" office:value="87072" calcext:value-type="float">
            <text:p>87072</text:p>
          </table:table-cell>
        </table:table-row>
        <table:table-row table:style-name="ro1">
          <table:table-cell office:value-type="float" office:value="87062" calcext:value-type="float">
            <text:p>87062</text:p>
          </table:table-cell>
          <table:table-cell office:value-type="float" office:value="87054" calcext:value-type="float">
            <text:p>87054</text:p>
          </table:table-cell>
          <table:table-cell office:value-type="float" office:value="87075" calcext:value-type="float">
            <text:p>87075</text:p>
          </table:table-cell>
        </table:table-row>
        <table:table-row table:style-name="ro1">
          <table:table-cell office:value-type="float" office:value="87076" calcext:value-type="float">
            <text:p>87076</text:p>
          </table:table-cell>
          <table:table-cell office:value-type="float" office:value="87059" calcext:value-type="float">
            <text:p>87059</text:p>
          </table:table-cell>
          <table:table-cell office:value-type="float" office:value="87079" calcext:value-type="float">
            <text:p>87079</text:p>
          </table:table-cell>
        </table:table-row>
        <table:table-row table:style-name="ro1">
          <table:table-cell office:value-type="float" office:value="87072" calcext:value-type="float">
            <text:p>87072</text:p>
          </table:table-cell>
          <table:table-cell office:value-type="float" office:value="87063" calcext:value-type="float">
            <text:p>87063</text:p>
          </table:table-cell>
          <table:table-cell office:value-type="float" office:value="87082" calcext:value-type="float">
            <text:p>87082</text:p>
          </table:table-cell>
        </table:table-row>
        <table:table-row table:style-name="ro1">
          <table:table-cell office:value-type="float" office:value="87059" calcext:value-type="float">
            <text:p>87059</text:p>
          </table:table-cell>
          <table:table-cell office:value-type="float" office:value="87066" calcext:value-type="float">
            <text:p>87066</text:p>
          </table:table-cell>
          <table:table-cell office:value-type="float" office:value="87084" calcext:value-type="float">
            <text:p>87084</text:p>
          </table:table-cell>
        </table:table-row>
        <table:table-row table:style-name="ro1">
          <table:table-cell table:number-columns-repeated="2" office:value-type="float" office:value="87070" calcext:value-type="float">
            <text:p>87070</text:p>
          </table:table-cell>
          <table:table-cell office:value-type="float" office:value="87086" calcext:value-type="float">
            <text:p>87086</text:p>
          </table:table-cell>
        </table:table-row>
        <table:table-row table:style-name="ro1">
          <table:table-cell office:value-type="float" office:value="87107" calcext:value-type="float">
            <text:p>87107</text:p>
          </table:table-cell>
          <table:table-cell office:value-type="float" office:value="87076" calcext:value-type="float">
            <text:p>87076</text:p>
          </table:table-cell>
          <table:table-cell office:value-type="float" office:value="87091" calcext:value-type="float">
            <text:p>87091</text:p>
          </table:table-cell>
        </table:table-row>
        <table:table-row table:style-name="ro1">
          <table:table-cell office:value-type="float" office:value="87084" calcext:value-type="float">
            <text:p>87084</text:p>
          </table:table-cell>
          <table:table-cell office:value-type="float" office:value="87080" calcext:value-type="float">
            <text:p>87080</text:p>
          </table:table-cell>
          <table:table-cell office:value-type="float" office:value="87094" calcext:value-type="float">
            <text:p>87094</text:p>
          </table:table-cell>
        </table:table-row>
        <table:table-row table:style-name="ro1">
          <table:table-cell office:value-type="float" office:value="87089" calcext:value-type="float">
            <text:p>87089</text:p>
          </table:table-cell>
          <table:table-cell office:value-type="float" office:value="87084" calcext:value-type="float">
            <text:p>87084</text:p>
          </table:table-cell>
          <table:table-cell office:value-type="float" office:value="87096" calcext:value-type="float">
            <text:p>87096</text:p>
          </table:table-cell>
        </table:table-row>
        <table:table-row table:style-name="ro1">
          <table:table-cell office:value-type="float" office:value="87104" calcext:value-type="float">
            <text:p>87104</text:p>
          </table:table-cell>
          <table:table-cell office:value-type="float" office:value="87089" calcext:value-type="float">
            <text:p>87089</text:p>
          </table:table-cell>
          <table:table-cell office:value-type="float" office:value="87100" calcext:value-type="float">
            <text:p>87100</text:p>
          </table:table-cell>
        </table:table-row>
        <table:table-row table:style-name="ro1">
          <table:table-cell office:value-type="float" office:value="87092" calcext:value-type="float">
            <text:p>87092</text:p>
          </table:table-cell>
          <table:table-cell office:value-type="float" office:value="87093" calcext:value-type="float">
            <text:p>87093</text:p>
          </table:table-cell>
          <table:table-cell office:value-type="float" office:value="87102" calcext:value-type="float">
            <text:p>87102</text:p>
          </table:table-cell>
        </table:table-row>
        <table:table-row table:style-name="ro1">
          <table:table-cell office:value-type="float" office:value="87105" calcext:value-type="float">
            <text:p>87105</text:p>
          </table:table-cell>
          <table:table-cell office:value-type="float" office:value="87097" calcext:value-type="float">
            <text:p>87097</text:p>
          </table:table-cell>
          <table:table-cell office:value-type="float" office:value="87105" calcext:value-type="float">
            <text:p>87105</text:p>
          </table:table-cell>
        </table:table-row>
        <table:table-row table:style-name="ro1">
          <table:table-cell office:value-type="float" office:value="87110" calcext:value-type="float">
            <text:p>87110</text:p>
          </table:table-cell>
          <table:table-cell office:value-type="float" office:value="87102" calcext:value-type="float">
            <text:p>87102</text:p>
          </table:table-cell>
          <table:table-cell office:value-type="float" office:value="87108" calcext:value-type="float">
            <text:p>87108</text:p>
          </table:table-cell>
        </table:table-row>
        <table:table-row table:style-name="ro1">
          <table:table-cell office:value-type="float" office:value="87116" calcext:value-type="float">
            <text:p>87116</text:p>
          </table:table-cell>
          <table:table-cell office:value-type="float" office:value="87107" calcext:value-type="float">
            <text:p>87107</text:p>
          </table:table-cell>
          <table:table-cell office:value-type="float" office:value="87112" calcext:value-type="float">
            <text:p>87112</text:p>
          </table:table-cell>
        </table:table-row>
        <table:table-row table:style-name="ro1">
          <table:table-cell table:number-columns-repeated="2" office:value-type="float" office:value="87111" calcext:value-type="float">
            <text:p>87111</text:p>
          </table:table-cell>
          <table:table-cell office:value-type="float" office:value="87114" calcext:value-type="float">
            <text:p>87114</text:p>
          </table:table-cell>
        </table:table-row>
        <table:table-row table:style-name="ro1">
          <table:table-cell office:value-type="float" office:value="87119" calcext:value-type="float">
            <text:p>87119</text:p>
          </table:table-cell>
          <table:table-cell office:value-type="float" office:value="87115" calcext:value-type="float">
            <text:p>87115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table:number-columns-repeated="2"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20" calcext:value-type="float">
            <text:p>87120</text:p>
          </table:table-cell>
          <table:table-cell office:value-type="float" office:value="87121" calcext:value-type="float">
            <text:p>87121</text:p>
          </table:table-cell>
          <table:table-cell office:value-type="float" office:value="87120" calcext:value-type="float">
            <text:p>87120</text:p>
          </table:table-cell>
        </table:table-row>
        <table:table-row table:style-name="ro1">
          <table:table-cell office:value-type="float" office:value="87115" calcext:value-type="float">
            <text:p>87115</text:p>
          </table:table-cell>
          <table:table-cell office:value-type="float" office:value="87123" calcext:value-type="float">
            <text:p>87123</text:p>
          </table:table-cell>
          <table:table-cell office:value-type="float" office:value="87121" calcext:value-type="float">
            <text:p>87121</text:p>
          </table:table-cell>
        </table:table-row>
        <table:table-row table:style-name="ro1">
          <table:table-cell office:value-type="float" office:value="87124" calcext:value-type="float">
            <text:p>87124</text:p>
          </table:table-cell>
          <table:table-cell office:value-type="float" office:value="87127" calcext:value-type="float">
            <text:p>87127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05" calcext:value-type="float">
            <text:p>87105</text:p>
          </table:table-cell>
          <table:table-cell office:value-type="float" office:value="87128" calcext:value-type="float">
            <text:p>87128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37" calcext:value-type="float">
            <text:p>87137</text:p>
          </table:table-cell>
          <table:table-cell office:value-type="float" office:value="87132" calcext:value-type="float">
            <text:p>87132</text:p>
          </table:table-cell>
          <table:table-cell office:value-type="float" office:value="87126" calcext:value-type="float">
            <text:p>87126</text:p>
          </table:table-cell>
        </table:table-row>
        <table:table-row table:style-name="ro1">
          <table:table-cell office:value-type="float" office:value="87120" calcext:value-type="float">
            <text:p>87120</text:p>
          </table:table-cell>
          <table:table-cell office:value-type="float" office:value="87134" calcext:value-type="float">
            <text:p>87134</text:p>
          </table:table-cell>
          <table:table-cell office:value-type="float" office:value="87127" calcext:value-type="float">
            <text:p>87127</text:p>
          </table:table-cell>
        </table:table-row>
        <table:table-row table:style-name="ro1">
          <table:table-cell office:value-type="float" office:value="87116" calcext:value-type="float">
            <text:p>87116</text:p>
          </table:table-cell>
          <table:table-cell office:value-type="float" office:value="87136" calcext:value-type="float">
            <text:p>87136</text:p>
          </table:table-cell>
          <table:table-cell office:value-type="float" office:value="87127" calcext:value-type="float">
            <text:p>87127</text:p>
          </table:table-cell>
        </table:table-row>
        <table:table-row table:style-name="ro1">
          <table:table-cell office:value-type="float" office:value="87115" calcext:value-type="float">
            <text:p>87115</text:p>
          </table:table-cell>
          <table:table-cell office:value-type="float" office:value="87137" calcext:value-type="float">
            <text:p>87137</text:p>
          </table:table-cell>
          <table:table-cell office:value-type="float" office:value="87127" calcext:value-type="float">
            <text:p>87127</text:p>
          </table:table-cell>
        </table:table-row>
        <table:table-row table:style-name="ro1">
          <table:table-cell office:value-type="float" office:value="87107" calcext:value-type="float">
            <text:p>87107</text:p>
          </table:table-cell>
          <table:table-cell office:value-type="float" office:value="87137" calcext:value-type="float">
            <text:p>87137</text:p>
          </table:table-cell>
          <table:table-cell office:value-type="float" office:value="87125" calcext:value-type="float">
            <text:p>87125</text:p>
          </table:table-cell>
        </table:table-row>
        <table:table-row table:style-name="ro1">
          <table:table-cell office:value-type="float" office:value="87128" calcext:value-type="float">
            <text:p>87128</text:p>
          </table:table-cell>
          <table:table-cell office:value-type="float" office:value="87139" calcext:value-type="float">
            <text:p>87139</text:p>
          </table:table-cell>
          <table:table-cell office:value-type="float" office:value="87126" calcext:value-type="float">
            <text:p>87126</text:p>
          </table:table-cell>
        </table:table-row>
        <table:table-row table:style-name="ro1">
          <table:table-cell office:value-type="float" office:value="87139" calcext:value-type="float">
            <text:p>87139</text:p>
          </table:table-cell>
          <table:table-cell office:value-type="float" office:value="87142" calcext:value-type="float">
            <text:p>87142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29" calcext:value-type="float">
            <text:p>87129</text:p>
          </table:table-cell>
          <table:table-cell office:value-type="float" office:value="87143" calcext:value-type="float">
            <text:p>87143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17" calcext:value-type="float">
            <text:p>87117</text:p>
          </table:table-cell>
          <table:table-cell office:value-type="float" office:value="87144" calcext:value-type="float">
            <text:p>87144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1" calcext:value-type="float">
            <text:p>87131</text:p>
          </table:table-cell>
          <table:table-cell office:value-type="float" office:value="87145" calcext:value-type="float">
            <text:p>87145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6" calcext:value-type="float">
            <text:p>87136</text:p>
          </table:table-cell>
          <table:table-cell office:value-type="float" office:value="87147" calcext:value-type="float">
            <text:p>87147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47" calcext:value-type="float">
            <text:p>87147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47" calcext:value-type="float">
            <text:p>87147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0" calcext:value-type="float">
            <text:p>87130</text:p>
          </table:table-cell>
          <table:table-cell office:value-type="float" office:value="87148" calcext:value-type="float">
            <text:p>87148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25" calcext:value-type="float">
            <text:p>87125</text:p>
          </table:table-cell>
          <table:table-cell office:value-type="float" office:value="87148" calcext:value-type="float">
            <text:p>87148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46" calcext:value-type="float">
            <text:p>87146</text:p>
          </table:table-cell>
          <table:table-cell office:value-type="float" office:value="87126" calcext:value-type="float">
            <text:p>87126</text:p>
          </table:table-cell>
        </table:table-row>
        <table:table-row table:style-name="ro1">
          <table:table-cell office:value-type="float" office:value="87148" calcext:value-type="float">
            <text:p>87148</text:p>
          </table:table-cell>
          <table:table-cell office:value-type="float" office:value="87149" calcext:value-type="float">
            <text:p>87149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43" calcext:value-type="float">
            <text:p>87143</text:p>
          </table:table-cell>
          <table:table-cell office:value-type="float" office:value="87150" calcext:value-type="float">
            <text:p>87150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24" calcext:value-type="float">
            <text:p>87124</text:p>
          </table:table-cell>
          <table:table-cell office:value-type="float" office:value="87149" calcext:value-type="float">
            <text:p>87149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21" calcext:value-type="float">
            <text:p>87121</text:p>
          </table:table-cell>
          <table:table-cell office:value-type="float" office:value="87148" calcext:value-type="float">
            <text:p>87148</text:p>
          </table:table-cell>
          <table:table-cell office:value-type="float" office:value="87127" calcext:value-type="float">
            <text:p>87127</text:p>
          </table:table-cell>
        </table:table-row>
        <table:table-row table:style-name="ro1">
          <table:table-cell office:value-type="float" office:value="87128" calcext:value-type="float">
            <text:p>87128</text:p>
          </table:table-cell>
          <table:table-cell office:value-type="float" office:value="87148" calcext:value-type="float">
            <text:p>87148</text:p>
          </table:table-cell>
          <table:table-cell office:value-type="float" office:value="87127" calcext:value-type="float">
            <text:p>87127</text:p>
          </table:table-cell>
        </table:table-row>
        <table:table-row table:style-name="ro1">
          <table:table-cell office:value-type="float" office:value="87139" calcext:value-type="float">
            <text:p>87139</text:p>
          </table:table-cell>
          <table:table-cell office:value-type="float" office:value="87149" calcext:value-type="float">
            <text:p>87149</text:p>
          </table:table-cell>
          <table:table-cell office:value-type="float" office:value="87127" calcext:value-type="float">
            <text:p>87127</text:p>
          </table:table-cell>
        </table:table-row>
        <table:table-row table:style-name="ro1">
          <table:table-cell office:value-type="float" office:value="87140" calcext:value-type="float">
            <text:p>87140</text:p>
          </table:table-cell>
          <table:table-cell office:value-type="float" office:value="87149" calcext:value-type="float">
            <text:p>87149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6" calcext:value-type="float">
            <text:p>87136</text:p>
          </table:table-cell>
          <table:table-cell office:value-type="float" office:value="87150" calcext:value-type="float">
            <text:p>87150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5" calcext:value-type="float">
            <text:p>87135</text:p>
          </table:table-cell>
          <table:table-cell office:value-type="float" office:value="87150" calcext:value-type="float">
            <text:p>87150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5" calcext:value-type="float">
            <text:p>87135</text:p>
          </table:table-cell>
          <table:table-cell office:value-type="float" office:value="87150" calcext:value-type="float">
            <text:p>87150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42" calcext:value-type="float">
            <text:p>87142</text:p>
          </table:table-cell>
          <table:table-cell office:value-type="float" office:value="87150" calcext:value-type="float">
            <text:p>87150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44" calcext:value-type="float">
            <text:p>87144</text:p>
          </table:table-cell>
          <table:table-cell office:value-type="float" office:value="87151" calcext:value-type="float">
            <text:p>87151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50" calcext:value-type="float">
            <text:p>87150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59" calcext:value-type="float">
            <text:p>87159</text:p>
          </table:table-cell>
          <table:table-cell office:value-type="float" office:value="87152" calcext:value-type="float">
            <text:p>87152</text:p>
          </table:table-cell>
          <table:table-cell office:value-type="float" office:value="87131" calcext:value-type="float">
            <text:p>87131</text:p>
          </table:table-cell>
        </table:table-row>
        <table:table-row table:style-name="ro1">
          <table:table-cell office:value-type="float" office:value="87156" calcext:value-type="float">
            <text:p>87156</text:p>
          </table:table-cell>
          <table:table-cell office:value-type="float" office:value="87153" calcext:value-type="float">
            <text:p>87153</text:p>
          </table:table-cell>
          <table:table-cell office:value-type="float" office:value="87132" calcext:value-type="float">
            <text:p>87132</text:p>
          </table:table-cell>
        </table:table-row>
        <table:table-row table:style-name="ro1">
          <table:table-cell office:value-type="float" office:value="87110" calcext:value-type="float">
            <text:p>87110</text:p>
          </table:table-cell>
          <table:table-cell office:value-type="float" office:value="87150" calcext:value-type="float">
            <text:p>87150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29" calcext:value-type="float">
            <text:p>87129</text:p>
          </table:table-cell>
          <table:table-cell office:value-type="float" office:value="87149" calcext:value-type="float">
            <text:p>87149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47" calcext:value-type="float">
            <text:p>87147</text:p>
          </table:table-cell>
          <table:table-cell office:value-type="float" office:value="87126" calcext:value-type="float">
            <text:p>87126</text:p>
          </table:table-cell>
        </table:table-row>
        <table:table-row table:style-name="ro1">
          <table:table-cell office:value-type="float" office:value="87130" calcext:value-type="float">
            <text:p>87130</text:p>
          </table:table-cell>
          <table:table-cell office:value-type="float" office:value="87146" calcext:value-type="float">
            <text:p>87146</text:p>
          </table:table-cell>
          <table:table-cell office:value-type="float" office:value="87125" calcext:value-type="float">
            <text:p>87125</text:p>
          </table:table-cell>
        </table:table-row>
        <table:table-row table:style-name="ro1">
          <table:table-cell office:value-type="float" office:value="87132" calcext:value-type="float">
            <text:p>87132</text:p>
          </table:table-cell>
          <table:table-cell office:value-type="float" office:value="87146" calcext:value-type="float">
            <text:p>87146</text:p>
          </table:table-cell>
          <table:table-cell office:value-type="float" office:value="87125" calcext:value-type="float">
            <text:p>87125</text:p>
          </table:table-cell>
        </table:table-row>
        <table:table-row table:style-name="ro1">
          <table:table-cell office:value-type="float" office:value="87138" calcext:value-type="float">
            <text:p>87138</text:p>
          </table:table-cell>
          <table:table-cell office:value-type="float" office:value="87146" calcext:value-type="float">
            <text:p>87146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26" calcext:value-type="float">
            <text:p>87126</text:p>
          </table:table-cell>
          <table:table-cell office:value-type="float" office:value="87144" calcext:value-type="float">
            <text:p>87144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26" calcext:value-type="float">
            <text:p>87126</text:p>
          </table:table-cell>
          <table:table-cell office:value-type="float" office:value="87143" calcext:value-type="float">
            <text:p>87143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115" calcext:value-type="float">
            <text:p>87115</text:p>
          </table:table-cell>
          <table:table-cell office:value-type="float" office:value="87141" calcext:value-type="float">
            <text:p>87141</text:p>
          </table:table-cell>
          <table:table-cell office:value-type="float" office:value="87119" calcext:value-type="float">
            <text:p>87119</text:p>
          </table:table-cell>
        </table:table-row>
        <table:table-row table:style-name="ro1">
          <table:table-cell office:value-type="float" office:value="87117" calcext:value-type="float">
            <text:p>87117</text:p>
          </table:table-cell>
          <table:table-cell office:value-type="float" office:value="87139" calcext:value-type="float">
            <text:p>87139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36" calcext:value-type="float">
            <text:p>87136</text:p>
          </table:table-cell>
          <table:table-cell office:value-type="float" office:value="87139" calcext:value-type="float">
            <text:p>87139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099" calcext:value-type="float">
            <text:p>87099</text:p>
          </table:table-cell>
          <table:table-cell office:value-type="float" office:value="87135" calcext:value-type="float">
            <text:p>87135</text:p>
          </table:table-cell>
          <table:table-cell office:value-type="float" office:value="87114" calcext:value-type="float">
            <text:p>87114</text:p>
          </table:table-cell>
        </table:table-row>
        <table:table-row table:style-name="ro1">
          <table:table-cell office:value-type="float" office:value="87125" calcext:value-type="float">
            <text:p>87125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26" calcext:value-type="float">
            <text:p>87126</text:p>
          </table:table-cell>
          <table:table-cell office:value-type="float" office:value="87133" calcext:value-type="float">
            <text:p>87133</text:p>
          </table:table-cell>
          <table:table-cell office:value-type="float" office:value="87112" calcext:value-type="float">
            <text:p>87112</text:p>
          </table:table-cell>
        </table:table-row>
        <table:table-row table:style-name="ro1">
          <table:table-cell office:value-type="float" office:value="87111" calcext:value-type="float">
            <text:p>87111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0" calcext:value-type="float">
            <text:p>87110</text:p>
          </table:table-cell>
        </table:table-row>
        <table:table-row table:style-name="ro1">
          <table:table-cell office:value-type="float" office:value="87103" calcext:value-type="float">
            <text:p>87103</text:p>
          </table:table-cell>
          <table:table-cell office:value-type="float" office:value="87128" calcext:value-type="float">
            <text:p>87128</text:p>
          </table:table-cell>
          <table:table-cell office:value-type="float" office:value="87107" calcext:value-type="float">
            <text:p>87107</text:p>
          </table:table-cell>
        </table:table-row>
        <table:table-row table:style-name="ro1">
          <table:table-cell office:value-type="float" office:value="87124" calcext:value-type="float">
            <text:p>87124</text:p>
          </table:table-cell>
          <table:table-cell office:value-type="float" office:value="87127" calcext:value-type="float">
            <text:p>87127</text:p>
          </table:table-cell>
          <table:table-cell office:value-type="float" office:value="87106" calcext:value-type="float">
            <text:p>87106</text:p>
          </table:table-cell>
        </table:table-row>
        <table:table-row table:style-name="ro1">
          <table:table-cell office:value-type="float" office:value="87104" calcext:value-type="float">
            <text:p>87104</text:p>
          </table:table-cell>
          <table:table-cell office:value-type="float" office:value="87125" calcext:value-type="float">
            <text:p>87125</text:p>
          </table:table-cell>
          <table:table-cell office:value-type="float" office:value="87103" calcext:value-type="float">
            <text:p>87103</text:p>
          </table:table-cell>
        </table:table-row>
        <table:table-row table:style-name="ro1">
          <table:table-cell office:value-type="float" office:value="87096" calcext:value-type="float">
            <text:p>87096</text:p>
          </table:table-cell>
          <table:table-cell office:value-type="float" office:value="87122" calcext:value-type="float">
            <text:p>87122</text:p>
          </table:table-cell>
          <table:table-cell office:value-type="float" office:value="87100" calcext:value-type="float">
            <text:p>87100</text:p>
          </table:table-cell>
        </table:table-row>
        <table:table-row table:style-name="ro1">
          <table:table-cell office:value-type="float" office:value="87109" calcext:value-type="float">
            <text:p>87109</text:p>
          </table:table-cell>
          <table:table-cell office:value-type="float" office:value="87120" calcext:value-type="float">
            <text:p>87120</text:p>
          </table:table-cell>
          <table:table-cell office:value-type="float" office:value="87098" calcext:value-type="float">
            <text:p>87098</text:p>
          </table:table-cell>
        </table:table-row>
        <table:table-row table:style-name="ro1">
          <table:table-cell office:value-type="float" office:value="87089" calcext:value-type="float">
            <text:p>87089</text:p>
          </table:table-cell>
          <table:table-cell office:value-type="float" office:value="87116" calcext:value-type="float">
            <text:p>87116</text:p>
          </table:table-cell>
          <table:table-cell office:value-type="float" office:value="87095" calcext:value-type="float">
            <text:p>87095</text:p>
          </table:table-cell>
        </table:table-row>
        <table:table-row table:style-name="ro1">
          <table:table-cell office:value-type="float" office:value="87081" calcext:value-type="float">
            <text:p>87081</text:p>
          </table:table-cell>
          <table:table-cell office:value-type="float" office:value="87112" calcext:value-type="float">
            <text:p>87112</text:p>
          </table:table-cell>
          <table:table-cell office:value-type="float" office:value="87091" calcext:value-type="float">
            <text:p>87091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87110" calcext:value-type="float">
            <text:p>87110</text:p>
          </table:table-cell>
          <table:table-cell office:value-type="float" office:value="87089" calcext:value-type="float">
            <text:p>87089</text:p>
          </table:table-cell>
        </table:table-row>
        <table:table-row table:style-name="ro1">
          <table:table-cell office:value-type="float" office:value="87091" calcext:value-type="float">
            <text:p>87091</text:p>
          </table:table-cell>
          <table:table-cell office:value-type="float" office:value="87108" calcext:value-type="float">
            <text:p>87108</text:p>
          </table:table-cell>
          <table:table-cell office:value-type="float" office:value="87086" calcext:value-type="float">
            <text:p>87086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07" calcext:value-type="float">
            <text:p>87107</text:p>
          </table:table-cell>
          <table:table-cell office:value-type="float" office:value="87086" calcext:value-type="float">
            <text:p>87086</text:p>
          </table:table-cell>
        </table:table-row>
        <table:table-row table:style-name="ro1">
          <table:table-cell office:value-type="float" office:value="87066" calcext:value-type="float">
            <text:p>87066</text:p>
          </table:table-cell>
          <table:table-cell office:value-type="float" office:value="87102" calcext:value-type="float">
            <text:p>87102</text:p>
          </table:table-cell>
          <table:table-cell office:value-type="float" office:value="87081" calcext:value-type="float">
            <text:p>87081</text:p>
          </table:table-cell>
        </table:table-row>
        <table:table-row table:style-name="ro1">
          <table:table-cell office:value-type="float" office:value="87070" calcext:value-type="float">
            <text:p>87070</text:p>
          </table:table-cell>
          <table:table-cell office:value-type="float" office:value="87098" calcext:value-type="float">
            <text:p>87098</text:p>
          </table:table-cell>
          <table:table-cell office:value-type="float" office:value="87077" calcext:value-type="float">
            <text:p>87077</text:p>
          </table:table-cell>
        </table:table-row>
        <table:table-row table:style-name="ro1">
          <table:table-cell office:value-type="float" office:value="87053" calcext:value-type="float">
            <text:p>87053</text:p>
          </table:table-cell>
          <table:table-cell office:value-type="float" office:value="87092" calcext:value-type="float">
            <text:p>87092</text:p>
          </table:table-cell>
          <table:table-cell office:value-type="float" office:value="87072" calcext:value-type="float">
            <text:p>87072</text:p>
          </table:table-cell>
        </table:table-row>
        <table:table-row table:style-name="ro1">
          <table:table-cell office:value-type="float" office:value="87058" calcext:value-type="float">
            <text:p>87058</text:p>
          </table:table-cell>
          <table:table-cell office:value-type="float" office:value="87088" calcext:value-type="float">
            <text:p>87088</text:p>
          </table:table-cell>
          <table:table-cell office:value-type="float" office:value="87067" calcext:value-type="float">
            <text:p>87067</text:p>
          </table:table-cell>
        </table:table-row>
        <table:table-row table:style-name="ro1">
          <table:table-cell office:value-type="float" office:value="87093" calcext:value-type="float">
            <text:p>87093</text:p>
          </table:table-cell>
          <table:table-cell office:value-type="float" office:value="87087" calcext:value-type="float">
            <text:p>87087</text:p>
          </table:table-cell>
          <table:table-cell office:value-type="float" office:value="87067" calcext:value-type="float">
            <text:p>87067</text:p>
          </table:table-cell>
        </table:table-row>
        <table:table-row table:style-name="ro1">
          <table:table-cell office:value-type="float" office:value="87069" calcext:value-type="float">
            <text:p>87069</text:p>
          </table:table-cell>
          <table:table-cell office:value-type="float" office:value="87083" calcext:value-type="float">
            <text:p>87083</text:p>
          </table:table-cell>
          <table:table-cell office:value-type="float" office:value="87064" calcext:value-type="float">
            <text:p>87064</text:p>
          </table:table-cell>
        </table:table-row>
        <table:table-row table:style-name="ro1">
          <table:table-cell office:value-type="float" office:value="87053" calcext:value-type="float">
            <text:p>87053</text:p>
          </table:table-cell>
          <table:table-cell office:value-type="float" office:value="87079" calcext:value-type="float">
            <text:p>87079</text:p>
          </table:table-cell>
          <table:table-cell office:value-type="float" office:value="87060" calcext:value-type="float">
            <text:p>87060</text:p>
          </table:table-cell>
        </table:table-row>
        <table:table-row table:style-name="ro1">
          <table:table-cell office:value-type="float" office:value="87050" calcext:value-type="float">
            <text:p>87050</text:p>
          </table:table-cell>
          <table:table-cell office:value-type="float" office:value="87074" calcext:value-type="float">
            <text:p>87074</text:p>
          </table:table-cell>
          <table:table-cell office:value-type="float" office:value="87056" calcext:value-type="float">
            <text:p>87056</text:p>
          </table:table-cell>
        </table:table-row>
        <table:table-row table:style-name="ro1">
          <table:table-cell office:value-type="float" office:value="87057" calcext:value-type="float">
            <text:p>87057</text:p>
          </table:table-cell>
          <table:table-cell office:value-type="float" office:value="87071" calcext:value-type="float">
            <text:p>87071</text:p>
          </table:table-cell>
          <table:table-cell office:value-type="float" office:value="87053" calcext:value-type="float">
            <text:p>87053</text:p>
          </table:table-cell>
        </table:table-row>
        <table:table-row table:style-name="ro1">
          <table:table-cell office:value-type="float" office:value="87028" calcext:value-type="float">
            <text:p>87028</text:p>
          </table:table-cell>
          <table:table-cell office:value-type="float" office:value="87065" calcext:value-type="float">
            <text:p>87065</text:p>
          </table:table-cell>
          <table:table-cell office:value-type="float" office:value="87048" calcext:value-type="float">
            <text:p>87048</text:p>
          </table:table-cell>
        </table:table-row>
        <table:table-row table:style-name="ro1">
          <table:table-cell office:value-type="float" office:value="87024" calcext:value-type="float">
            <text:p>87024</text:p>
          </table:table-cell>
          <table:table-cell office:value-type="float" office:value="87059" calcext:value-type="float">
            <text:p>87059</text:p>
          </table:table-cell>
          <table:table-cell office:value-type="float" office:value="87042" calcext:value-type="float">
            <text:p>87042</text:p>
          </table:table-cell>
        </table:table-row>
        <table:table-row table:style-name="ro1">
          <table:table-cell office:value-type="float" office:value="87035" calcext:value-type="float">
            <text:p>87035</text:p>
          </table:table-cell>
          <table:table-cell office:value-type="float" office:value="87054" calcext:value-type="float">
            <text:p>87054</text:p>
          </table:table-cell>
          <table:table-cell office:value-type="float" office:value="87038" calcext:value-type="float">
            <text:p>87038</text:p>
          </table:table-cell>
        </table:table-row>
        <table:table-row table:style-name="ro1">
          <table:table-cell office:value-type="float" office:value="87014" calcext:value-type="float">
            <text:p>87014</text:p>
          </table:table-cell>
          <table:table-cell office:value-type="float" office:value="87048" calcext:value-type="float">
            <text:p>87048</text:p>
          </table:table-cell>
          <table:table-cell office:value-type="float" office:value="87033" calcext:value-type="float">
            <text:p>87033</text:p>
          </table:table-cell>
        </table:table-row>
        <table:table-row table:style-name="ro1">
          <table:table-cell office:value-type="float" office:value="87042" calcext:value-type="float">
            <text:p>87042</text:p>
          </table:table-cell>
          <table:table-cell office:value-type="float" office:value="87045" calcext:value-type="float">
            <text:p>87045</text:p>
          </table:table-cell>
          <table:table-cell office:value-type="float" office:value="87030" calcext:value-type="float">
            <text:p>87030</text:p>
          </table:table-cell>
        </table:table-row>
        <table:table-row table:style-name="ro1">
          <table:table-cell office:value-type="float" office:value="87019" calcext:value-type="float">
            <text:p>87019</text:p>
          </table:table-cell>
          <table:table-cell office:value-type="float" office:value="87040" calcext:value-type="float">
            <text:p>87040</text:p>
          </table:table-cell>
          <table:table-cell office:value-type="float" office:value="87026" calcext:value-type="float">
            <text:p>87026</text:p>
          </table:table-cell>
        </table:table-row>
        <table:table-row table:style-name="ro1">
          <table:table-cell office:value-type="float" office:value="87010" calcext:value-type="float">
            <text:p>87010</text:p>
          </table:table-cell>
          <table:table-cell office:value-type="float" office:value="87035" calcext:value-type="float">
            <text:p>87035</text:p>
          </table:table-cell>
          <table:table-cell office:value-type="float" office:value="87021" calcext:value-type="float">
            <text:p>87021</text:p>
          </table:table-cell>
        </table:table-row>
        <table:table-row table:style-name="ro1">
          <table:table-cell office:value-type="float" office:value="86997" calcext:value-type="float">
            <text:p>86997</text:p>
          </table:table-cell>
          <table:table-cell office:value-type="float" office:value="87028" calcext:value-type="float">
            <text:p>87028</text:p>
          </table:table-cell>
          <table:table-cell office:value-type="float" office:value="87016" calcext:value-type="float">
            <text:p>87016</text:p>
          </table:table-cell>
        </table:table-row>
        <table:table-row table:style-name="ro1">
          <table:table-cell office:value-type="float" office:value="87016" calcext:value-type="float">
            <text:p>87016</text:p>
          </table:table-cell>
          <table:table-cell office:value-type="float" office:value="87024" calcext:value-type="float">
            <text:p>87024</text:p>
          </table:table-cell>
          <table:table-cell office:value-type="float" office:value="87012" calcext:value-type="float">
            <text:p>87012</text:p>
          </table:table-cell>
        </table:table-row>
        <table:table-row table:style-name="ro1">
          <table:table-cell office:value-type="float" office:value="87012" calcext:value-type="float">
            <text:p>87012</text:p>
          </table:table-cell>
          <table:table-cell office:value-type="float" office:value="87020" calcext:value-type="float">
            <text:p>87020</text:p>
          </table:table-cell>
          <table:table-cell office:value-type="float" office:value="87009" calcext:value-type="float">
            <text:p>87009</text:p>
          </table:table-cell>
        </table:table-row>
        <table:table-row table:style-name="ro1">
          <table:table-cell office:value-type="float" office:value="86984" calcext:value-type="float">
            <text:p>86984</text:p>
          </table:table-cell>
          <table:table-cell office:value-type="float" office:value="87014" calcext:value-type="float">
            <text:p>87014</text:p>
          </table:table-cell>
          <table:table-cell office:value-type="float" office:value="87003" calcext:value-type="float">
            <text:p>87003</text:p>
          </table:table-cell>
        </table:table-row>
        <table:table-row table:style-name="ro1">
          <table:table-cell office:value-type="float" office:value="86989" calcext:value-type="float">
            <text:p>86989</text:p>
          </table:table-cell>
          <table:table-cell office:value-type="float" office:value="87008" calcext:value-type="float">
            <text:p>87008</text:p>
          </table:table-cell>
          <table:table-cell office:value-type="float" office:value="86999" calcext:value-type="float">
            <text:p>86999</text:p>
          </table:table-cell>
        </table:table-row>
        <table:table-row table:style-name="ro1">
          <table:table-cell office:value-type="float" office:value="86997" calcext:value-type="float">
            <text:p>86997</text:p>
          </table:table-cell>
          <table:table-cell office:value-type="float" office:value="87004" calcext:value-type="float">
            <text:p>87004</text:p>
          </table:table-cell>
          <table:table-cell office:value-type="float" office:value="86996" calcext:value-type="float">
            <text:p>86996</text:p>
          </table:table-cell>
        </table:table-row>
        <table:table-row table:style-name="ro1">
          <table:table-cell office:value-type="float" office:value="86983" calcext:value-type="float">
            <text:p>86983</text:p>
          </table:table-cell>
          <table:table-cell office:value-type="float" office:value="86999" calcext:value-type="float">
            <text:p>86999</text:p>
          </table:table-cell>
          <table:table-cell office:value-type="float" office:value="86992" calcext:value-type="float">
            <text:p>86992</text:p>
          </table:table-cell>
        </table:table-row>
        <table:table-row table:style-name="ro1">
          <table:table-cell office:value-type="float" office:value="86990" calcext:value-type="float">
            <text:p>86990</text:p>
          </table:table-cell>
          <table:table-cell office:value-type="float" office:value="86995" calcext:value-type="float">
            <text:p>86995</text:p>
          </table:table-cell>
          <table:table-cell office:value-type="float" office:value="86988" calcext:value-type="float">
            <text:p>86988</text:p>
          </table:table-cell>
        </table:table-row>
        <table:table-row table:style-name="ro1">
          <table:table-cell office:value-type="float" office:value="86986" calcext:value-type="float">
            <text:p>86986</text:p>
          </table:table-cell>
          <table:table-cell office:value-type="float" office:value="86991" calcext:value-type="float">
            <text:p>86991</text:p>
          </table:table-cell>
          <table:table-cell office:value-type="float" office:value="86985" calcext:value-type="float">
            <text:p>86985</text:p>
          </table:table-cell>
        </table:table-row>
        <table:table-row table:style-name="ro1">
          <table:table-cell office:value-type="float" office:value="87003" calcext:value-type="float">
            <text:p>87003</text:p>
          </table:table-cell>
          <table:table-cell office:value-type="float" office:value="86988" calcext:value-type="float">
            <text:p>86988</text:p>
          </table:table-cell>
          <table:table-cell office:value-type="float" office:value="86984" calcext:value-type="float">
            <text:p>86984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office:value-type="float" office:value="86982" calcext:value-type="float">
            <text:p>86982</text:p>
          </table:table-cell>
          <table:table-cell office:value-type="float" office:value="86979" calcext:value-type="float">
            <text:p>86979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office:value-type="float" office:value="86977" calcext:value-type="float">
            <text:p>86977</text:p>
          </table:table-cell>
          <table:table-cell office:value-type="float" office:value="86975" calcext:value-type="float">
            <text:p>86975</text:p>
          </table:table-cell>
        </table:table-row>
        <table:table-row table:style-name="ro1">
          <table:table-cell office:value-type="float" office:value="86972" calcext:value-type="float">
            <text:p>86972</text:p>
          </table:table-cell>
          <table:table-cell office:value-type="float" office:value="86973" calcext:value-type="float">
            <text:p>86973</text:p>
          </table:table-cell>
          <table:table-cell office:value-type="float" office:value="86972" calcext:value-type="float">
            <text:p>86972</text:p>
          </table:table-cell>
        </table:table-row>
        <table:table-row table:style-name="ro1">
          <table:table-cell office:value-type="float" office:value="86968" calcext:value-type="float">
            <text:p>86968</text:p>
          </table:table-cell>
          <table:table-cell table:number-columns-repeated="2" office:value-type="float" office:value="86969" calcext:value-type="float">
            <text:p>86969</text:p>
          </table:table-cell>
        </table:table-row>
        <table:table-row table:style-name="ro1">
          <table:table-cell office:value-type="float" office:value="86967" calcext:value-type="float">
            <text:p>86967</text:p>
          </table:table-cell>
          <table:table-cell office:value-type="float" office:value="86965" calcext:value-type="float">
            <text:p>86965</text:p>
          </table:table-cell>
          <table:table-cell office:value-type="float" office:value="86967" calcext:value-type="float">
            <text:p>86967</text:p>
          </table:table-cell>
        </table:table-row>
        <table:table-row table:style-name="ro1">
          <table:table-cell office:value-type="float" office:value="86965" calcext:value-type="float">
            <text:p>86965</text:p>
          </table:table-cell>
          <table:table-cell office:value-type="float" office:value="86962" calcext:value-type="float">
            <text:p>86962</text:p>
          </table:table-cell>
          <table:table-cell office:value-type="float" office:value="86964" calcext:value-type="float">
            <text:p>86964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office:value-type="float" office:value="86957" calcext:value-type="float">
            <text:p>86957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65" calcext:value-type="float">
            <text:p>86965</text:p>
          </table:table-cell>
          <table:table-cell office:value-type="float" office:value="86948" calcext:value-type="float">
            <text:p>86948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38" calcext:value-type="float">
            <text:p>86938</text:p>
          </table:table-cell>
          <table:table-cell office:value-type="float" office:value="86944" calcext:value-type="float">
            <text:p>86944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office:value-type="float" office:value="86941" calcext:value-type="float">
            <text:p>86941</text:p>
          </table:table-cell>
          <table:table-cell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31" calcext:value-type="float">
            <text:p>86931</text:p>
          </table:table-cell>
          <table:table-cell office:value-type="float" office:value="86937" calcext:value-type="float">
            <text:p>86937</text:p>
          </table:table-cell>
          <table:table-cell office:value-type="float" office:value="86946" calcext:value-type="float">
            <text:p>86946</text:p>
          </table:table-cell>
        </table:table-row>
        <table:table-row table:style-name="ro1">
          <table:table-cell office:value-type="float" office:value="86930" calcext:value-type="float">
            <text:p>86930</text:p>
          </table:table-cell>
          <table:table-cell office:value-type="float" office:value="86933" calcext:value-type="float">
            <text:p>86933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43" calcext:value-type="float">
            <text:p>86943</text:p>
          </table:table-cell>
          <table:table-cell office:value-type="float" office:value="86930" calcext:value-type="float">
            <text:p>86930</text:p>
          </table:table-cell>
          <table:table-cell office:value-type="float" office:value="86941" calcext:value-type="float">
            <text:p>86941</text:p>
          </table:table-cell>
        </table:table-row>
        <table:table-row table:style-name="ro1">
          <table:table-cell office:value-type="float" office:value="86966" calcext:value-type="float">
            <text:p>86966</text:p>
          </table:table-cell>
          <table:table-cell office:value-type="float" office:value="86930" calcext:value-type="float">
            <text:p>86930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office:value-type="float" office:value="86930" calcext:value-type="float">
            <text:p>86930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office:value-type="float" office:value="86929" calcext:value-type="float">
            <text:p>86929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office:value-type="float" office:value="86928" calcext:value-type="float">
            <text:p>86928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28" calcext:value-type="float">
            <text:p>86928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office:value-type="float" office:value="86928" calcext:value-type="float">
            <text:p>86928</text:p>
          </table:table-cell>
          <table:table-cell office:value-type="float" office:value="86944" calcext:value-type="float">
            <text:p>86944</text:p>
          </table:table-cell>
        </table:table-row>
        <table:table-row table:style-name="ro1">
          <table:table-cell office:value-type="float" office:value="86936" calcext:value-type="float">
            <text:p>86936</text:p>
          </table:table-cell>
          <table:table-cell office:value-type="float" office:value="86927" calcext:value-type="float">
            <text:p>86927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41" calcext:value-type="float">
            <text:p>86941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34" calcext:value-type="float">
            <text:p>86934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0" calcext:value-type="float">
            <text:p>86940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52" calcext:value-type="float">
            <text:p>86952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office:value-type="float" office:value="86926" calcext:value-type="float">
            <text:p>86926</text:p>
          </table:table-cell>
          <table:table-cell office:value-type="float" office:value="86944" calcext:value-type="float">
            <text:p>86944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office:value-type="float" office:value="86926" calcext:value-type="float">
            <text:p>86926</text:p>
          </table:table-cell>
          <table:table-cell office:value-type="float" office:value="86945" calcext:value-type="float">
            <text:p>86945</text:p>
          </table:table-cell>
        </table:table-row>
        <table:table-row table:style-name="ro1">
          <table:table-cell office:value-type="float" office:value="86936" calcext:value-type="float">
            <text:p>86936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4" calcext:value-type="float">
            <text:p>86944</text:p>
          </table:table-cell>
        </table:table-row>
        <table:table-row table:style-name="ro1">
          <table:table-cell office:value-type="float" office:value="86936" calcext:value-type="float">
            <text:p>86936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4" calcext:value-type="float">
            <text:p>86944</text:p>
          </table:table-cell>
        </table:table-row>
        <table:table-row table:style-name="ro1">
          <table:table-cell office:value-type="float" office:value="86934" calcext:value-type="float">
            <text:p>86934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4" calcext:value-type="float">
            <text:p>86944</text:p>
          </table:table-cell>
        </table:table-row>
        <table:table-row table:style-name="ro1">
          <table:table-cell office:value-type="float" office:value="86947" calcext:value-type="float">
            <text:p>86947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5" calcext:value-type="float">
            <text:p>86945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office:value-type="float" office:value="86926" calcext:value-type="float">
            <text:p>86926</text:p>
          </table:table-cell>
          <table:table-cell office:value-type="float" office:value="86947" calcext:value-type="float">
            <text:p>86947</text:p>
          </table:table-cell>
        </table:table-row>
        <table:table-row table:style-name="ro1">
          <table:table-cell office:value-type="float" office:value="86952" calcext:value-type="float">
            <text:p>86952</text:p>
          </table:table-cell>
          <table:table-cell office:value-type="float" office:value="86927" calcext:value-type="float">
            <text:p>86927</text:p>
          </table:table-cell>
          <table:table-cell office:value-type="float" office:value="86948" calcext:value-type="float">
            <text:p>86948</text:p>
          </table:table-cell>
        </table:table-row>
        <table:table-row table:style-name="ro1">
          <table:table-cell office:value-type="float" office:value="86948" calcext:value-type="float">
            <text:p>86948</text:p>
          </table:table-cell>
          <table:table-cell office:value-type="float" office:value="86928" calcext:value-type="float">
            <text:p>86928</text:p>
          </table:table-cell>
          <table:table-cell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69" calcext:value-type="float">
            <text:p>86969</text:p>
          </table:table-cell>
          <table:table-cell office:value-type="float" office:value="86930" calcext:value-type="float">
            <text:p>86930</text:p>
          </table:table-cell>
          <table:table-cell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office:value-type="float" office:value="86931" calcext:value-type="float">
            <text:p>86931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43" calcext:value-type="float">
            <text:p>86943</text:p>
          </table:table-cell>
          <table:table-cell office:value-type="float" office:value="86931" calcext:value-type="float">
            <text:p>86931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44" calcext:value-type="float">
            <text:p>86944</text:p>
          </table:table-cell>
          <table:table-cell office:value-type="float" office:value="86932" calcext:value-type="float">
            <text:p>86932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33" calcext:value-type="float">
            <text:p>86933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47" calcext:value-type="float">
            <text:p>86947</text:p>
          </table:table-cell>
          <table:table-cell office:value-type="float" office:value="86934" calcext:value-type="float">
            <text:p>86934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35" calcext:value-type="float">
            <text:p>86935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84" calcext:value-type="float">
            <text:p>86984</text:p>
          </table:table-cell>
          <table:table-cell office:value-type="float" office:value="86939" calcext:value-type="float">
            <text:p>86939</text:p>
          </table:table-cell>
          <table:table-cell office:value-type="float" office:value="86963" calcext:value-type="float">
            <text:p>86963</text:p>
          </table:table-cell>
        </table:table-row>
        <table:table-row table:style-name="ro1">
          <table:table-cell office:value-type="float" office:value="86966" calcext:value-type="float">
            <text:p>86966</text:p>
          </table:table-cell>
          <table:table-cell office:value-type="float" office:value="86941" calcext:value-type="float">
            <text:p>86941</text:p>
          </table:table-cell>
          <table:table-cell office:value-type="float" office:value="86966" calcext:value-type="float">
            <text:p>86966</text:p>
          </table:table-cell>
        </table:table-row>
        <table:table-row table:style-name="ro1">
          <table:table-cell office:value-type="float" office:value="86996" calcext:value-type="float">
            <text:p>86996</text:p>
          </table:table-cell>
          <table:table-cell office:value-type="float" office:value="86946" calcext:value-type="float">
            <text:p>86946</text:p>
          </table:table-cell>
          <table:table-cell office:value-type="float" office:value="86971" calcext:value-type="float">
            <text:p>86971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office:value-type="float" office:value="86947" calcext:value-type="float">
            <text:p>86947</text:p>
          </table:table-cell>
          <table:table-cell office:value-type="float" office:value="86972" calcext:value-type="float">
            <text:p>86972</text:p>
          </table:table-cell>
        </table:table-row>
        <table:table-row table:style-name="ro1">
          <table:table-cell office:value-type="float" office:value="86978" calcext:value-type="float">
            <text:p>86978</text:p>
          </table:table-cell>
          <table:table-cell office:value-type="float" office:value="86950" calcext:value-type="float">
            <text:p>86950</text:p>
          </table:table-cell>
          <table:table-cell office:value-type="float" office:value="86976" calcext:value-type="float">
            <text:p>86976</text:p>
          </table:table-cell>
        </table:table-row>
        <table:table-row table:style-name="ro1">
          <table:table-cell office:value-type="float" office:value="86980" calcext:value-type="float">
            <text:p>86980</text:p>
          </table:table-cell>
          <table:table-cell office:value-type="float" office:value="86953" calcext:value-type="float">
            <text:p>86953</text:p>
          </table:table-cell>
          <table:table-cell office:value-type="float" office:value="86979" calcext:value-type="float">
            <text:p>86979</text:p>
          </table:table-cell>
        </table:table-row>
        <table:table-row table:style-name="ro1">
          <table:table-cell office:value-type="float" office:value="86998" calcext:value-type="float">
            <text:p>86998</text:p>
          </table:table-cell>
          <table:table-cell office:value-type="float" office:value="86958" calcext:value-type="float">
            <text:p>86958</text:p>
          </table:table-cell>
          <table:table-cell office:value-type="float" office:value="86984" calcext:value-type="float">
            <text:p>86984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86962" calcext:value-type="float">
            <text:p>86962</text:p>
          </table:table-cell>
          <table:table-cell office:value-type="float" office:value="86988" calcext:value-type="float">
            <text:p>86988</text:p>
          </table:table-cell>
        </table:table-row>
        <table:table-row table:style-name="ro1">
          <table:table-cell office:value-type="float" office:value="87017" calcext:value-type="float">
            <text:p>87017</text:p>
          </table:table-cell>
          <table:table-cell office:value-type="float" office:value="86968" calcext:value-type="float">
            <text:p>86968</text:p>
          </table:table-cell>
          <table:table-cell office:value-type="float" office:value="86994" calcext:value-type="float">
            <text:p>86994</text:p>
          </table:table-cell>
        </table:table-row>
        <table:table-row table:style-name="ro1">
          <table:table-cell office:value-type="float" office:value="87002" calcext:value-type="float">
            <text:p>87002</text:p>
          </table:table-cell>
          <table:table-cell office:value-type="float" office:value="86972" calcext:value-type="float">
            <text:p>86972</text:p>
          </table:table-cell>
          <table:table-cell office:value-type="float" office:value="86999" calcext:value-type="float">
            <text:p>86999</text:p>
          </table:table-cell>
        </table:table-row>
        <table:table-row table:style-name="ro1">
          <table:table-cell office:value-type="float" office:value="87017" calcext:value-type="float">
            <text:p>87017</text:p>
          </table:table-cell>
          <table:table-cell office:value-type="float" office:value="86977" calcext:value-type="float">
            <text:p>86977</text:p>
          </table:table-cell>
          <table:table-cell office:value-type="float" office:value="87004" calcext:value-type="float">
            <text:p>87004</text:p>
          </table:table-cell>
        </table:table-row>
        <table:table-row table:style-name="ro1">
          <table:table-cell office:value-type="float" office:value="87013" calcext:value-type="float">
            <text:p>87013</text:p>
          </table:table-cell>
          <table:table-cell office:value-type="float" office:value="86982" calcext:value-type="float">
            <text:p>86982</text:p>
          </table:table-cell>
          <table:table-cell office:value-type="float" office:value="87009" calcext:value-type="float">
            <text:p>87009</text:p>
          </table:table-cell>
        </table:table-row>
        <table:table-row table:style-name="ro1">
          <table:table-cell office:value-type="float" office:value="87017" calcext:value-type="float">
            <text:p>87017</text:p>
          </table:table-cell>
          <table:table-cell office:value-type="float" office:value="86986" calcext:value-type="float">
            <text:p>86986</text:p>
          </table:table-cell>
          <table:table-cell office:value-type="float" office:value="87014" calcext:value-type="float">
            <text:p>87014</text:p>
          </table:table-cell>
        </table:table-row>
        <table:table-row table:style-name="ro1">
          <table:table-cell office:value-type="float" office:value="87035" calcext:value-type="float">
            <text:p>87035</text:p>
          </table:table-cell>
          <table:table-cell office:value-type="float" office:value="86992" calcext:value-type="float">
            <text:p>86992</text:p>
          </table:table-cell>
          <table:table-cell office:value-type="float" office:value="87020" calcext:value-type="float">
            <text:p>87020</text:p>
          </table:table-cell>
        </table:table-row>
        <table:table-row table:style-name="ro1">
          <table:table-cell office:value-type="float" office:value="87027" calcext:value-type="float">
            <text:p>87027</text:p>
          </table:table-cell>
          <table:table-cell office:value-type="float" office:value="86997" calcext:value-type="float">
            <text:p>86997</text:p>
          </table:table-cell>
          <table:table-cell office:value-type="float" office:value="87024" calcext:value-type="float">
            <text:p>87024</text:p>
          </table:table-cell>
        </table:table-row>
        <table:table-row table:style-name="ro1">
          <table:table-cell office:value-type="float" office:value="87031" calcext:value-type="float">
            <text:p>87031</text:p>
          </table:table-cell>
          <table:table-cell office:value-type="float" office:value="87002" calcext:value-type="float">
            <text:p>87002</text:p>
          </table:table-cell>
          <table:table-cell office:value-type="float" office:value="87029" calcext:value-type="float">
            <text:p>87029</text:p>
          </table:table-cell>
        </table:table-row>
        <table:table-row table:style-name="ro1">
          <table:table-cell office:value-type="float" office:value="87033" calcext:value-type="float">
            <text:p>87033</text:p>
          </table:table-cell>
          <table:table-cell office:value-type="float" office:value="87007" calcext:value-type="float">
            <text:p>87007</text:p>
          </table:table-cell>
          <table:table-cell office:value-type="float" office:value="87034" calcext:value-type="float">
            <text:p>87034</text:p>
          </table:table-cell>
        </table:table-row>
        <table:table-row table:style-name="ro1">
          <table:table-cell office:value-type="float" office:value="87030" calcext:value-type="float">
            <text:p>87030</text:p>
          </table:table-cell>
          <table:table-cell office:value-type="float" office:value="87011" calcext:value-type="float">
            <text:p>87011</text:p>
          </table:table-cell>
          <table:table-cell office:value-type="float" office:value="87038" calcext:value-type="float">
            <text:p>87038</text:p>
          </table:table-cell>
        </table:table-row>
        <table:table-row table:style-name="ro1">
          <table:table-cell office:value-type="float" office:value="87022" calcext:value-type="float">
            <text:p>87022</text:p>
          </table:table-cell>
          <table:table-cell office:value-type="float" office:value="87014" calcext:value-type="float">
            <text:p>87014</text:p>
          </table:table-cell>
          <table:table-cell office:value-type="float" office:value="87041" calcext:value-type="float">
            <text:p>87041</text:p>
          </table:table-cell>
        </table:table-row>
        <table:table-row table:style-name="ro1">
          <table:table-cell office:value-type="float" office:value="87049" calcext:value-type="float">
            <text:p>87049</text:p>
          </table:table-cell>
          <table:table-cell office:value-type="float" office:value="87020" calcext:value-type="float">
            <text:p>87020</text:p>
          </table:table-cell>
          <table:table-cell office:value-type="float" office:value="87045" calcext:value-type="float">
            <text:p>87045</text:p>
          </table:table-cell>
        </table:table-row>
        <table:table-row table:style-name="ro1">
          <table:table-cell office:value-type="float" office:value="87033" calcext:value-type="float">
            <text:p>87033</text:p>
          </table:table-cell>
          <table:table-cell office:value-type="float" office:value="87023" calcext:value-type="float">
            <text:p>87023</text:p>
          </table:table-cell>
          <table:table-cell office:value-type="float" office:value="87048" calcext:value-type="float">
            <text:p>87048</text:p>
          </table:table-cell>
        </table:table-row>
        <table:table-row table:style-name="ro1">
          <table:table-cell office:value-type="float" office:value="87066" calcext:value-type="float">
            <text:p>87066</text:p>
          </table:table-cell>
          <table:table-cell office:value-type="float" office:value="87029" calcext:value-type="float">
            <text:p>87029</text:p>
          </table:table-cell>
          <table:table-cell office:value-type="float" office:value="87054" calcext:value-type="float">
            <text:p>87054</text:p>
          </table:table-cell>
        </table:table-row>
        <table:table-row table:style-name="ro1">
          <table:table-cell office:value-type="float" office:value="87070" calcext:value-type="float">
            <text:p>87070</text:p>
          </table:table-cell>
          <table:table-cell office:value-type="float" office:value="87036" calcext:value-type="float">
            <text:p>87036</text:p>
          </table:table-cell>
          <table:table-cell office:value-type="float" office:value="87060" calcext:value-type="float">
            <text:p>87060</text:p>
          </table:table-cell>
        </table:table-row>
        <table:table-row table:style-name="ro1">
          <table:table-cell office:value-type="float" office:value="87061" calcext:value-type="float">
            <text:p>87061</text:p>
          </table:table-cell>
          <table:table-cell office:value-type="float" office:value="87041" calcext:value-type="float">
            <text:p>87041</text:p>
          </table:table-cell>
          <table:table-cell office:value-type="float" office:value="87064" calcext:value-type="float">
            <text:p>87064</text:p>
          </table:table-cell>
        </table:table-row>
        <table:table-row table:style-name="ro1">
          <table:table-cell office:value-type="float" office:value="87025" calcext:value-type="float">
            <text:p>87025</text:p>
          </table:table-cell>
          <table:table-cell office:value-type="float" office:value="87042" calcext:value-type="float">
            <text:p>87042</text:p>
          </table:table-cell>
          <table:table-cell office:value-type="float" office:value="87064" calcext:value-type="float">
            <text:p>87064</text:p>
          </table:table-cell>
        </table:table-row>
        <table:table-row table:style-name="ro1">
          <table:table-cell office:value-type="float" office:value="87064" calcext:value-type="float">
            <text:p>87064</text:p>
          </table:table-cell>
          <table:table-cell office:value-type="float" office:value="87047" calcext:value-type="float">
            <text:p>87047</text:p>
          </table:table-cell>
          <table:table-cell office:value-type="float" office:value="87068" calcext:value-type="float">
            <text:p>87068</text:p>
          </table:table-cell>
        </table:table-row>
        <table:table-row table:style-name="ro1">
          <table:table-cell office:value-type="float" office:value="87071" calcext:value-type="float">
            <text:p>87071</text:p>
          </table:table-cell>
          <table:table-cell office:value-type="float" office:value="87052" calcext:value-type="float">
            <text:p>87052</text:p>
          </table:table-cell>
          <table:table-cell office:value-type="float" office:value="87072" calcext:value-type="float">
            <text:p>87072</text:p>
          </table:table-cell>
        </table:table-row>
        <table:table-row table:style-name="ro1">
          <table:table-cell office:value-type="float" office:value="87077" calcext:value-type="float">
            <text:p>87077</text:p>
          </table:table-cell>
          <table:table-cell office:value-type="float" office:value="87057" calcext:value-type="float">
            <text:p>87057</text:p>
          </table:table-cell>
          <table:table-cell office:value-type="float" office:value="87077" calcext:value-type="float">
            <text:p>87077</text:p>
          </table:table-cell>
        </table:table-row>
        <table:table-row table:style-name="ro1">
          <table:table-cell office:value-type="float" office:value="87059" calcext:value-type="float">
            <text:p>87059</text:p>
          </table:table-cell>
          <table:table-cell office:value-type="float" office:value="87060" calcext:value-type="float">
            <text:p>87060</text:p>
          </table:table-cell>
          <table:table-cell office:value-type="float" office:value="87079" calcext:value-type="float">
            <text:p>87079</text:p>
          </table:table-cell>
        </table:table-row>
        <table:table-row table:style-name="ro1">
          <table:table-cell office:value-type="float" office:value="87093" calcext:value-type="float">
            <text:p>87093</text:p>
          </table:table-cell>
          <table:table-cell office:value-type="float" office:value="87066" calcext:value-type="float">
            <text:p>87066</text:p>
          </table:table-cell>
          <table:table-cell office:value-type="float" office:value="87083" calcext:value-type="float">
            <text:p>87083</text:p>
          </table:table-cell>
        </table:table-row>
        <table:table-row table:style-name="ro1">
          <table:table-cell office:value-type="float" office:value="87090" calcext:value-type="float">
            <text:p>87090</text:p>
          </table:table-cell>
          <table:table-cell office:value-type="float" office:value="87071" calcext:value-type="float">
            <text:p>87071</text:p>
          </table:table-cell>
          <table:table-cell office:value-type="float" office:value="87088" calcext:value-type="float">
            <text:p>87088</text:p>
          </table:table-cell>
        </table:table-row>
        <table:table-row table:style-name="ro1">
          <table:table-cell office:value-type="float" office:value="87090" calcext:value-type="float">
            <text:p>87090</text:p>
          </table:table-cell>
          <table:table-cell office:value-type="float" office:value="87076" calcext:value-type="float">
            <text:p>87076</text:p>
          </table:table-cell>
          <table:table-cell office:value-type="float" office:value="87091" calcext:value-type="float">
            <text:p>87091</text:p>
          </table:table-cell>
        </table:table-row>
        <table:table-row table:style-name="ro1">
          <table:table-cell office:value-type="float" office:value="87083" calcext:value-type="float">
            <text:p>87083</text:p>
          </table:table-cell>
          <table:table-cell office:value-type="float" office:value="87080" calcext:value-type="float">
            <text:p>87080</text:p>
          </table:table-cell>
          <table:table-cell office:value-type="float" office:value="87093" calcext:value-type="float">
            <text:p>87093</text:p>
          </table:table-cell>
        </table:table-row>
        <table:table-row table:style-name="ro1">
          <table:table-cell office:value-type="float" office:value="87071" calcext:value-type="float">
            <text:p>87071</text:p>
          </table:table-cell>
          <table:table-cell office:value-type="float" office:value="87082" calcext:value-type="float">
            <text:p>87082</text:p>
          </table:table-cell>
          <table:table-cell office:value-type="float" office:value="87094" calcext:value-type="float">
            <text:p>87094</text:p>
          </table:table-cell>
        </table:table-row>
        <table:table-row table:style-name="ro1">
          <table:table-cell office:value-type="float" office:value="87070" calcext:value-type="float">
            <text:p>87070</text:p>
          </table:table-cell>
          <table:table-cell office:value-type="float" office:value="87084" calcext:value-type="float">
            <text:p>87084</text:p>
          </table:table-cell>
          <table:table-cell office:value-type="float" office:value="87095" calcext:value-type="float">
            <text:p>87095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090" calcext:value-type="float">
            <text:p>87090</text:p>
          </table:table-cell>
          <table:table-cell office:value-type="float" office:value="87099" calcext:value-type="float">
            <text:p>87099</text:p>
          </table:table-cell>
        </table:table-row>
        <table:table-row table:style-name="ro1">
          <table:table-cell office:value-type="float" office:value="87078" calcext:value-type="float">
            <text:p>87078</text:p>
          </table:table-cell>
          <table:table-cell office:value-type="float" office:value="87092" calcext:value-type="float">
            <text:p>87092</text:p>
          </table:table-cell>
          <table:table-cell office:value-type="float" office:value="87099" calcext:value-type="float">
            <text:p>87099</text:p>
          </table:table-cell>
        </table:table-row>
        <table:table-row table:style-name="ro1">
          <table:table-cell office:value-type="float" office:value="87098" calcext:value-type="float">
            <text:p>87098</text:p>
          </table:table-cell>
          <table:table-cell office:value-type="float" office:value="87096" calcext:value-type="float">
            <text:p>87096</text:p>
          </table:table-cell>
          <table:table-cell office:value-type="float" office:value="87101" calcext:value-type="float">
            <text:p>87101</text:p>
          </table:table-cell>
        </table:table-row>
        <table:table-row table:style-name="ro1">
          <table:table-cell office:value-type="float" office:value="87118" calcext:value-type="float">
            <text:p>87118</text:p>
          </table:table-cell>
          <table:table-cell office:value-type="float" office:value="87101" calcext:value-type="float">
            <text:p>87101</text:p>
          </table:table-cell>
          <table:table-cell office:value-type="float" office:value="87105" calcext:value-type="float">
            <text:p>87105</text:p>
          </table:table-cell>
        </table:table-row>
        <table:table-row table:style-name="ro1">
          <table:table-cell office:value-type="float" office:value="87093" calcext:value-type="float">
            <text:p>87093</text:p>
          </table:table-cell>
          <table:table-cell office:value-type="float" office:value="87103" calcext:value-type="float">
            <text:p>87103</text:p>
          </table:table-cell>
          <table:table-cell office:value-type="float" office:value="87106" calcext:value-type="float">
            <text:p>87106</text:p>
          </table:table-cell>
        </table:table-row>
        <table:table-row table:style-name="ro1">
          <table:table-cell office:value-type="float" office:value="87106" calcext:value-type="float">
            <text:p>87106</text:p>
          </table:table-cell>
          <table:table-cell office:value-type="float" office:value="87107" calcext:value-type="float">
            <text:p>87107</text:p>
          </table:table-cell>
          <table:table-cell office:value-type="float" office:value="87108" calcext:value-type="float">
            <text:p>87108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table:number-columns-repeated="2" office:value-type="float" office:value="87109" calcext:value-type="float">
            <text:p>87109</text:p>
          </table:table-cell>
        </table:table-row>
        <table:table-row table:style-name="ro1">
          <table:table-cell office:value-type="float" office:value="87115" calcext:value-type="float">
            <text:p>87115</text:p>
          </table:table-cell>
          <table:table-cell office:value-type="float" office:value="87113" calcext:value-type="float">
            <text:p>87113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096" calcext:value-type="float">
            <text:p>87096</text:p>
          </table:table-cell>
          <table:table-cell office:value-type="float" office:value="87114" calcext:value-type="float">
            <text:p>87114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091" calcext:value-type="float">
            <text:p>87091</text:p>
          </table:table-cell>
          <table:table-cell office:value-type="float" office:value="87115" calcext:value-type="float">
            <text:p>87115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106" calcext:value-type="float">
            <text:p>87106</text:p>
          </table:table-cell>
          <table:table-cell office:value-type="float" office:value="87117" calcext:value-type="float">
            <text:p>87117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110" calcext:value-type="float">
            <text:p>87110</text:p>
          </table:table-cell>
          <table:table-cell office:value-type="float" office:value="87119" calcext:value-type="float">
            <text:p>87119</text:p>
          </table:table-cell>
          <table:table-cell office:value-type="float" office:value="87112" calcext:value-type="float">
            <text:p>87112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87120" calcext:value-type="float">
            <text:p>87120</text:p>
          </table:table-cell>
          <table:table-cell office:value-type="float" office:value="87112" calcext:value-type="float">
            <text:p>87112</text:p>
          </table:table-cell>
        </table:table-row>
        <table:table-row table:style-name="ro1">
          <table:table-cell office:value-type="float" office:value="87132" calcext:value-type="float">
            <text:p>87132</text:p>
          </table:table-cell>
          <table:table-cell office:value-type="float" office:value="87124" calcext:value-type="float">
            <text:p>87124</text:p>
          </table:table-cell>
          <table:table-cell office:value-type="float" office:value="87115" calcext:value-type="float">
            <text:p>87115</text:p>
          </table:table-cell>
        </table:table-row>
        <table:table-row table:style-name="ro1">
          <table:table-cell office:value-type="float" office:value="87125" calcext:value-type="float">
            <text:p>87125</text:p>
          </table:table-cell>
          <table:table-cell office:value-type="float" office:value="87127" calcext:value-type="float">
            <text:p>87127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11" calcext:value-type="float">
            <text:p>87111</text:p>
          </table:table-cell>
          <table:table-cell office:value-type="float" office:value="87128" calcext:value-type="float">
            <text:p>87128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29" calcext:value-type="float">
            <text:p>87129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15" calcext:value-type="float">
            <text:p>87115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02" calcext:value-type="float">
            <text:p>87102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6" calcext:value-type="float">
            <text:p>87116</text:p>
          </table:table-cell>
        </table:table-row>
        <table:table-row table:style-name="ro1">
          <table:table-cell office:value-type="float" office:value="87116" calcext:value-type="float">
            <text:p>87116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6" calcext:value-type="float">
            <text:p>87116</text:p>
          </table:table-cell>
        </table:table-row>
        <table:table-row table:style-name="ro1">
          <table:table-cell office:value-type="float" office:value="87139" calcext:value-type="float">
            <text:p>87139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9" calcext:value-type="float">
            <text:p>87119</text:p>
          </table:table-cell>
        </table:table-row>
        <table:table-row table:style-name="ro1">
          <table:table-cell office:value-type="float" office:value="87147" calcext:value-type="float">
            <text:p>87147</text:p>
          </table:table-cell>
          <table:table-cell office:value-type="float" office:value="87138" calcext:value-type="float">
            <text:p>87138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137" calcext:value-type="float">
            <text:p>87137</text:p>
          </table:table-cell>
          <table:table-cell office:value-type="float" office:value="87140" calcext:value-type="float">
            <text:p>87140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24" calcext:value-type="float">
            <text:p>87124</text:p>
          </table:table-cell>
          <table:table-cell office:value-type="float" office:value="87141" calcext:value-type="float">
            <text:p>87141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32" calcext:value-type="float">
            <text:p>87132</text:p>
          </table:table-cell>
          <table:table-cell office:value-type="float" office:value="87142" calcext:value-type="float">
            <text:p>87142</text:p>
          </table:table-cell>
          <table:table-cell office:value-type="float" office:value="87125" calcext:value-type="float">
            <text:p>87125</text:p>
          </table:table-cell>
        </table:table-row>
        <table:table-row table:style-name="ro1">
          <table:table-cell office:value-type="float" office:value="87139" calcext:value-type="float">
            <text:p>87139</text:p>
          </table:table-cell>
          <table:table-cell office:value-type="float" office:value="87144" calcext:value-type="float">
            <text:p>87144</text:p>
          </table:table-cell>
          <table:table-cell office:value-type="float" office:value="87127" calcext:value-type="float">
            <text:p>87127</text:p>
          </table:table-cell>
        </table:table-row>
        <table:table-row table:style-name="ro1">
          <table:table-cell office:value-type="float" office:value="87121" calcext:value-type="float">
            <text:p>87121</text:p>
          </table:table-cell>
          <table:table-cell office:value-type="float" office:value="87144" calcext:value-type="float">
            <text:p>87144</text:p>
          </table:table-cell>
          <table:table-cell office:value-type="float" office:value="87126" calcext:value-type="float">
            <text:p>87126</text:p>
          </table:table-cell>
        </table:table-row>
        <table:table-row table:style-name="ro1">
          <table:table-cell office:value-type="float" office:value="87110" calcext:value-type="float">
            <text:p>87110</text:p>
          </table:table-cell>
          <table:table-cell office:value-type="float" office:value="87143" calcext:value-type="float">
            <text:p>87143</text:p>
          </table:table-cell>
          <table:table-cell office:value-type="float" office:value="87125" calcext:value-type="float">
            <text:p>87125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43" calcext:value-type="float">
            <text:p>87143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48" calcext:value-type="float">
            <text:p>87148</text:p>
          </table:table-cell>
          <table:table-cell office:value-type="float" office:value="87145" calcext:value-type="float">
            <text:p>87145</text:p>
          </table:table-cell>
          <table:table-cell office:value-type="float" office:value="87127" calcext:value-type="float">
            <text:p>87127</text:p>
          </table:table-cell>
        </table:table-row>
        <table:table-row table:style-name="ro1">
          <table:table-cell office:value-type="float" office:value="87150" calcext:value-type="float">
            <text:p>87150</text:p>
          </table:table-cell>
          <table:table-cell office:value-type="float" office:value="87148" calcext:value-type="float">
            <text:p>87148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34" calcext:value-type="float">
            <text:p>87134</text:p>
          </table:table-cell>
          <table:table-cell office:value-type="float" office:value="87148" calcext:value-type="float">
            <text:p>87148</text:p>
          </table:table-cell>
          <table:table-cell office:value-type="float" office:value="87130" calcext:value-type="float">
            <text:p>87130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48" calcext:value-type="float">
            <text:p>87148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46" calcext:value-type="float">
            <text:p>87146</text:p>
          </table:table-cell>
          <table:table-cell office:value-type="float" office:value="87149" calcext:value-type="float">
            <text:p>87149</text:p>
          </table:table-cell>
          <table:table-cell office:value-type="float" office:value="87130" calcext:value-type="float">
            <text:p>87130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48" calcext:value-type="float">
            <text:p>87148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20" calcext:value-type="float">
            <text:p>87120</text:p>
          </table:table-cell>
          <table:table-cell office:value-type="float" office:value="87147" calcext:value-type="float">
            <text:p>87147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7" calcext:value-type="float">
            <text:p>87137</text:p>
          </table:table-cell>
          <table:table-cell office:value-type="float" office:value="87148" calcext:value-type="float">
            <text:p>87148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14" calcext:value-type="float">
            <text:p>87114</text:p>
          </table:table-cell>
          <table:table-cell office:value-type="float" office:value="87146" calcext:value-type="float">
            <text:p>87146</text:p>
          </table:table-cell>
          <table:table-cell office:value-type="float" office:value="87127" calcext:value-type="float">
            <text:p>87127</text:p>
          </table:table-cell>
        </table:table-row>
        <table:table-row table:style-name="ro1">
          <table:table-cell office:value-type="float" office:value="87136" calcext:value-type="float">
            <text:p>87136</text:p>
          </table:table-cell>
          <table:table-cell office:value-type="float" office:value="87146" calcext:value-type="float">
            <text:p>87146</text:p>
          </table:table-cell>
          <table:table-cell office:value-type="float" office:value="87127" calcext:value-type="float">
            <text:p>87127</text:p>
          </table:table-cell>
        </table:table-row>
        <table:table-row table:style-name="ro1">
          <table:table-cell office:value-type="float" office:value="87144" calcext:value-type="float">
            <text:p>87144</text:p>
          </table:table-cell>
          <table:table-cell office:value-type="float" office:value="87147" calcext:value-type="float">
            <text:p>87147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0" calcext:value-type="float">
            <text:p>87130</text:p>
          </table:table-cell>
          <table:table-cell office:value-type="float" office:value="87147" calcext:value-type="float">
            <text:p>87147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6" calcext:value-type="float">
            <text:p>87136</text:p>
          </table:table-cell>
          <table:table-cell office:value-type="float" office:value="87147" calcext:value-type="float">
            <text:p>87147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14" calcext:value-type="float">
            <text:p>87114</text:p>
          </table:table-cell>
          <table:table-cell office:value-type="float" office:value="87145" calcext:value-type="float">
            <text:p>87145</text:p>
          </table:table-cell>
          <table:table-cell office:value-type="float" office:value="87126" calcext:value-type="float">
            <text:p>87126</text:p>
          </table:table-cell>
        </table:table-row>
        <table:table-row table:style-name="ro1">
          <table:table-cell office:value-type="float" office:value="87114" calcext:value-type="float">
            <text:p>87114</text:p>
          </table:table-cell>
          <table:table-cell office:value-type="float" office:value="87143" calcext:value-type="float">
            <text:p>87143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21" calcext:value-type="float">
            <text:p>87121</text:p>
          </table:table-cell>
          <table:table-cell office:value-type="float" office:value="87141" calcext:value-type="float">
            <text:p>87141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33" calcext:value-type="float">
            <text:p>87133</text:p>
          </table:table-cell>
          <table:table-cell office:value-type="float" office:value="87141" calcext:value-type="float">
            <text:p>87141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40" calcext:value-type="float">
            <text:p>87140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116" calcext:value-type="float">
            <text:p>87116</text:p>
          </table:table-cell>
          <table:table-cell office:value-type="float" office:value="87139" calcext:value-type="float">
            <text:p>87139</text:p>
          </table:table-cell>
          <table:table-cell office:value-type="float" office:value="87120" calcext:value-type="float">
            <text:p>87120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38" calcext:value-type="float">
            <text:p>87138</text:p>
          </table:table-cell>
          <table:table-cell office:value-type="float" office:value="87120" calcext:value-type="float">
            <text:p>87120</text:p>
          </table:table-cell>
        </table:table-row>
        <table:table-row table:style-name="ro1">
          <table:table-cell office:value-type="float" office:value="87121" calcext:value-type="float">
            <text:p>87121</text:p>
          </table:table-cell>
          <table:table-cell office:value-type="float" office:value="87136" calcext:value-type="float">
            <text:p>87136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25" calcext:value-type="float">
            <text:p>87125</text:p>
          </table:table-cell>
          <table:table-cell office:value-type="float" office:value="87136" calcext:value-type="float">
            <text:p>87136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6" calcext:value-type="float">
            <text:p>87116</text:p>
          </table:table-cell>
        </table:table-row>
        <table:table-row table:style-name="ro1">
          <table:table-cell office:value-type="float" office:value="87118" calcext:value-type="float">
            <text:p>87118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4" calcext:value-type="float">
            <text:p>87114</text:p>
          </table:table-cell>
        </table:table-row>
        <table:table-row table:style-name="ro1">
          <table:table-cell office:value-type="float" office:value="87121" calcext:value-type="float">
            <text:p>87121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34" calcext:value-type="float">
            <text:p>87134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10" calcext:value-type="float">
            <text:p>87110</text:p>
          </table:table-cell>
          <table:table-cell office:value-type="float" office:value="87129" calcext:value-type="float">
            <text:p>87129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27" calcext:value-type="float">
            <text:p>87127</text:p>
          </table:table-cell>
          <table:table-cell office:value-type="float" office:value="87109" calcext:value-type="float">
            <text:p>87109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27" calcext:value-type="float">
            <text:p>87127</text:p>
          </table:table-cell>
          <table:table-cell office:value-type="float" office:value="87109" calcext:value-type="float">
            <text:p>87109</text:p>
          </table:table-cell>
        </table:table-row>
        <table:table-row table:style-name="ro1">
          <table:table-cell office:value-type="float" office:value="87135" calcext:value-type="float">
            <text:p>87135</text:p>
          </table:table-cell>
          <table:table-cell office:value-type="float" office:value="87127" calcext:value-type="float">
            <text:p>87127</text:p>
          </table:table-cell>
          <table:table-cell office:value-type="float" office:value="87110" calcext:value-type="float">
            <text:p>87110</text:p>
          </table:table-cell>
        </table:table-row>
        <table:table-row table:style-name="ro1">
          <table:table-cell office:value-type="float" office:value="87103" calcext:value-type="float">
            <text:p>87103</text:p>
          </table:table-cell>
          <table:table-cell office:value-type="float" office:value="87125" calcext:value-type="float">
            <text:p>87125</text:p>
          </table:table-cell>
          <table:table-cell office:value-type="float" office:value="87107" calcext:value-type="float">
            <text:p>87107</text:p>
          </table:table-cell>
        </table:table-row>
        <table:table-row table:style-name="ro1">
          <table:table-cell office:value-type="float" office:value="87108" calcext:value-type="float">
            <text:p>87108</text:p>
          </table:table-cell>
          <table:table-cell office:value-type="float" office:value="87123" calcext:value-type="float">
            <text:p>87123</text:p>
          </table:table-cell>
          <table:table-cell office:value-type="float" office:value="87105" calcext:value-type="float">
            <text:p>87105</text:p>
          </table:table-cell>
        </table:table-row>
        <table:table-row table:style-name="ro1">
          <table:table-cell office:value-type="float" office:value="87118" calcext:value-type="float">
            <text:p>87118</text:p>
          </table:table-cell>
          <table:table-cell office:value-type="float" office:value="87122" calcext:value-type="float">
            <text:p>87122</text:p>
          </table:table-cell>
          <table:table-cell office:value-type="float" office:value="87104" calcext:value-type="float">
            <text:p>87104</text:p>
          </table:table-cell>
        </table:table-row>
        <table:table-row table:style-name="ro1">
          <table:table-cell office:value-type="float" office:value="87113" calcext:value-type="float">
            <text:p>87113</text:p>
          </table:table-cell>
          <table:table-cell office:value-type="float" office:value="87121" calcext:value-type="float">
            <text:p>87121</text:p>
          </table:table-cell>
          <table:table-cell office:value-type="float" office:value="87103" calcext:value-type="float">
            <text:p>87103</text:p>
          </table:table-cell>
        </table:table-row>
        <table:table-row table:style-name="ro1">
          <table:table-cell office:value-type="float" office:value="87083" calcext:value-type="float">
            <text:p>87083</text:p>
          </table:table-cell>
          <table:table-cell office:value-type="float" office:value="87117" calcext:value-type="float">
            <text:p>87117</text:p>
          </table:table-cell>
          <table:table-cell office:value-type="float" office:value="87099" calcext:value-type="float">
            <text:p>87099</text:p>
          </table:table-cell>
        </table:table-row>
        <table:table-row table:style-name="ro1">
          <table:table-cell office:value-type="float" office:value="87107" calcext:value-type="float">
            <text:p>87107</text:p>
          </table:table-cell>
          <table:table-cell office:value-type="float" office:value="87116" calcext:value-type="float">
            <text:p>87116</text:p>
          </table:table-cell>
          <table:table-cell office:value-type="float" office:value="87098" calcext:value-type="float">
            <text:p>87098</text:p>
          </table:table-cell>
        </table:table-row>
        <table:table-row table:style-name="ro1">
          <table:table-cell office:value-type="float" office:value="87105" calcext:value-type="float">
            <text:p>87105</text:p>
          </table:table-cell>
          <table:table-cell office:value-type="float" office:value="87114" calcext:value-type="float">
            <text:p>87114</text:p>
          </table:table-cell>
          <table:table-cell office:value-type="float" office:value="87096" calcext:value-type="float">
            <text:p>87096</text:p>
          </table:table-cell>
        </table:table-row>
        <table:table-row table:style-name="ro1">
          <table:table-cell office:value-type="float" office:value="87076" calcext:value-type="float">
            <text:p>87076</text:p>
          </table:table-cell>
          <table:table-cell office:value-type="float" office:value="87110" calcext:value-type="float">
            <text:p>87110</text:p>
          </table:table-cell>
          <table:table-cell office:value-type="float" office:value="87092" calcext:value-type="float">
            <text:p>87092</text:p>
          </table:table-cell>
        </table:table-row>
        <table:table-row table:style-name="ro1">
          <table:table-cell office:value-type="float" office:value="87079" calcext:value-type="float">
            <text:p>87079</text:p>
          </table:table-cell>
          <table:table-cell office:value-type="float" office:value="87106" calcext:value-type="float">
            <text:p>87106</text:p>
          </table:table-cell>
          <table:table-cell office:value-type="float" office:value="87088" calcext:value-type="float">
            <text:p>87088</text:p>
          </table:table-cell>
        </table:table-row>
        <table:table-row table:style-name="ro1">
          <table:table-cell office:value-type="float" office:value="87081" calcext:value-type="float">
            <text:p>87081</text:p>
          </table:table-cell>
          <table:table-cell office:value-type="float" office:value="87103" calcext:value-type="float">
            <text:p>87103</text:p>
          </table:table-cell>
          <table:table-cell office:value-type="float" office:value="87084" calcext:value-type="float">
            <text:p>87084</text:p>
          </table:table-cell>
        </table:table-row>
        <table:table-row table:style-name="ro1">
          <table:table-cell office:value-type="float" office:value="87054" calcext:value-type="float">
            <text:p>87054</text:p>
          </table:table-cell>
          <table:table-cell office:value-type="float" office:value="87097" calcext:value-type="float">
            <text:p>87097</text:p>
          </table:table-cell>
          <table:table-cell office:value-type="float" office:value="87078" calcext:value-type="float">
            <text:p>87078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87096" calcext:value-type="float">
            <text:p>87096</text:p>
          </table:table-cell>
          <table:table-cell office:value-type="float" office:value="87077" calcext:value-type="float">
            <text:p>87077</text:p>
          </table:table-cell>
        </table:table-row>
        <table:table-row table:style-name="ro1">
          <table:table-cell office:value-type="float" office:value="87089" calcext:value-type="float">
            <text:p>87089</text:p>
          </table:table-cell>
          <table:table-cell office:value-type="float" office:value="87094" calcext:value-type="float">
            <text:p>87094</text:p>
          </table:table-cell>
          <table:table-cell office:value-type="float" office:value="87075" calcext:value-type="float">
            <text:p>87075</text:p>
          </table:table-cell>
        </table:table-row>
        <table:table-row table:style-name="ro1">
          <table:table-cell office:value-type="float" office:value="87077" calcext:value-type="float">
            <text:p>87077</text:p>
          </table:table-cell>
          <table:table-cell office:value-type="float" office:value="87092" calcext:value-type="float">
            <text:p>87092</text:p>
          </table:table-cell>
          <table:table-cell office:value-type="float" office:value="87072" calcext:value-type="float">
            <text:p>87072</text:p>
          </table:table-cell>
        </table:table-row>
        <table:table-row table:style-name="ro1">
          <table:table-cell office:value-type="float" office:value="87088" calcext:value-type="float">
            <text:p>87088</text:p>
          </table:table-cell>
          <table:table-cell office:value-type="float" office:value="87090" calcext:value-type="float">
            <text:p>87090</text:p>
          </table:table-cell>
          <table:table-cell office:value-type="float" office:value="87071" calcext:value-type="float">
            <text:p>87071</text:p>
          </table:table-cell>
        </table:table-row>
        <table:table-row table:style-name="ro1">
          <table:table-cell office:value-type="float" office:value="87058" calcext:value-type="float">
            <text:p>87058</text:p>
          </table:table-cell>
          <table:table-cell office:value-type="float" office:value="87086" calcext:value-type="float">
            <text:p>87086</text:p>
          </table:table-cell>
          <table:table-cell office:value-type="float" office:value="87067" calcext:value-type="float">
            <text:p>87067</text:p>
          </table:table-cell>
        </table:table-row>
        <table:table-row table:style-name="ro1">
          <table:table-cell office:value-type="float" office:value="87060" calcext:value-type="float">
            <text:p>87060</text:p>
          </table:table-cell>
          <table:table-cell office:value-type="float" office:value="87082" calcext:value-type="float">
            <text:p>87082</text:p>
          </table:table-cell>
          <table:table-cell office:value-type="float" office:value="87063" calcext:value-type="float">
            <text:p>87063</text:p>
          </table:table-cell>
        </table:table-row>
        <table:table-row table:style-name="ro1">
          <table:table-cell office:value-type="float" office:value="87060" calcext:value-type="float">
            <text:p>87060</text:p>
          </table:table-cell>
          <table:table-cell office:value-type="float" office:value="87078" calcext:value-type="float">
            <text:p>87078</text:p>
          </table:table-cell>
          <table:table-cell office:value-type="float" office:value="87059" calcext:value-type="float">
            <text:p>87059</text:p>
          </table:table-cell>
        </table:table-row>
        <table:table-row table:style-name="ro1">
          <table:table-cell office:value-type="float" office:value="87045" calcext:value-type="float">
            <text:p>87045</text:p>
          </table:table-cell>
          <table:table-cell office:value-type="float" office:value="87074" calcext:value-type="float">
            <text:p>87074</text:p>
          </table:table-cell>
          <table:table-cell office:value-type="float" office:value="87055" calcext:value-type="float">
            <text:p>87055</text:p>
          </table:table-cell>
        </table:table-row>
        <table:table-row table:style-name="ro1">
          <table:table-cell office:value-type="float" office:value="87058" calcext:value-type="float">
            <text:p>87058</text:p>
          </table:table-cell>
          <table:table-cell office:value-type="float" office:value="87070" calcext:value-type="float">
            <text:p>87070</text:p>
          </table:table-cell>
          <table:table-cell office:value-type="float" office:value="87052" calcext:value-type="float">
            <text:p>87052</text:p>
          </table:table-cell>
        </table:table-row>
        <table:table-row table:style-name="ro1">
          <table:table-cell office:value-type="float" office:value="87043" calcext:value-type="float">
            <text:p>87043</text:p>
          </table:table-cell>
          <table:table-cell office:value-type="float" office:value="87066" calcext:value-type="float">
            <text:p>87066</text:p>
          </table:table-cell>
          <table:table-cell office:value-type="float" office:value="87048" calcext:value-type="float">
            <text:p>87048</text:p>
          </table:table-cell>
        </table:table-row>
        <table:table-row table:style-name="ro1">
          <table:table-cell office:value-type="float" office:value="87051" calcext:value-type="float">
            <text:p>87051</text:p>
          </table:table-cell>
          <table:table-cell office:value-type="float" office:value="87063" calcext:value-type="float">
            <text:p>87063</text:p>
          </table:table-cell>
          <table:table-cell office:value-type="float" office:value="87045" calcext:value-type="float">
            <text:p>87045</text:p>
          </table:table-cell>
        </table:table-row>
        <table:table-row table:style-name="ro1">
          <table:table-cell office:value-type="float" office:value="87028" calcext:value-type="float">
            <text:p>87028</text:p>
          </table:table-cell>
          <table:table-cell office:value-type="float" office:value="87057" calcext:value-type="float">
            <text:p>87057</text:p>
          </table:table-cell>
          <table:table-cell office:value-type="float" office:value="87040" calcext:value-type="float">
            <text:p>87040</text:p>
          </table:table-cell>
        </table:table-row>
        <table:table-row table:style-name="ro1">
          <table:table-cell office:value-type="float" office:value="87033" calcext:value-type="float">
            <text:p>87033</text:p>
          </table:table-cell>
          <table:table-cell office:value-type="float" office:value="87053" calcext:value-type="float">
            <text:p>87053</text:p>
          </table:table-cell>
          <table:table-cell office:value-type="float" office:value="87036" calcext:value-type="float">
            <text:p>87036</text:p>
          </table:table-cell>
        </table:table-row>
        <table:table-row table:style-name="ro1">
          <table:table-cell office:value-type="float" office:value="87019" calcext:value-type="float">
            <text:p>87019</text:p>
          </table:table-cell>
          <table:table-cell office:value-type="float" office:value="87048" calcext:value-type="float">
            <text:p>87048</text:p>
          </table:table-cell>
          <table:table-cell office:value-type="float" office:value="87031" calcext:value-type="float">
            <text:p>87031</text:p>
          </table:table-cell>
        </table:table-row>
        <table:table-row table:style-name="ro1">
          <table:table-cell office:value-type="float" office:value="87043" calcext:value-type="float">
            <text:p>87043</text:p>
          </table:table-cell>
          <table:table-cell office:value-type="float" office:value="87045" calcext:value-type="float">
            <text:p>87045</text:p>
          </table:table-cell>
          <table:table-cell office:value-type="float" office:value="87029" calcext:value-type="float">
            <text:p>87029</text:p>
          </table:table-cell>
        </table:table-row>
        <table:table-row table:style-name="ro1">
          <table:table-cell office:value-type="float" office:value="87021" calcext:value-type="float">
            <text:p>87021</text:p>
          </table:table-cell>
          <table:table-cell office:value-type="float" office:value="87040" calcext:value-type="float">
            <text:p>87040</text:p>
          </table:table-cell>
          <table:table-cell office:value-type="float" office:value="87025" calcext:value-type="float">
            <text:p>87025</text:p>
          </table:table-cell>
        </table:table-row>
        <table:table-row table:style-name="ro1">
          <table:table-cell office:value-type="float" office:value="87007" calcext:value-type="float">
            <text:p>87007</text:p>
          </table:table-cell>
          <table:table-cell office:value-type="float" office:value="87035" calcext:value-type="float">
            <text:p>87035</text:p>
          </table:table-cell>
          <table:table-cell office:value-type="float" office:value="87020" calcext:value-type="float">
            <text:p>87020</text:p>
          </table:table-cell>
        </table:table-row>
        <table:table-row table:style-name="ro1">
          <table:table-cell office:value-type="float" office:value="87030" calcext:value-type="float">
            <text:p>87030</text:p>
          </table:table-cell>
          <table:table-cell office:value-type="float" office:value="87032" calcext:value-type="float">
            <text:p>87032</text:p>
          </table:table-cell>
          <table:table-cell office:value-type="float" office:value="87018" calcext:value-type="float">
            <text:p>87018</text:p>
          </table:table-cell>
        </table:table-row>
        <table:table-row table:style-name="ro1">
          <table:table-cell office:value-type="float" office:value="87025" calcext:value-type="float">
            <text:p>87025</text:p>
          </table:table-cell>
          <table:table-cell office:value-type="float" office:value="87029" calcext:value-type="float">
            <text:p>87029</text:p>
          </table:table-cell>
          <table:table-cell office:value-type="float" office:value="87016" calcext:value-type="float">
            <text:p>87016</text:p>
          </table:table-cell>
        </table:table-row>
        <table:table-row table:style-name="ro1">
          <table:table-cell office:value-type="float" office:value="87013" calcext:value-type="float">
            <text:p>87013</text:p>
          </table:table-cell>
          <table:table-cell office:value-type="float" office:value="87025" calcext:value-type="float">
            <text:p>87025</text:p>
          </table:table-cell>
          <table:table-cell office:value-type="float" office:value="87012" calcext:value-type="float">
            <text:p>87012</text:p>
          </table:table-cell>
        </table:table-row>
        <table:table-row table:style-name="ro1">
          <table:table-cell office:value-type="float" office:value="87012" calcext:value-type="float">
            <text:p>87012</text:p>
          </table:table-cell>
          <table:table-cell office:value-type="float" office:value="87021" calcext:value-type="float">
            <text:p>87021</text:p>
          </table:table-cell>
          <table:table-cell office:value-type="float" office:value="87010" calcext:value-type="float">
            <text:p>87010</text:p>
          </table:table-cell>
        </table:table-row>
        <table:table-row table:style-name="ro1">
          <table:table-cell office:value-type="float" office:value="87003" calcext:value-type="float">
            <text:p>87003</text:p>
          </table:table-cell>
          <table:table-cell office:value-type="float" office:value="87016" calcext:value-type="float">
            <text:p>87016</text:p>
          </table:table-cell>
          <table:table-cell office:value-type="float" office:value="87006" calcext:value-type="float">
            <text:p>87006</text:p>
          </table:table-cell>
        </table:table-row>
        <table:table-row table:style-name="ro1">
          <table:table-cell office:value-type="float" office:value="86980" calcext:value-type="float">
            <text:p>86980</text:p>
          </table:table-cell>
          <table:table-cell office:value-type="float" office:value="87010" calcext:value-type="float">
            <text:p>87010</text:p>
          </table:table-cell>
          <table:table-cell office:value-type="float" office:value="87001" calcext:value-type="float">
            <text:p>87001</text:p>
          </table:table-cell>
        </table:table-row>
        <table:table-row table:style-name="ro1">
          <table:table-cell office:value-type="float" office:value="86980" calcext:value-type="float">
            <text:p>86980</text:p>
          </table:table-cell>
          <table:table-cell office:value-type="float" office:value="87004" calcext:value-type="float">
            <text:p>87004</text:p>
          </table:table-cell>
          <table:table-cell office:value-type="float" office:value="86996" calcext:value-type="float">
            <text:p>86996</text:p>
          </table:table-cell>
        </table:table-row>
        <table:table-row table:style-name="ro1">
          <table:table-cell office:value-type="float" office:value="86971" calcext:value-type="float">
            <text:p>86971</text:p>
          </table:table-cell>
          <table:table-cell office:value-type="float" office:value="86998" calcext:value-type="float">
            <text:p>86998</text:p>
          </table:table-cell>
          <table:table-cell office:value-type="float" office:value="86991" calcext:value-type="float">
            <text:p>86991</text:p>
          </table:table-cell>
        </table:table-row>
        <table:table-row table:style-name="ro1">
          <table:table-cell office:value-type="float" office:value="87005" calcext:value-type="float">
            <text:p>87005</text:p>
          </table:table-cell>
          <table:table-cell office:value-type="float" office:value="86996" calcext:value-type="float">
            <text:p>86996</text:p>
          </table:table-cell>
          <table:table-cell office:value-type="float" office:value="86990" calcext:value-type="float">
            <text:p>86990</text:p>
          </table:table-cell>
        </table:table-row>
        <table:table-row table:style-name="ro1">
          <table:table-cell office:value-type="float" office:value="86998" calcext:value-type="float">
            <text:p>86998</text:p>
          </table:table-cell>
          <table:table-cell office:value-type="float" office:value="86993" calcext:value-type="float">
            <text:p>86993</text:p>
          </table:table-cell>
          <table:table-cell office:value-type="float" office:value="86988" calcext:value-type="float">
            <text:p>86988</text:p>
          </table:table-cell>
        </table:table-row>
        <table:table-row table:style-name="ro1">
          <table:table-cell office:value-type="float" office:value="86974" calcext:value-type="float">
            <text:p>86974</text:p>
          </table:table-cell>
          <table:table-cell office:value-type="float" office:value="86988" calcext:value-type="float">
            <text:p>86988</text:p>
          </table:table-cell>
          <table:table-cell office:value-type="float" office:value="86985" calcext:value-type="float">
            <text:p>86985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office:value-type="float" office:value="86983" calcext:value-type="float">
            <text:p>86983</text:p>
          </table:table-cell>
          <table:table-cell office:value-type="float" office:value="86980" calcext:value-type="float">
            <text:p>86980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77" calcext:value-type="float">
            <text:p>86977</text:p>
          </table:table-cell>
          <table:table-cell office:value-type="float" office:value="86976" calcext:value-type="float">
            <text:p>86976</text:p>
          </table:table-cell>
        </table:table-row>
        <table:table-row table:style-name="ro1">
          <table:table-cell office:value-type="float" office:value="86985" calcext:value-type="float">
            <text:p>86985</text:p>
          </table:table-cell>
          <table:table-cell office:value-type="float" office:value="86974" calcext:value-type="float">
            <text:p>86974</text:p>
          </table:table-cell>
          <table:table-cell office:value-type="float" office:value="86975" calcext:value-type="float">
            <text:p>86975</text:p>
          </table:table-cell>
        </table:table-row>
        <table:table-row table:style-name="ro1">
          <table:table-cell office:value-type="float" office:value="86984" calcext:value-type="float">
            <text:p>86984</text:p>
          </table:table-cell>
          <table:table-cell office:value-type="float" office:value="86972" calcext:value-type="float">
            <text:p>86972</text:p>
          </table:table-cell>
          <table:table-cell office:value-type="float" office:value="86973" calcext:value-type="float">
            <text:p>86973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office:value-type="float" office:value="86967" calcext:value-type="float">
            <text:p>86967</text:p>
          </table:table-cell>
          <table:table-cell office:value-type="float" office:value="86970" calcext:value-type="float">
            <text:p>86970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63" calcext:value-type="float">
            <text:p>86963</text:p>
          </table:table-cell>
          <table:table-cell office:value-type="float" office:value="86966" calcext:value-type="float">
            <text:p>86966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office:value-type="float" office:value="86959" calcext:value-type="float">
            <text:p>86959</text:p>
          </table:table-cell>
          <table:table-cell office:value-type="float" office:value="86964" calcext:value-type="float">
            <text:p>86964</text:p>
          </table:table-cell>
        </table:table-row>
        <table:table-row table:style-name="ro1">
          <table:table-cell office:value-type="float" office:value="86974" calcext:value-type="float">
            <text:p>86974</text:p>
          </table:table-cell>
          <table:table-cell office:value-type="float" office:value="86957" calcext:value-type="float">
            <text:p>86957</text:p>
          </table:table-cell>
          <table:table-cell office:value-type="float" office:value="86963" calcext:value-type="float">
            <text:p>86963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office:value-type="float" office:value="86955" calcext:value-type="float">
            <text:p>86955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75" calcext:value-type="float">
            <text:p>86975</text:p>
          </table:table-cell>
          <table:table-cell office:value-type="float" office:value="86950" calcext:value-type="float">
            <text:p>86950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69" calcext:value-type="float">
            <text:p>86969</text:p>
          </table:table-cell>
          <table:table-cell office:value-type="float" office:value="86949" calcext:value-type="float">
            <text:p>86949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46" calcext:value-type="float">
            <text:p>86946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office:value-type="float" office:value="86944" calcext:value-type="float">
            <text:p>86944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67" calcext:value-type="float">
            <text:p>86967</text:p>
          </table:table-cell>
          <table:table-cell office:value-type="float" office:value="86943" calcext:value-type="float">
            <text:p>86943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office:value-type="float" office:value="86941" calcext:value-type="float">
            <text:p>86941</text:p>
          </table:table-cell>
          <table:table-cell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48" calcext:value-type="float">
            <text:p>86948</text:p>
          </table:table-cell>
          <table:table-cell office:value-type="float" office:value="86939" calcext:value-type="float">
            <text:p>86939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table:number-columns-repeated="2" office:value-type="float" office:value="86936" calcext:value-type="float">
            <text:p>86936</text:p>
          </table:table-cell>
          <table:table-cell office:value-type="float" office:value="86948" calcext:value-type="float">
            <text:p>86948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35" calcext:value-type="float">
            <text:p>86935</text:p>
          </table:table-cell>
          <table:table-cell office:value-type="float" office:value="86948" calcext:value-type="float">
            <text:p>86948</text:p>
          </table:table-cell>
        </table:table-row>
        <table:table-row table:style-name="ro1">
          <table:table-cell office:value-type="float" office:value="86964" calcext:value-type="float">
            <text:p>86964</text:p>
          </table:table-cell>
          <table:table-cell office:value-type="float" office:value="86935" calcext:value-type="float">
            <text:p>86935</text:p>
          </table:table-cell>
          <table:table-cell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37" calcext:value-type="float">
            <text:p>86937</text:p>
          </table:table-cell>
          <table:table-cell office:value-type="float" office:value="86933" calcext:value-type="float">
            <text:p>86933</text:p>
          </table:table-cell>
          <table:table-cell office:value-type="float" office:value="86947" calcext:value-type="float">
            <text:p>86947</text:p>
          </table:table-cell>
        </table:table-row>
        <table:table-row table:style-name="ro1">
          <table:table-cell office:value-type="float" office:value="86932" calcext:value-type="float">
            <text:p>86932</text:p>
          </table:table-cell>
          <table:table-cell office:value-type="float" office:value="86930" calcext:value-type="float">
            <text:p>86930</text:p>
          </table:table-cell>
          <table:table-cell office:value-type="float" office:value="86945" calcext:value-type="float">
            <text:p>86945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office:value-type="float" office:value="86929" calcext:value-type="float">
            <text:p>86929</text:p>
          </table:table-cell>
          <table:table-cell office:value-type="float" office:value="86944" calcext:value-type="float">
            <text:p>86944</text:p>
          </table:table-cell>
        </table:table-row>
        <table:table-row table:style-name="ro1">
          <table:table-cell office:value-type="float" office:value="86939" calcext:value-type="float">
            <text:p>86939</text:p>
          </table:table-cell>
          <table:table-cell office:value-type="float" office:value="86927" calcext:value-type="float">
            <text:p>86927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48" calcext:value-type="float">
            <text:p>86948</text:p>
          </table:table-cell>
          <table:table-cell office:value-type="float" office:value="86927" calcext:value-type="float">
            <text:p>86927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38" calcext:value-type="float">
            <text:p>86938</text:p>
          </table:table-cell>
          <table:table-cell office:value-type="float" office:value="86926" calcext:value-type="float">
            <text:p>86926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34" calcext:value-type="float">
            <text:p>86934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1" calcext:value-type="float">
            <text:p>86941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35" calcext:value-type="float">
            <text:p>86935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1" calcext:value-type="float">
            <text:p>86941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52" calcext:value-type="float">
            <text:p>86952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44" calcext:value-type="float">
            <text:p>86944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39" calcext:value-type="float">
            <text:p>86939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41" calcext:value-type="float">
            <text:p>86941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35" calcext:value-type="float">
            <text:p>86935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office:value-type="float" office:value="86926" calcext:value-type="float">
            <text:p>86926</text:p>
          </table:table-cell>
          <table:table-cell office:value-type="float" office:value="86945" calcext:value-type="float">
            <text:p>86945</text:p>
          </table:table-cell>
        </table:table-row>
        <table:table-row table:style-name="ro1">
          <table:table-cell office:value-type="float" office:value="86960" calcext:value-type="float">
            <text:p>86960</text:p>
          </table:table-cell>
          <table:table-cell office:value-type="float" office:value="86928" calcext:value-type="float">
            <text:p>86928</text:p>
          </table:table-cell>
          <table:table-cell office:value-type="float" office:value="86947" calcext:value-type="float">
            <text:p>86947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29" calcext:value-type="float">
            <text:p>86929</text:p>
          </table:table-cell>
          <table:table-cell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office:value-type="float" office:value="86930" calcext:value-type="float">
            <text:p>86930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office:value-type="float" office:value="86931" calcext:value-type="float">
            <text:p>86931</text:p>
          </table:table-cell>
          <table:table-cell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office:value-type="float" office:value="86933" calcext:value-type="float">
            <text:p>86933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office:value-type="float" office:value="86934" calcext:value-type="float">
            <text:p>86934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office:value-type="float" office:value="86934" calcext:value-type="float">
            <text:p>86934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62" calcext:value-type="float">
            <text:p>86962</text:p>
          </table:table-cell>
          <table:table-cell office:value-type="float" office:value="86936" calcext:value-type="float">
            <text:p>86936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office:value-type="float" office:value="86937" calcext:value-type="float">
            <text:p>86937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2" calcext:value-type="float">
            <text:p>86952</text:p>
          </table:table-cell>
          <table:table-cell office:value-type="float" office:value="86938" calcext:value-type="float">
            <text:p>86938</text:p>
          </table:table-cell>
          <table:table-cell office:value-type="float" office:value="86960" calcext:value-type="float">
            <text:p>86960</text:p>
          </table:table-cell>
        </table:table-row>
        <table:table-row table:style-name="ro1">
          <table:table-cell office:value-type="float" office:value="86970" calcext:value-type="float">
            <text:p>86970</text:p>
          </table:table-cell>
          <table:table-cell office:value-type="float" office:value="86940" calcext:value-type="float">
            <text:p>86940</text:p>
          </table:table-cell>
          <table:table-cell office:value-type="float" office:value="86963" calcext:value-type="float">
            <text:p>86963</text:p>
          </table:table-cell>
        </table:table-row>
        <table:table-row table:style-name="ro1">
          <table:table-cell office:value-type="float" office:value="86982" calcext:value-type="float">
            <text:p>86982</text:p>
          </table:table-cell>
          <table:table-cell office:value-type="float" office:value="86944" calcext:value-type="float">
            <text:p>86944</text:p>
          </table:table-cell>
          <table:table-cell office:value-type="float" office:value="86967" calcext:value-type="float">
            <text:p>86967</text:p>
          </table:table-cell>
        </table:table-row>
        <table:table-row table:style-name="ro1">
          <table:table-cell office:value-type="float" office:value="86970" calcext:value-type="float">
            <text:p>86970</text:p>
          </table:table-cell>
          <table:table-cell office:value-type="float" office:value="86946" calcext:value-type="float">
            <text:p>86946</text:p>
          </table:table-cell>
          <table:table-cell office:value-type="float" office:value="86970" calcext:value-type="float">
            <text:p>86970</text:p>
          </table:table-cell>
        </table:table-row>
        <table:table-row table:style-name="ro1">
          <table:table-cell office:value-type="float" office:value="86989" calcext:value-type="float">
            <text:p>86989</text:p>
          </table:table-cell>
          <table:table-cell office:value-type="float" office:value="86950" calcext:value-type="float">
            <text:p>86950</text:p>
          </table:table-cell>
          <table:table-cell office:value-type="float" office:value="86974" calcext:value-type="float">
            <text:p>86974</text:p>
          </table:table-cell>
        </table:table-row>
        <table:table-row table:style-name="ro1">
          <table:table-cell office:value-type="float" office:value="86967" calcext:value-type="float">
            <text:p>86967</text:p>
          </table:table-cell>
          <table:table-cell office:value-type="float" office:value="86952" calcext:value-type="float">
            <text:p>86952</text:p>
          </table:table-cell>
          <table:table-cell office:value-type="float" office:value="86976" calcext:value-type="float">
            <text:p>86976</text:p>
          </table:table-cell>
        </table:table-row>
        <table:table-row table:style-name="ro1">
          <table:table-cell office:value-type="float" office:value="86985" calcext:value-type="float">
            <text:p>86985</text:p>
          </table:table-cell>
          <table:table-cell office:value-type="float" office:value="86955" calcext:value-type="float">
            <text:p>86955</text:p>
          </table:table-cell>
          <table:table-cell office:value-type="float" office:value="86979" calcext:value-type="float">
            <text:p>86979</text:p>
          </table:table-cell>
        </table:table-row>
        <table:table-row table:style-name="ro1">
          <table:table-cell office:value-type="float" office:value="86981" calcext:value-type="float">
            <text:p>86981</text:p>
          </table:table-cell>
          <table:table-cell office:value-type="float" office:value="86958" calcext:value-type="float">
            <text:p>86958</text:p>
          </table:table-cell>
          <table:table-cell office:value-type="float" office:value="86982" calcext:value-type="float">
            <text:p>86982</text:p>
          </table:table-cell>
        </table:table-row>
        <table:table-row table:style-name="ro1">
          <table:table-cell office:value-type="float" office:value="86989" calcext:value-type="float">
            <text:p>86989</text:p>
          </table:table-cell>
          <table:table-cell office:value-type="float" office:value="86961" calcext:value-type="float">
            <text:p>86961</text:p>
          </table:table-cell>
          <table:table-cell office:value-type="float" office:value="86985" calcext:value-type="float">
            <text:p>86985</text:p>
          </table:table-cell>
        </table:table-row>
        <table:table-row table:style-name="ro1">
          <table:table-cell office:value-type="float" office:value="86996" calcext:value-type="float">
            <text:p>86996</text:p>
          </table:table-cell>
          <table:table-cell office:value-type="float" office:value="86965" calcext:value-type="float">
            <text:p>86965</text:p>
          </table:table-cell>
          <table:table-cell office:value-type="float" office:value="86989" calcext:value-type="float">
            <text:p>86989</text:p>
          </table:table-cell>
        </table:table-row>
        <table:table-row table:style-name="ro1">
          <table:table-cell office:value-type="float" office:value="86977" calcext:value-type="float">
            <text:p>86977</text:p>
          </table:table-cell>
          <table:table-cell office:value-type="float" office:value="86967" calcext:value-type="float">
            <text:p>86967</text:p>
          </table:table-cell>
          <table:table-cell office:value-type="float" office:value="86991" calcext:value-type="float">
            <text:p>86991</text:p>
          </table:table-cell>
        </table:table-row>
        <table:table-row table:style-name="ro1">
          <table:table-cell office:value-type="float" office:value="87003" calcext:value-type="float">
            <text:p>87003</text:p>
          </table:table-cell>
          <table:table-cell office:value-type="float" office:value="86971" calcext:value-type="float">
            <text:p>86971</text:p>
          </table:table-cell>
          <table:table-cell office:value-type="float" office:value="86995" calcext:value-type="float">
            <text:p>86995</text:p>
          </table:table-cell>
        </table:table-row>
        <table:table-row table:style-name="ro1">
          <table:table-cell office:value-type="float" office:value="86978" calcext:value-type="float">
            <text:p>86978</text:p>
          </table:table-cell>
          <table:table-cell office:value-type="float" office:value="86973" calcext:value-type="float">
            <text:p>86973</text:p>
          </table:table-cell>
          <table:table-cell office:value-type="float" office:value="86997" calcext:value-type="float">
            <text:p>86997</text:p>
          </table:table-cell>
        </table:table-row>
        <table:table-row table:style-name="ro1">
          <table:table-cell office:value-type="float" office:value="87004" calcext:value-type="float">
            <text:p>87004</text:p>
          </table:table-cell>
          <table:table-cell office:value-type="float" office:value="86977" calcext:value-type="float">
            <text:p>86977</text:p>
          </table:table-cell>
          <table:table-cell office:value-type="float" office:value="87001" calcext:value-type="float">
            <text:p>87001</text:p>
          </table:table-cell>
        </table:table-row>
        <table:table-row table:style-name="ro1">
          <table:table-cell office:value-type="float" office:value="86998" calcext:value-type="float">
            <text:p>86998</text:p>
          </table:table-cell>
          <table:table-cell office:value-type="float" office:value="86980" calcext:value-type="float">
            <text:p>86980</text:p>
          </table:table-cell>
          <table:table-cell office:value-type="float" office:value="87003" calcext:value-type="float">
            <text:p>87003</text:p>
          </table:table-cell>
        </table:table-row>
        <table:table-row table:style-name="ro1">
          <table:table-cell office:value-type="float" office:value="87029" calcext:value-type="float">
            <text:p>87029</text:p>
          </table:table-cell>
          <table:table-cell office:value-type="float" office:value="86985" calcext:value-type="float">
            <text:p>86985</text:p>
          </table:table-cell>
          <table:table-cell office:value-type="float" office:value="87009" calcext:value-type="float">
            <text:p>87009</text:p>
          </table:table-cell>
        </table:table-row>
        <table:table-row table:style-name="ro1">
          <table:table-cell office:value-type="float" office:value="87033" calcext:value-type="float">
            <text:p>87033</text:p>
          </table:table-cell>
          <table:table-cell office:value-type="float" office:value="86991" calcext:value-type="float">
            <text:p>86991</text:p>
          </table:table-cell>
          <table:table-cell office:value-type="float" office:value="87015" calcext:value-type="float">
            <text:p>87015</text:p>
          </table:table-cell>
        </table:table-row>
        <table:table-row table:style-name="ro1">
          <table:table-cell office:value-type="float" office:value="87033" calcext:value-type="float">
            <text:p>87033</text:p>
          </table:table-cell>
          <table:table-cell office:value-type="float" office:value="86997" calcext:value-type="float">
            <text:p>86997</text:p>
          </table:table-cell>
          <table:table-cell office:value-type="float" office:value="87020" calcext:value-type="float">
            <text:p>87020</text:p>
          </table:table-cell>
        </table:table-row>
        <table:table-row table:style-name="ro1">
          <table:table-cell office:value-type="float" office:value="87037" calcext:value-type="float">
            <text:p>87037</text:p>
          </table:table-cell>
          <table:table-cell office:value-type="float" office:value="87002" calcext:value-type="float">
            <text:p>87002</text:p>
          </table:table-cell>
          <table:table-cell office:value-type="float" office:value="87025" calcext:value-type="float">
            <text:p>87025</text:p>
          </table:table-cell>
        </table:table-row>
        <table:table-row table:style-name="ro1">
          <table:table-cell office:value-type="float" office:value="87056" calcext:value-type="float">
            <text:p>87056</text:p>
          </table:table-cell>
          <table:table-cell office:value-type="float" office:value="87009" calcext:value-type="float">
            <text:p>87009</text:p>
          </table:table-cell>
          <table:table-cell office:value-type="float" office:value="87032" calcext:value-type="float">
            <text:p>87032</text:p>
          </table:table-cell>
        </table:table-row>
        <table:table-row table:style-name="ro1">
          <table:table-cell office:value-type="float" office:value="87015" calcext:value-type="float">
            <text:p>87015</text:p>
          </table:table-cell>
          <table:table-cell office:value-type="float" office:value="87012" calcext:value-type="float">
            <text:p>87012</text:p>
          </table:table-cell>
          <table:table-cell office:value-type="float" office:value="87034" calcext:value-type="float">
            <text:p>87034</text:p>
          </table:table-cell>
        </table:table-row>
        <table:table-row table:style-name="ro1">
          <table:table-cell office:value-type="float" office:value="87049" calcext:value-type="float">
            <text:p>87049</text:p>
          </table:table-cell>
          <table:table-cell office:value-type="float" office:value="87017" calcext:value-type="float">
            <text:p>87017</text:p>
          </table:table-cell>
          <table:table-cell office:value-type="float" office:value="87039" calcext:value-type="float">
            <text:p>87039</text:p>
          </table:table-cell>
        </table:table-row>
        <table:table-row table:style-name="ro1">
          <table:table-cell office:value-type="float" office:value="87052" calcext:value-type="float">
            <text:p>87052</text:p>
          </table:table-cell>
          <table:table-cell office:value-type="float" office:value="87023" calcext:value-type="float">
            <text:p>87023</text:p>
          </table:table-cell>
          <table:table-cell office:value-type="float" office:value="87044" calcext:value-type="float">
            <text:p>87044</text:p>
          </table:table-cell>
        </table:table-row>
        <table:table-row table:style-name="ro1">
          <table:table-cell office:value-type="float" office:value="87036" calcext:value-type="float">
            <text:p>87036</text:p>
          </table:table-cell>
          <table:table-cell office:value-type="float" office:value="87026" calcext:value-type="float">
            <text:p>87026</text:p>
          </table:table-cell>
          <table:table-cell office:value-type="float" office:value="87047" calcext:value-type="float">
            <text:p>87047</text:p>
          </table:table-cell>
        </table:table-row>
        <table:table-row table:style-name="ro1">
          <table:table-cell office:value-type="float" office:value="87070" calcext:value-type="float">
            <text:p>87070</text:p>
          </table:table-cell>
          <table:table-cell office:value-type="float" office:value="87033" calcext:value-type="float">
            <text:p>87033</text:p>
          </table:table-cell>
          <table:table-cell office:value-type="float" office:value="87053" calcext:value-type="float">
            <text:p>87053</text:p>
          </table:table-cell>
        </table:table-row>
        <table:table-row table:style-name="ro1">
          <table:table-cell office:value-type="float" office:value="87040" calcext:value-type="float">
            <text:p>87040</text:p>
          </table:table-cell>
          <table:table-cell office:value-type="float" office:value="87036" calcext:value-type="float">
            <text:p>87036</text:p>
          </table:table-cell>
          <table:table-cell office:value-type="float" office:value="87055" calcext:value-type="float">
            <text:p>87055</text:p>
          </table:table-cell>
        </table:table-row>
        <table:table-row table:style-name="ro1">
          <table:table-cell office:value-type="float" office:value="87042" calcext:value-type="float">
            <text:p>87042</text:p>
          </table:table-cell>
          <table:table-cell office:value-type="float" office:value="87039" calcext:value-type="float">
            <text:p>87039</text:p>
          </table:table-cell>
          <table:table-cell office:value-type="float" office:value="87057" calcext:value-type="float">
            <text:p>87057</text:p>
          </table:table-cell>
        </table:table-row>
        <table:table-row table:style-name="ro1">
          <table:table-cell office:value-type="float" office:value="87056" calcext:value-type="float">
            <text:p>87056</text:p>
          </table:table-cell>
          <table:table-cell office:value-type="float" office:value="87043" calcext:value-type="float">
            <text:p>87043</text:p>
          </table:table-cell>
          <table:table-cell office:value-type="float" office:value="87060" calcext:value-type="float">
            <text:p>87060</text:p>
          </table:table-cell>
        </table:table-row>
        <table:table-row table:style-name="ro1">
          <table:table-cell office:value-type="float" office:value="87060" calcext:value-type="float">
            <text:p>87060</text:p>
          </table:table-cell>
          <table:table-cell office:value-type="float" office:value="87047" calcext:value-type="float">
            <text:p>87047</text:p>
          </table:table-cell>
          <table:table-cell office:value-type="float" office:value="87064" calcext:value-type="float">
            <text:p>87064</text:p>
          </table:table-cell>
        </table:table-row>
        <table:table-row table:style-name="ro1">
          <table:table-cell office:value-type="float" office:value="87047" calcext:value-type="float">
            <text:p>87047</text:p>
          </table:table-cell>
          <table:table-cell office:value-type="float" office:value="87050" calcext:value-type="float">
            <text:p>87050</text:p>
          </table:table-cell>
          <table:table-cell office:value-type="float" office:value="87065" calcext:value-type="float">
            <text:p>87065</text:p>
          </table:table-cell>
        </table:table-row>
        <table:table-row table:style-name="ro1">
          <table:table-cell office:value-type="float" office:value="87064" calcext:value-type="float">
            <text:p>87064</text:p>
          </table:table-cell>
          <table:table-cell office:value-type="float" office:value="87054" calcext:value-type="float">
            <text:p>87054</text:p>
          </table:table-cell>
          <table:table-cell office:value-type="float" office:value="87068" calcext:value-type="float">
            <text:p>87068</text:p>
          </table:table-cell>
        </table:table-row>
        <table:table-row table:style-name="ro1">
          <table:table-cell office:value-type="float" office:value="87041" calcext:value-type="float">
            <text:p>87041</text:p>
          </table:table-cell>
          <table:table-cell office:value-type="float" office:value="87056" calcext:value-type="float">
            <text:p>87056</text:p>
          </table:table-cell>
          <table:table-cell office:value-type="float" office:value="87069" calcext:value-type="float">
            <text:p>87069</text:p>
          </table:table-cell>
        </table:table-row>
        <table:table-row table:style-name="ro1">
          <table:table-cell office:value-type="float" office:value="87060" calcext:value-type="float">
            <text:p>87060</text:p>
          </table:table-cell>
          <table:table-cell office:value-type="float" office:value="87059" calcext:value-type="float">
            <text:p>87059</text:p>
          </table:table-cell>
          <table:table-cell office:value-type="float" office:value="87071" calcext:value-type="float">
            <text:p>87071</text:p>
          </table:table-cell>
        </table:table-row>
        <table:table-row table:style-name="ro1">
          <table:table-cell office:value-type="float" office:value="87067" calcext:value-type="float">
            <text:p>87067</text:p>
          </table:table-cell>
          <table:table-cell office:value-type="float" office:value="87062" calcext:value-type="float">
            <text:p>87062</text:p>
          </table:table-cell>
          <table:table-cell office:value-type="float" office:value="87073" calcext:value-type="float">
            <text:p>87073</text:p>
          </table:table-cell>
        </table:table-row>
        <table:table-row table:style-name="ro1">
          <table:table-cell office:value-type="float" office:value="87090" calcext:value-type="float">
            <text:p>87090</text:p>
          </table:table-cell>
          <table:table-cell office:value-type="float" office:value="87067" calcext:value-type="float">
            <text:p>87067</text:p>
          </table:table-cell>
          <table:table-cell office:value-type="float" office:value="87077" calcext:value-type="float">
            <text:p>87077</text:p>
          </table:table-cell>
        </table:table-row>
        <table:table-row table:style-name="ro1">
          <table:table-cell office:value-type="float" office:value="87075" calcext:value-type="float">
            <text:p>87075</text:p>
          </table:table-cell>
          <table:table-cell office:value-type="float" office:value="87071" calcext:value-type="float">
            <text:p>87071</text:p>
          </table:table-cell>
          <table:table-cell office:value-type="float" office:value="87079" calcext:value-type="float">
            <text:p>87079</text:p>
          </table:table-cell>
        </table:table-row>
        <table:table-row table:style-name="ro1">
          <table:table-cell office:value-type="float" office:value="87084" calcext:value-type="float">
            <text:p>87084</text:p>
          </table:table-cell>
          <table:table-cell office:value-type="float" office:value="87075" calcext:value-type="float">
            <text:p>87075</text:p>
          </table:table-cell>
          <table:table-cell office:value-type="float" office:value="87082" calcext:value-type="float">
            <text:p>87082</text:p>
          </table:table-cell>
        </table:table-row>
        <table:table-row table:style-name="ro1">
          <table:table-cell office:value-type="float" office:value="87081" calcext:value-type="float">
            <text:p>87081</text:p>
          </table:table-cell>
          <table:table-cell office:value-type="float" office:value="87078" calcext:value-type="float">
            <text:p>87078</text:p>
          </table:table-cell>
          <table:table-cell office:value-type="float" office:value="87085" calcext:value-type="float">
            <text:p>87085</text:p>
          </table:table-cell>
        </table:table-row>
        <table:table-row table:style-name="ro1">
          <table:table-cell office:value-type="float" office:value="87061" calcext:value-type="float">
            <text:p>87061</text:p>
          </table:table-cell>
          <table:table-cell office:value-type="float" office:value="87079" calcext:value-type="float">
            <text:p>87079</text:p>
          </table:table-cell>
          <table:table-cell office:value-type="float" office:value="87085" calcext:value-type="float">
            <text:p>87085</text:p>
          </table:table-cell>
        </table:table-row>
        <table:table-row table:style-name="ro1">
          <table:table-cell office:value-type="float" office:value="87071" calcext:value-type="float">
            <text:p>87071</text:p>
          </table:table-cell>
          <table:table-cell office:value-type="float" office:value="87081" calcext:value-type="float">
            <text:p>87081</text:p>
          </table:table-cell>
          <table:table-cell office:value-type="float" office:value="87085" calcext:value-type="float">
            <text:p>87085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office:value-type="float" office:value="87086" calcext:value-type="float">
            <text:p>87086</text:p>
          </table:table-cell>
          <table:table-cell office:value-type="float" office:value="87089" calcext:value-type="float">
            <text:p>87089</text:p>
          </table:table-cell>
        </table:table-row>
        <table:table-row table:style-name="ro1">
          <table:table-cell office:value-type="float" office:value="87088" calcext:value-type="float">
            <text:p>87088</text:p>
          </table:table-cell>
          <table:table-cell office:value-type="float" office:value="87089" calcext:value-type="float">
            <text:p>87089</text:p>
          </table:table-cell>
          <table:table-cell office:value-type="float" office:value="87090" calcext:value-type="float">
            <text:p>87090</text:p>
          </table:table-cell>
        </table:table-row>
        <table:table-row table:style-name="ro1">
          <table:table-cell office:value-type="float" office:value="87079" calcext:value-type="float">
            <text:p>87079</text:p>
          </table:table-cell>
          <table:table-cell table:number-columns-repeated="2" office:value-type="float" office:value="87091" calcext:value-type="float">
            <text:p>87091</text:p>
          </table:table-cell>
        </table:table-row>
        <table:table-row table:style-name="ro1">
          <table:table-cell office:value-type="float" office:value="87097" calcext:value-type="float">
            <text:p>87097</text:p>
          </table:table-cell>
          <table:table-cell office:value-type="float" office:value="87094" calcext:value-type="float">
            <text:p>87094</text:p>
          </table:table-cell>
          <table:table-cell office:value-type="float" office:value="87093" calcext:value-type="float">
            <text:p>87093</text:p>
          </table:table-cell>
        </table:table-row>
        <table:table-row table:style-name="ro1">
          <table:table-cell office:value-type="float" office:value="87115" calcext:value-type="float">
            <text:p>87115</text:p>
          </table:table-cell>
          <table:table-cell office:value-type="float" office:value="87099" calcext:value-type="float">
            <text:p>87099</text:p>
          </table:table-cell>
          <table:table-cell office:value-type="float" office:value="87097" calcext:value-type="float">
            <text:p>87097</text:p>
          </table:table-cell>
        </table:table-row>
        <table:table-row table:style-name="ro1">
          <table:table-cell office:value-type="float" office:value="87104" calcext:value-type="float">
            <text:p>87104</text:p>
          </table:table-cell>
          <table:table-cell office:value-type="float" office:value="87102" calcext:value-type="float">
            <text:p>87102</text:p>
          </table:table-cell>
          <table:table-cell office:value-type="float" office:value="87099" calcext:value-type="float">
            <text:p>87099</text:p>
          </table:table-cell>
        </table:table-row>
        <table:table-row table:style-name="ro1">
          <table:table-cell office:value-type="float" office:value="87091" calcext:value-type="float">
            <text:p>87091</text:p>
          </table:table-cell>
          <table:table-cell office:value-type="float" office:value="87104" calcext:value-type="float">
            <text:p>87104</text:p>
          </table:table-cell>
          <table:table-cell office:value-type="float" office:value="87100" calcext:value-type="float">
            <text:p>87100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office:value-type="float" office:value="87106" calcext:value-type="float">
            <text:p>87106</text:p>
          </table:table-cell>
          <table:table-cell office:value-type="float" office:value="87101" calcext:value-type="float">
            <text:p>87101</text:p>
          </table:table-cell>
        </table:table-row>
        <table:table-row table:style-name="ro1">
          <table:table-cell office:value-type="float" office:value="87102" calcext:value-type="float">
            <text:p>87102</text:p>
          </table:table-cell>
          <table:table-cell office:value-type="float" office:value="87109" calcext:value-type="float">
            <text:p>87109</text:p>
          </table:table-cell>
          <table:table-cell office:value-type="float" office:value="87103" calcext:value-type="float">
            <text:p>87103</text:p>
          </table:table-cell>
        </table:table-row>
        <table:table-row table:style-name="ro1">
          <table:table-cell office:value-type="float" office:value="87091" calcext:value-type="float">
            <text:p>87091</text:p>
          </table:table-cell>
          <table:table-cell office:value-type="float" office:value="87110" calcext:value-type="float">
            <text:p>87110</text:p>
          </table:table-cell>
          <table:table-cell office:value-type="float" office:value="87103" calcext:value-type="float">
            <text:p>87103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office:value-type="float" office:value="87111" calcext:value-type="float">
            <text:p>87111</text:p>
          </table:table-cell>
          <table:table-cell office:value-type="float" office:value="87104" calcext:value-type="float">
            <text:p>87104</text:p>
          </table:table-cell>
        </table:table-row>
        <table:table-row table:style-name="ro1">
          <table:table-cell office:value-type="float" office:value="87111" calcext:value-type="float">
            <text:p>87111</text:p>
          </table:table-cell>
          <table:table-cell office:value-type="float" office:value="87114" calcext:value-type="float">
            <text:p>87114</text:p>
          </table:table-cell>
          <table:table-cell office:value-type="float" office:value="87106" calcext:value-type="float">
            <text:p>87106</text:p>
          </table:table-cell>
        </table:table-row>
        <table:table-row table:style-name="ro1">
          <table:table-cell office:value-type="float" office:value="87106" calcext:value-type="float">
            <text:p>87106</text:p>
          </table:table-cell>
          <table:table-cell office:value-type="float" office:value="87116" calcext:value-type="float">
            <text:p>87116</text:p>
          </table:table-cell>
          <table:table-cell office:value-type="float" office:value="87107" calcext:value-type="float">
            <text:p>87107</text:p>
          </table:table-cell>
        </table:table-row>
        <table:table-row table:style-name="ro1">
          <table:table-cell table:number-columns-repeated="2" office:value-type="float" office:value="87118" calcext:value-type="float">
            <text:p>87118</text:p>
          </table:table-cell>
          <table:table-cell office:value-type="float" office:value="87109" calcext:value-type="float">
            <text:p>87109</text:p>
          </table:table-cell>
        </table:table-row>
        <table:table-row table:style-name="ro1">
          <table:table-cell office:value-type="float" office:value="87086" calcext:value-type="float">
            <text:p>87086</text:p>
          </table:table-cell>
          <table:table-cell office:value-type="float" office:value="87118" calcext:value-type="float">
            <text:p>87118</text:p>
          </table:table-cell>
          <table:table-cell office:value-type="float" office:value="87108" calcext:value-type="float">
            <text:p>87108</text:p>
          </table:table-cell>
        </table:table-row>
        <table:table-row table:style-name="ro1">
          <table:table-cell office:value-type="float" office:value="87116" calcext:value-type="float">
            <text:p>87116</text:p>
          </table:table-cell>
          <table:table-cell office:value-type="float" office:value="87120" calcext:value-type="float">
            <text:p>87120</text:p>
          </table:table-cell>
          <table:table-cell office:value-type="float" office:value="87109" calcext:value-type="float">
            <text:p>87109</text:p>
          </table:table-cell>
        </table:table-row>
        <table:table-row table:style-name="ro1">
          <table:table-cell office:value-type="float" office:value="87103" calcext:value-type="float">
            <text:p>87103</text:p>
          </table:table-cell>
          <table:table-cell office:value-type="float" office:value="87121" calcext:value-type="float">
            <text:p>87121</text:p>
          </table:table-cell>
          <table:table-cell office:value-type="float" office:value="87109" calcext:value-type="float">
            <text:p>87109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23" calcext:value-type="float">
            <text:p>87123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office:value-type="float" office:value="87123" calcext:value-type="float">
            <text:p>87123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103" calcext:value-type="float">
            <text:p>87103</text:p>
          </table:table-cell>
          <table:table-cell office:value-type="float" office:value="87124" calcext:value-type="float">
            <text:p>87124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128" calcext:value-type="float">
            <text:p>87128</text:p>
          </table:table-cell>
          <table:table-cell office:value-type="float" office:value="87126" calcext:value-type="float">
            <text:p>87126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office:value-type="float" office:value="87126" calcext:value-type="float">
            <text:p>87126</text:p>
          </table:table-cell>
          <table:table-cell office:value-type="float" office:value="87112" calcext:value-type="float">
            <text:p>87112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27" calcext:value-type="float">
            <text:p>87127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29" calcext:value-type="float">
            <text:p>87129</text:p>
          </table:table-cell>
          <table:table-cell office:value-type="float" office:value="87115" calcext:value-type="float">
            <text:p>87115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office:value-type="float" office:value="87128" calcext:value-type="float">
            <text:p>87128</text:p>
          </table:table-cell>
          <table:table-cell office:value-type="float" office:value="87114" calcext:value-type="float">
            <text:p>87114</text:p>
          </table:table-cell>
        </table:table-row>
        <table:table-row table:style-name="ro1">
          <table:table-cell office:value-type="float" office:value="87107" calcext:value-type="float">
            <text:p>87107</text:p>
          </table:table-cell>
          <table:table-cell office:value-type="float" office:value="87128" calcext:value-type="float">
            <text:p>87128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09" calcext:value-type="float">
            <text:p>87109</text:p>
          </table:table-cell>
          <table:table-cell office:value-type="float" office:value="87128" calcext:value-type="float">
            <text:p>87128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36" calcext:value-type="float">
            <text:p>87136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5" calcext:value-type="float">
            <text:p>87115</text:p>
          </table:table-cell>
        </table:table-row>
        <table:table-row table:style-name="ro1">
          <table:table-cell office:value-type="float" office:value="87129" calcext:value-type="float">
            <text:p>87129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11" calcext:value-type="float">
            <text:p>87111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20" calcext:value-type="float">
            <text:p>87120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33" calcext:value-type="float">
            <text:p>87133</text:p>
          </table:table-cell>
          <table:table-cell office:value-type="float" office:value="87119" calcext:value-type="float">
            <text:p>87119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28" calcext:value-type="float">
            <text:p>87128</text:p>
          </table:table-cell>
          <table:table-cell office:value-type="float" office:value="87133" calcext:value-type="float">
            <text:p>87133</text:p>
          </table:table-cell>
          <table:table-cell office:value-type="float" office:value="87119" calcext:value-type="float">
            <text:p>87119</text:p>
          </table:table-cell>
        </table:table-row>
        <table:table-row table:style-name="ro1">
          <table:table-cell office:value-type="float" office:value="87137" calcext:value-type="float">
            <text:p>87137</text:p>
          </table:table-cell>
          <table:table-cell office:value-type="float" office:value="87135" calcext:value-type="float">
            <text:p>87135</text:p>
          </table:table-cell>
          <table:table-cell office:value-type="float" office:value="87121" calcext:value-type="float">
            <text:p>87121</text:p>
          </table:table-cell>
        </table:table-row>
        <table:table-row table:style-name="ro1">
          <table:table-cell office:value-type="float" office:value="87134" calcext:value-type="float">
            <text:p>87134</text:p>
          </table:table-cell>
          <table:table-cell office:value-type="float" office:value="87136" calcext:value-type="float">
            <text:p>87136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120" calcext:value-type="float">
            <text:p>87120</text:p>
          </table:table-cell>
          <table:table-cell office:value-type="float" office:value="87135" calcext:value-type="float">
            <text:p>87135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099" calcext:value-type="float">
            <text:p>87099</text:p>
          </table:table-cell>
          <table:table-cell office:value-type="float" office:value="87133" calcext:value-type="float">
            <text:p>87133</text:p>
          </table:table-cell>
          <table:table-cell office:value-type="float" office:value="87120" calcext:value-type="float">
            <text:p>87120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9" calcext:value-type="float">
            <text:p>87119</text:p>
          </table:table-cell>
        </table:table-row>
        <table:table-row table:style-name="ro1">
          <table:table-cell office:value-type="float" office:value="87117" calcext:value-type="float">
            <text:p>87117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9" calcext:value-type="float">
            <text:p>87119</text:p>
          </table:table-cell>
        </table:table-row>
        <table:table-row table:style-name="ro1">
          <table:table-cell table:number-columns-repeated="2" office:value-type="float" office:value="87132" calcext:value-type="float">
            <text:p>87132</text:p>
          </table:table-cell>
          <table:table-cell office:value-type="float" office:value="87120" calcext:value-type="float">
            <text:p>87120</text:p>
          </table:table-cell>
        </table:table-row>
        <table:table-row table:style-name="ro1">
          <table:table-cell office:value-type="float" office:value="87140" calcext:value-type="float">
            <text:p>87140</text:p>
          </table:table-cell>
          <table:table-cell office:value-type="float" office:value="87134" calcext:value-type="float">
            <text:p>87134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138" calcext:value-type="float">
            <text:p>87138</text:p>
          </table:table-cell>
          <table:table-cell office:value-type="float" office:value="87135" calcext:value-type="float">
            <text:p>87135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25" calcext:value-type="float">
            <text:p>87125</text:p>
          </table:table-cell>
          <table:table-cell office:value-type="float" office:value="87135" calcext:value-type="float">
            <text:p>87135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26" calcext:value-type="float">
            <text:p>87126</text:p>
          </table:table-cell>
          <table:table-cell office:value-type="float" office:value="87135" calcext:value-type="float">
            <text:p>87135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26" calcext:value-type="float">
            <text:p>87126</text:p>
          </table:table-cell>
          <table:table-cell office:value-type="float" office:value="87135" calcext:value-type="float">
            <text:p>87135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33" calcext:value-type="float">
            <text:p>87133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table:number-columns-repeated="2" office:value-type="float" office:value="87134" calcext:value-type="float">
            <text:p>87134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34" calcext:value-type="float">
            <text:p>87134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34" calcext:value-type="float">
            <text:p>87134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33" calcext:value-type="float">
            <text:p>87133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30" calcext:value-type="float">
            <text:p>87130</text:p>
          </table:table-cell>
          <table:table-cell office:value-type="float" office:value="87133" calcext:value-type="float">
            <text:p>87133</text:p>
          </table:table-cell>
          <table:table-cell office:value-type="float" office:value="87124" calcext:value-type="float">
            <text:p>87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0:24:53.219178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0:24:10.360903306</dc:date>
    <meta:editing-duration>PT8M23S</meta:editing-duration>
    <meta:editing-cycles>1</meta:editing-cycles>
    <meta:generator>LibreOffice/5.1.6.2$Linux_X86_64 LibreOffice_project/10m0$Build-2</meta:generator>
    <meta:document-statistic meta:table-count="1" meta:cell-count="23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6.666cm" svg:height="19.846cm" xlink:href=".." xlink:type="simple" chart:class="chart:line" chart:style-name="ch1">
        <chart:legend chart:legend-position="end" svg:x="74.359cm" svg:y="9.121cm" style:legend-expansion="high" chart:style-name="ch2"/>
        <chart:plot-area chart:style-name="ch3" table:cell-range-address="filtered2.A2:filtered2.C793" svg:x="1.533cm" svg:y="0.396cm" svg:width="71.293cm" svg:height="19.054cm">
          <chartooo:coordinate-region svg:x="2.725cm" svg:y="0.515cm" svg:width="70.101cm" svg:height="17.9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ltered2.A2:filtered2.A793" chart:class="chart:line">
            <chart:data-point chart:repeated="792"/>
          </chart:series>
          <chart:series chart:style-name="ch7" chart:values-cell-range-address="filtered2.B2:filtered2.B793" chart:class="chart:line">
            <chart:data-point chart:repeated="792"/>
          </chart:series>
          <chart:series chart:style-name="ch8" chart:values-cell-range-address="filtered2.C2:filtered2.C793" chart:class="chart:line">
            <chart:data-point chart:repeated="7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956">
                <text:p>86956</text:p>
                <draw:g>
                  <svg:desc>filtered2.A2:filtered2.A793</svg:desc>
                </draw:g>
              </table:table-cell>
              <table:table-cell office:value-type="float" office:value="86956">
                <text:p>86956</text:p>
                <draw:g>
                  <svg:desc>filtered2.B2:filtered2.B793</svg:desc>
                </draw:g>
              </table:table-cell>
              <table:table-cell office:value-type="float" office:value="86956">
                <text:p>86956</text:p>
                <draw:g>
                  <svg:desc>filtered2.C2:filtered2.C7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953">
                <text:p>86953</text:p>
              </table:table-cell>
              <table:table-cell office:value-type="float" office:value="86955">
                <text:p>86955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960">
                <text:p>86960</text:p>
              </table:table-cell>
              <table:table-cell office:value-type="float" office:value="86956">
                <text:p>86956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949">
                <text:p>86949</text:p>
              </table:table-cell>
              <table:table-cell office:value-type="float" office:value="86954">
                <text:p>86954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951">
                <text:p>86951</text:p>
              </table:table-cell>
              <table:table-cell office:value-type="float" office:value="86952">
                <text:p>86952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943">
                <text:p>86943</text:p>
              </table:table-cell>
              <table:table-cell office:value-type="float" office:value="86949">
                <text:p>86949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963">
                <text:p>86963</text:p>
              </table:table-cell>
              <table:table-cell office:value-type="float" office:value="86952">
                <text:p>86952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959">
                <text:p>86959</text:p>
              </table:table-cell>
              <table:table-cell office:value-type="float" office:value="86954">
                <text:p>86954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955">
                <text:p>86955</text:p>
              </table:table-cell>
              <table:table-cell office:value-type="float" office:value="86954">
                <text:p>86954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944">
                <text:p>86944</text:p>
              </table:table-cell>
              <table:table-cell office:value-type="float" office:value="86951">
                <text:p>86951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965">
                <text:p>86965</text:p>
              </table:table-cell>
              <table:table-cell office:value-type="float" office:value="86954">
                <text:p>86954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959">
                <text:p>86959</text:p>
              </table:table-cell>
              <table:table-cell office:value-type="float" office:value="86955">
                <text:p>86955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968">
                <text:p>86968</text:p>
              </table:table-cell>
              <table:table-cell office:value-type="float" office:value="86957">
                <text:p>86957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960">
                <text:p>86960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942">
                <text:p>86942</text:p>
              </table:table-cell>
              <table:table-cell office:value-type="float" office:value="86955">
                <text:p>86955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958">
                <text:p>86958</text:p>
              </table:table-cell>
              <table:table-cell office:value-type="float" office:value="86955">
                <text:p>86955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934">
                <text:p>86934</text:p>
              </table:table-cell>
              <table:table-cell office:value-type="float" office:value="86952">
                <text:p>86952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954">
                <text:p>86954</text:p>
              </table:table-cell>
              <table:table-cell office:value-type="float" office:value="86952">
                <text:p>86952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947">
                <text:p>86947</text:p>
              </table:table-cell>
              <table:table-cell office:value-type="float" office:value="86951">
                <text:p>86951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954">
                <text:p>86954</text:p>
              </table:table-cell>
              <table:table-cell office:value-type="float" office:value="86951">
                <text:p>86951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969">
                <text:p>86969</text:p>
              </table:table-cell>
              <table:table-cell office:value-type="float" office:value="86953">
                <text:p>86953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970">
                <text:p>86970</text:p>
              </table:table-cell>
              <table:table-cell office:value-type="float" office:value="86955">
                <text:p>86955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953">
                <text:p>86953</text:p>
              </table:table-cell>
              <table:table-cell office:value-type="float" office:value="86955">
                <text:p>86955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942">
                <text:p>86942</text:p>
              </table:table-cell>
              <table:table-cell office:value-type="float" office:value="86953">
                <text:p>86953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951">
                <text:p>86951</text:p>
              </table:table-cell>
              <table:table-cell office:value-type="float" office:value="86953">
                <text:p>86953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948">
                <text:p>86948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946">
                <text:p>86946</text:p>
              </table:table-cell>
              <table:table-cell office:value-type="float" office:value="86951">
                <text:p>86951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956">
                <text:p>86956</text:p>
              </table:table-cell>
              <table:table-cell office:value-type="float" office:value="86952">
                <text:p>86952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955">
                <text:p>86955</text:p>
              </table:table-cell>
              <table:table-cell office:value-type="float" office:value="86952">
                <text:p>86952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970">
                <text:p>86970</text:p>
              </table:table-cell>
              <table:table-cell office:value-type="float" office:value="86954">
                <text:p>86954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927">
                <text:p>86927</text:p>
              </table:table-cell>
              <table:table-cell office:value-type="float" office:value="86951">
                <text:p>86951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970">
                <text:p>86970</text:p>
              </table:table-cell>
              <table:table-cell office:value-type="float" office:value="86953">
                <text:p>86953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945">
                <text:p>86945</text:p>
              </table:table-cell>
              <table:table-cell office:value-type="float" office:value="86952">
                <text:p>86952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945">
                <text:p>86945</text:p>
              </table:table-cell>
              <table:table-cell office:value-type="float" office:value="86951">
                <text:p>86951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6974">
                <text:p>86974</text:p>
              </table:table-cell>
              <table:table-cell office:value-type="float" office:value="86953">
                <text:p>86953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6937">
                <text:p>86937</text:p>
              </table:table-cell>
              <table:table-cell office:value-type="float" office:value="86951">
                <text:p>86951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6953">
                <text:p>86953</text:p>
              </table:table-cell>
              <table:table-cell office:value-type="float" office:value="86951">
                <text:p>86951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954">
                <text:p>86954</text:p>
              </table:table-cell>
              <table:table-cell office:value-type="float" office:value="86951">
                <text:p>86951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962">
                <text:p>86962</text:p>
              </table:table-cell>
              <table:table-cell office:value-type="float" office:value="86952">
                <text:p>86952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955">
                <text:p>86955</text:p>
              </table:table-cell>
              <table:table-cell office:value-type="float" office:value="86952">
                <text:p>86952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965">
                <text:p>86965</text:p>
              </table:table-cell>
              <table:table-cell office:value-type="float" office:value="86954">
                <text:p>86954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941">
                <text:p>86941</text:p>
              </table:table-cell>
              <table:table-cell office:value-type="float" office:value="86952">
                <text:p>86952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946">
                <text:p>86946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941">
                <text:p>86941</text:p>
              </table:table-cell>
              <table:table-cell office:value-type="float" office:value="86951">
                <text:p>86951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971">
                <text:p>86971</text:p>
              </table:table-cell>
              <table:table-cell office:value-type="float" office:value="86952">
                <text:p>86952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968">
                <text:p>86968</text:p>
              </table:table-cell>
              <table:table-cell office:value-type="float" office:value="86954">
                <text:p>86954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965">
                <text:p>86965</text:p>
              </table:table-cell>
              <table:table-cell office:value-type="float" office:value="86955">
                <text:p>86955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6957">
                <text:p>86957</text:p>
              </table:table-cell>
              <table:table-cell office:value-type="float" office:value="86955">
                <text:p>86955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6967">
                <text:p>86967</text:p>
              </table:table-cell>
              <table:table-cell office:value-type="float" office:value="86956">
                <text:p>86956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940">
                <text:p>86940</text:p>
              </table:table-cell>
              <table:table-cell office:value-type="float" office:value="86955">
                <text:p>86955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976">
                <text:p>86976</text:p>
              </table:table-cell>
              <table:table-cell office:value-type="float" office:value="86957">
                <text:p>86957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952">
                <text:p>86952</text:p>
              </table:table-cell>
              <table:table-cell office:value-type="float" office:value="86956">
                <text:p>86956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959">
                <text:p>86959</text:p>
              </table:table-cell>
              <table:table-cell office:value-type="float" office:value="86957">
                <text:p>86957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936">
                <text:p>86936</text:p>
              </table:table-cell>
              <table:table-cell office:value-type="float" office:value="86955">
                <text:p>86955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940">
                <text:p>86940</text:p>
              </table:table-cell>
              <table:table-cell office:value-type="float" office:value="86953">
                <text:p>86953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950">
                <text:p>86950</text:p>
              </table:table-cell>
              <table:table-cell office:value-type="float" office:value="86953">
                <text:p>86953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946">
                <text:p>86946</text:p>
              </table:table-cell>
              <table:table-cell office:value-type="float" office:value="86952">
                <text:p>86952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6943">
                <text:p>86943</text:p>
              </table:table-cell>
              <table:table-cell office:value-type="float" office:value="86951">
                <text:p>86951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945">
                <text:p>86945</text:p>
              </table:table-cell>
              <table:table-cell office:value-type="float" office:value="86951">
                <text:p>86951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6949">
                <text:p>86949</text:p>
              </table:table-cell>
              <table:table-cell office:value-type="float" office:value="86950">
                <text:p>86950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6969">
                <text:p>86969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967">
                <text:p>86967</text:p>
              </table:table-cell>
              <table:table-cell office:value-type="float" office:value="86953">
                <text:p>86953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6938">
                <text:p>86938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6933">
                <text:p>86933</text:p>
              </table:table-cell>
              <table:table-cell office:value-type="float" office:value="86950">
                <text:p>86950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944">
                <text:p>86944</text:p>
              </table:table-cell>
              <table:table-cell office:value-type="float" office:value="86949">
                <text:p>86949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6946">
                <text:p>86946</text:p>
              </table:table-cell>
              <table:table-cell office:value-type="float" office:value="86949">
                <text:p>86949</text:p>
              </table:table-cell>
              <table:table-cell office:value-type="float" office:value="86948">
                <text:p>86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962">
                <text:p>86962</text:p>
              </table:table-cell>
              <table:table-cell office:value-type="float" office:value="86950">
                <text:p>86950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961">
                <text:p>86961</text:p>
              </table:table-cell>
              <table:table-cell office:value-type="float" office:value="86950">
                <text:p>86950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953">
                <text:p>86953</text:p>
              </table:table-cell>
              <table:table-cell office:value-type="float" office:value="86951">
                <text:p>86951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6957">
                <text:p>86957</text:p>
              </table:table-cell>
              <table:table-cell office:value-type="float" office:value="86951">
                <text:p>86951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958">
                <text:p>86958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961">
                <text:p>86961</text:p>
              </table:table-cell>
              <table:table-cell office:value-type="float" office:value="86952">
                <text:p>86952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6965">
                <text:p>86965</text:p>
              </table:table-cell>
              <table:table-cell office:value-type="float" office:value="86954">
                <text:p>86954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972">
                <text:p>86972</text:p>
              </table:table-cell>
              <table:table-cell office:value-type="float" office:value="86955">
                <text:p>86955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952">
                <text:p>86952</text:p>
              </table:table-cell>
              <table:table-cell office:value-type="float" office:value="86955">
                <text:p>86955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966">
                <text:p>86966</text:p>
              </table:table-cell>
              <table:table-cell office:value-type="float" office:value="86956">
                <text:p>86956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949">
                <text:p>86949</text:p>
              </table:table-cell>
              <table:table-cell office:value-type="float" office:value="86956">
                <text:p>86956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954">
                <text:p>86954</text:p>
              </table:table-cell>
              <table:table-cell office:value-type="float" office:value="86955">
                <text:p>86955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943">
                <text:p>86943</text:p>
              </table:table-cell>
              <table:table-cell office:value-type="float" office:value="86954">
                <text:p>86954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981">
                <text:p>86981</text:p>
              </table:table-cell>
              <table:table-cell office:value-type="float" office:value="86957">
                <text:p>86957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951">
                <text:p>86951</text:p>
              </table:table-cell>
              <table:table-cell office:value-type="float" office:value="86956">
                <text:p>86956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960">
                <text:p>86960</text:p>
              </table:table-cell>
              <table:table-cell office:value-type="float" office:value="86957">
                <text:p>86957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957">
                <text:p>86957</text:p>
              </table:table-cell>
              <table:table-cell office:value-type="float" office:value="86957">
                <text:p>86957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957">
                <text:p>86957</text:p>
              </table:table-cell>
              <table:table-cell office:value-type="float" office:value="86957">
                <text:p>86957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963">
                <text:p>86963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955">
                <text:p>86955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977">
                <text:p>86977</text:p>
              </table:table-cell>
              <table:table-cell office:value-type="float" office:value="86960">
                <text:p>86960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956">
                <text:p>86956</text:p>
              </table:table-cell>
              <table:table-cell office:value-type="float" office:value="86959">
                <text:p>86959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6937">
                <text:p>86937</text:p>
              </table:table-cell>
              <table:table-cell office:value-type="float" office:value="86957">
                <text:p>86957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959">
                <text:p>86959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959">
                <text:p>86959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973">
                <text:p>86973</text:p>
              </table:table-cell>
              <table:table-cell office:value-type="float" office:value="86959">
                <text:p>86959</text:p>
              </table:table-cell>
              <table:table-cell office:value-type="float" office:value="86960">
                <text:p>869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972">
                <text:p>86972</text:p>
              </table:table-cell>
              <table:table-cell office:value-type="float" office:value="86961">
                <text:p>86961</text:p>
              </table:table-cell>
              <table:table-cell office:value-type="float" office:value="86962">
                <text:p>869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946">
                <text:p>86946</text:p>
              </table:table-cell>
              <table:table-cell office:value-type="float" office:value="86960">
                <text:p>86960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949">
                <text:p>86949</text:p>
              </table:table-cell>
              <table:table-cell office:value-type="float" office:value="86959">
                <text:p>86959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926">
                <text:p>86926</text:p>
              </table:table-cell>
              <table:table-cell office:value-type="float" office:value="86956">
                <text:p>86956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953">
                <text:p>86953</text:p>
              </table:table-cell>
              <table:table-cell office:value-type="float" office:value="86955">
                <text:p>86955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977">
                <text:p>86977</text:p>
              </table:table-cell>
              <table:table-cell office:value-type="float" office:value="86957">
                <text:p>86957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974">
                <text:p>86974</text:p>
              </table:table-cell>
              <table:table-cell office:value-type="float" office:value="86959">
                <text:p>86959</text:p>
              </table:table-cell>
              <table:table-cell office:value-type="float" office:value="86960">
                <text:p>869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6952">
                <text:p>86952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6956">
                <text:p>86956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6954">
                <text:p>86954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6955">
                <text:p>86955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6964">
                <text:p>86964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6956">
                <text:p>86956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960">
                <text:p>86960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6947">
                <text:p>86947</text:p>
              </table:table-cell>
              <table:table-cell office:value-type="float" office:value="86957">
                <text:p>86957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945">
                <text:p>86945</text:p>
              </table:table-cell>
              <table:table-cell office:value-type="float" office:value="86956">
                <text:p>86956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6958">
                <text:p>86958</text:p>
              </table:table-cell>
              <table:table-cell office:value-type="float" office:value="86956">
                <text:p>86956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6963">
                <text:p>86963</text:p>
              </table:table-cell>
              <table:table-cell office:value-type="float" office:value="86957">
                <text:p>86957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6945">
                <text:p>86945</text:p>
              </table:table-cell>
              <table:table-cell office:value-type="float" office:value="86956">
                <text:p>86956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6969">
                <text:p>86969</text:p>
              </table:table-cell>
              <table:table-cell office:value-type="float" office:value="86957">
                <text:p>86957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962">
                <text:p>86962</text:p>
              </table:table-cell>
              <table:table-cell office:value-type="float" office:value="86957">
                <text:p>86957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960">
                <text:p>86960</text:p>
              </table:table-cell>
              <table:table-cell office:value-type="float" office:value="86957">
                <text:p>86957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950">
                <text:p>86950</text:p>
              </table:table-cell>
              <table:table-cell office:value-type="float" office:value="86957">
                <text:p>86957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953">
                <text:p>86953</text:p>
              </table:table-cell>
              <table:table-cell office:value-type="float" office:value="86956">
                <text:p>86956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939">
                <text:p>86939</text:p>
              </table:table-cell>
              <table:table-cell office:value-type="float" office:value="86955">
                <text:p>86955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963">
                <text:p>86963</text:p>
              </table:table-cell>
              <table:table-cell office:value-type="float" office:value="86955">
                <text:p>86955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6947">
                <text:p>86947</text:p>
              </table:table-cell>
              <table:table-cell office:value-type="float" office:value="86954">
                <text:p>86954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6953">
                <text:p>86953</text:p>
              </table:table-cell>
              <table:table-cell office:value-type="float" office:value="86954">
                <text:p>86954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6981">
                <text:p>86981</text:p>
              </table:table-cell>
              <table:table-cell office:value-type="float" office:value="86956">
                <text:p>86956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978">
                <text:p>86978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6954">
                <text:p>86954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6957">
                <text:p>86957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963">
                <text:p>86963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954">
                <text:p>86954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6977">
                <text:p>86977</text:p>
              </table:table-cell>
              <table:table-cell office:value-type="float" office:value="86960">
                <text:p>86960</text:p>
              </table:table-cell>
              <table:table-cell office:value-type="float" office:value="86960">
                <text:p>869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6970">
                <text:p>86970</text:p>
              </table:table-cell>
              <table:table-cell office:value-type="float" office:value="86961">
                <text:p>86961</text:p>
              </table:table-cell>
              <table:table-cell office:value-type="float" office:value="86962">
                <text:p>869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6955">
                <text:p>86955</text:p>
              </table:table-cell>
              <table:table-cell office:value-type="float" office:value="86960">
                <text:p>86960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6957">
                <text:p>86957</text:p>
              </table:table-cell>
              <table:table-cell office:value-type="float" office:value="86960">
                <text:p>86960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954">
                <text:p>86954</text:p>
              </table:table-cell>
              <table:table-cell office:value-type="float" office:value="86960">
                <text:p>86960</text:p>
              </table:table-cell>
              <table:table-cell office:value-type="float" office:value="86960">
                <text:p>869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966">
                <text:p>86966</text:p>
              </table:table-cell>
              <table:table-cell office:value-type="float" office:value="86960">
                <text:p>86960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957">
                <text:p>86957</text:p>
              </table:table-cell>
              <table:table-cell office:value-type="float" office:value="86960">
                <text:p>86960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953">
                <text:p>86953</text:p>
              </table:table-cell>
              <table:table-cell office:value-type="float" office:value="86960">
                <text:p>86960</text:p>
              </table:table-cell>
              <table:table-cell office:value-type="float" office:value="86960">
                <text:p>869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939">
                <text:p>86939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961">
                <text:p>86961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936">
                <text:p>86936</text:p>
              </table:table-cell>
              <table:table-cell office:value-type="float" office:value="86956">
                <text:p>86956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935">
                <text:p>86935</text:p>
              </table:table-cell>
              <table:table-cell office:value-type="float" office:value="86954">
                <text:p>86954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6976">
                <text:p>86976</text:p>
              </table:table-cell>
              <table:table-cell office:value-type="float" office:value="86956">
                <text:p>86956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6930">
                <text:p>86930</text:p>
              </table:table-cell>
              <table:table-cell office:value-type="float" office:value="86953">
                <text:p>86953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951">
                <text:p>86951</text:p>
              </table:table-cell>
              <table:table-cell office:value-type="float" office:value="86953">
                <text:p>86953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954">
                <text:p>86954</text:p>
              </table:table-cell>
              <table:table-cell office:value-type="float" office:value="86953">
                <text:p>86953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960">
                <text:p>86960</text:p>
              </table:table-cell>
              <table:table-cell office:value-type="float" office:value="86953">
                <text:p>86953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942">
                <text:p>86942</text:p>
              </table:table-cell>
              <table:table-cell office:value-type="float" office:value="86952">
                <text:p>86952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950">
                <text:p>86950</text:p>
              </table:table-cell>
              <table:table-cell office:value-type="float" office:value="86951">
                <text:p>86951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6958">
                <text:p>86958</text:p>
              </table:table-cell>
              <table:table-cell office:value-type="float" office:value="86951">
                <text:p>86951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6955">
                <text:p>86955</text:p>
              </table:table-cell>
              <table:table-cell office:value-type="float" office:value="86952">
                <text:p>86952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955">
                <text:p>86955</text:p>
              </table:table-cell>
              <table:table-cell office:value-type="float" office:value="86952">
                <text:p>86952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6955">
                <text:p>86955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956">
                <text:p>86956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971">
                <text:p>86971</text:p>
              </table:table-cell>
              <table:table-cell office:value-type="float" office:value="86954">
                <text:p>86954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6946">
                <text:p>86946</text:p>
              </table:table-cell>
              <table:table-cell office:value-type="float" office:value="86953">
                <text:p>86953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6980">
                <text:p>86980</text:p>
              </table:table-cell>
              <table:table-cell office:value-type="float" office:value="86955">
                <text:p>86955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944">
                <text:p>86944</text:p>
              </table:table-cell>
              <table:table-cell office:value-type="float" office:value="86954">
                <text:p>86954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6941">
                <text:p>86941</text:p>
              </table:table-cell>
              <table:table-cell office:value-type="float" office:value="86953">
                <text:p>86953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974">
                <text:p>86974</text:p>
              </table:table-cell>
              <table:table-cell office:value-type="float" office:value="86955">
                <text:p>86955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969">
                <text:p>86969</text:p>
              </table:table-cell>
              <table:table-cell office:value-type="float" office:value="86956">
                <text:p>86956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958">
                <text:p>86958</text:p>
              </table:table-cell>
              <table:table-cell office:value-type="float" office:value="86956">
                <text:p>86956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972">
                <text:p>86972</text:p>
              </table:table-cell>
              <table:table-cell office:value-type="float" office:value="86958">
                <text:p>86958</text:p>
              </table:table-cell>
              <table:table-cell office:value-type="float" office:value="86962">
                <text:p>869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7000">
                <text:p>87000</text:p>
              </table:table-cell>
              <table:table-cell office:value-type="float" office:value="86962">
                <text:p>86962</text:p>
              </table:table-cell>
              <table:table-cell office:value-type="float" office:value="86967">
                <text:p>869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6966">
                <text:p>86966</text:p>
              </table:table-cell>
              <table:table-cell office:value-type="float" office:value="86962">
                <text:p>86962</text:p>
              </table:table-cell>
              <table:table-cell office:value-type="float" office:value="86968">
                <text:p>869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6962">
                <text:p>86962</text:p>
              </table:table-cell>
              <table:table-cell office:value-type="float" office:value="86962">
                <text:p>86962</text:p>
              </table:table-cell>
              <table:table-cell office:value-type="float" office:value="86969">
                <text:p>869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6951">
                <text:p>86951</text:p>
              </table:table-cell>
              <table:table-cell office:value-type="float" office:value="86962">
                <text:p>86962</text:p>
              </table:table-cell>
              <table:table-cell office:value-type="float" office:value="86969">
                <text:p>869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6968">
                <text:p>86968</text:p>
              </table:table-cell>
              <table:table-cell office:value-type="float" office:value="86962">
                <text:p>86962</text:p>
              </table:table-cell>
              <table:table-cell office:value-type="float" office:value="86971">
                <text:p>869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958">
                <text:p>86958</text:p>
              </table:table-cell>
              <table:table-cell office:value-type="float" office:value="86962">
                <text:p>86962</text:p>
              </table:table-cell>
              <table:table-cell office:value-type="float" office:value="86972">
                <text:p>869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975">
                <text:p>86975</text:p>
              </table:table-cell>
              <table:table-cell office:value-type="float" office:value="86964">
                <text:p>86964</text:p>
              </table:table-cell>
              <table:table-cell office:value-type="float" office:value="86974">
                <text:p>869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6991">
                <text:p>86991</text:p>
              </table:table-cell>
              <table:table-cell office:value-type="float" office:value="86966">
                <text:p>86966</text:p>
              </table:table-cell>
              <table:table-cell office:value-type="float" office:value="86978">
                <text:p>869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7000">
                <text:p>87000</text:p>
              </table:table-cell>
              <table:table-cell office:value-type="float" office:value="86970">
                <text:p>86970</text:p>
              </table:table-cell>
              <table:table-cell office:value-type="float" office:value="86983">
                <text:p>869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989">
                <text:p>86989</text:p>
              </table:table-cell>
              <table:table-cell office:value-type="float" office:value="86972">
                <text:p>86972</text:p>
              </table:table-cell>
              <table:table-cell office:value-type="float" office:value="86986">
                <text:p>869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7004">
                <text:p>87004</text:p>
              </table:table-cell>
              <table:table-cell office:value-type="float" office:value="86976">
                <text:p>86976</text:p>
              </table:table-cell>
              <table:table-cell office:value-type="float" office:value="86990">
                <text:p>8699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12">
                <text:p>87012</text:p>
              </table:table-cell>
              <table:table-cell office:value-type="float" office:value="86980">
                <text:p>86980</text:p>
              </table:table-cell>
              <table:table-cell office:value-type="float" office:value="86996">
                <text:p>869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6995">
                <text:p>86995</text:p>
              </table:table-cell>
              <table:table-cell office:value-type="float" office:value="86982">
                <text:p>86982</text:p>
              </table:table-cell>
              <table:table-cell office:value-type="float" office:value="86999">
                <text:p>86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6986">
                <text:p>86986</text:p>
              </table:table-cell>
              <table:table-cell office:value-type="float" office:value="86983">
                <text:p>86983</text:p>
              </table:table-cell>
              <table:table-cell office:value-type="float" office:value="87001">
                <text:p>87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7048">
                <text:p>87048</text:p>
              </table:table-cell>
              <table:table-cell office:value-type="float" office:value="86990">
                <text:p>86990</text:p>
              </table:table-cell>
              <table:table-cell office:value-type="float" office:value="87009">
                <text:p>870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7011">
                <text:p>87011</text:p>
              </table:table-cell>
              <table:table-cell office:value-type="float" office:value="86993">
                <text:p>86993</text:p>
              </table:table-cell>
              <table:table-cell office:value-type="float" office:value="87013">
                <text:p>870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023">
                <text:p>87023</text:p>
              </table:table-cell>
              <table:table-cell office:value-type="float" office:value="86997">
                <text:p>86997</text:p>
              </table:table-cell>
              <table:table-cell office:value-type="float" office:value="87018">
                <text:p>870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7041">
                <text:p>87041</text:p>
              </table:table-cell>
              <table:table-cell office:value-type="float" office:value="87003">
                <text:p>87003</text:p>
              </table:table-cell>
              <table:table-cell office:value-type="float" office:value="87024">
                <text:p>870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7013">
                <text:p>87013</text:p>
              </table:table-cell>
              <table:table-cell office:value-type="float" office:value="87005">
                <text:p>87005</text:p>
              </table:table-cell>
              <table:table-cell office:value-type="float" office:value="87027">
                <text:p>870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7015">
                <text:p>87015</text:p>
              </table:table-cell>
              <table:table-cell office:value-type="float" office:value="87008">
                <text:p>87008</text:p>
              </table:table-cell>
              <table:table-cell office:value-type="float" office:value="87030">
                <text:p>8703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7029">
                <text:p>87029</text:p>
              </table:table-cell>
              <table:table-cell office:value-type="float" office:value="87011">
                <text:p>87011</text:p>
              </table:table-cell>
              <table:table-cell office:value-type="float" office:value="87034">
                <text:p>870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7041">
                <text:p>87041</text:p>
              </table:table-cell>
              <table:table-cell office:value-type="float" office:value="87016">
                <text:p>87016</text:p>
              </table:table-cell>
              <table:table-cell office:value-type="float" office:value="87039">
                <text:p>870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020">
                <text:p>87020</text:p>
              </table:table-cell>
              <table:table-cell office:value-type="float" office:value="87018">
                <text:p>87018</text:p>
              </table:table-cell>
              <table:table-cell office:value-type="float" office:value="87041">
                <text:p>870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050">
                <text:p>87050</text:p>
              </table:table-cell>
              <table:table-cell office:value-type="float" office:value="87023">
                <text:p>87023</text:p>
              </table:table-cell>
              <table:table-cell office:value-type="float" office:value="87046">
                <text:p>870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043">
                <text:p>87043</text:p>
              </table:table-cell>
              <table:table-cell office:value-type="float" office:value="87027">
                <text:p>87027</text:p>
              </table:table-cell>
              <table:table-cell office:value-type="float" office:value="87049">
                <text:p>870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034">
                <text:p>87034</text:p>
              </table:table-cell>
              <table:table-cell office:value-type="float" office:value="87029">
                <text:p>87029</text:p>
              </table:table-cell>
              <table:table-cell office:value-type="float" office:value="87052">
                <text:p>870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7038">
                <text:p>87038</text:p>
              </table:table-cell>
              <table:table-cell office:value-type="float" office:value="87032">
                <text:p>87032</text:p>
              </table:table-cell>
              <table:table-cell office:value-type="float" office:value="87054">
                <text:p>870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7063">
                <text:p>87063</text:p>
              </table:table-cell>
              <table:table-cell office:value-type="float" office:value="87037">
                <text:p>87037</text:p>
              </table:table-cell>
              <table:table-cell office:value-type="float" office:value="87059">
                <text:p>870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7067">
                <text:p>87067</text:p>
              </table:table-cell>
              <table:table-cell office:value-type="float" office:value="87042">
                <text:p>87042</text:p>
              </table:table-cell>
              <table:table-cell office:value-type="float" office:value="87063">
                <text:p>870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7068">
                <text:p>87068</text:p>
              </table:table-cell>
              <table:table-cell office:value-type="float" office:value="87047">
                <text:p>87047</text:p>
              </table:table-cell>
              <table:table-cell office:value-type="float" office:value="87067">
                <text:p>870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7058">
                <text:p>87058</text:p>
              </table:table-cell>
              <table:table-cell office:value-type="float" office:value="87050">
                <text:p>87050</text:p>
              </table:table-cell>
              <table:table-cell office:value-type="float" office:value="87070">
                <text:p>8707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7080">
                <text:p>87080</text:p>
              </table:table-cell>
              <table:table-cell office:value-type="float" office:value="87055">
                <text:p>87055</text:p>
              </table:table-cell>
              <table:table-cell office:value-type="float" office:value="87074">
                <text:p>870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049">
                <text:p>87049</text:p>
              </table:table-cell>
              <table:table-cell office:value-type="float" office:value="87057">
                <text:p>87057</text:p>
              </table:table-cell>
              <table:table-cell office:value-type="float" office:value="87075">
                <text:p>870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7056">
                <text:p>87056</text:p>
              </table:table-cell>
              <table:table-cell office:value-type="float" office:value="87059">
                <text:p>87059</text:p>
              </table:table-cell>
              <table:table-cell office:value-type="float" office:value="87077">
                <text:p>870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7082">
                <text:p>87082</text:p>
              </table:table-cell>
              <table:table-cell office:value-type="float" office:value="87064">
                <text:p>87064</text:p>
              </table:table-cell>
              <table:table-cell office:value-type="float" office:value="87080">
                <text:p>870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7065">
                <text:p>87065</text:p>
              </table:table-cell>
              <table:table-cell office:value-type="float" office:value="87067">
                <text:p>87067</text:p>
              </table:table-cell>
              <table:table-cell office:value-type="float" office:value="87082">
                <text:p>870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7079">
                <text:p>87079</text:p>
              </table:table-cell>
              <table:table-cell office:value-type="float" office:value="87070">
                <text:p>87070</text:p>
              </table:table-cell>
              <table:table-cell office:value-type="float" office:value="87084">
                <text:p>870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7073">
                <text:p>87073</text:p>
              </table:table-cell>
              <table:table-cell office:value-type="float" office:value="87073">
                <text:p>87073</text:p>
              </table:table-cell>
              <table:table-cell office:value-type="float" office:value="87086">
                <text:p>870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7088">
                <text:p>87088</text:p>
              </table:table-cell>
              <table:table-cell office:value-type="float" office:value="87077">
                <text:p>87077</text:p>
              </table:table-cell>
              <table:table-cell office:value-type="float" office:value="87088">
                <text:p>870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050">
                <text:p>87050</text:p>
              </table:table-cell>
              <table:table-cell office:value-type="float" office:value="87077">
                <text:p>87077</text:p>
              </table:table-cell>
              <table:table-cell office:value-type="float" office:value="87087">
                <text:p>870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7089">
                <text:p>87089</text:p>
              </table:table-cell>
              <table:table-cell office:value-type="float" office:value="87081">
                <text:p>87081</text:p>
              </table:table-cell>
              <table:table-cell office:value-type="float" office:value="87089">
                <text:p>870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100">
                <text:p>87100</text:p>
              </table:table-cell>
              <table:table-cell office:value-type="float" office:value="87085">
                <text:p>87085</text:p>
              </table:table-cell>
              <table:table-cell office:value-type="float" office:value="87093">
                <text:p>870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7092">
                <text:p>87092</text:p>
              </table:table-cell>
              <table:table-cell office:value-type="float" office:value="87088">
                <text:p>87088</text:p>
              </table:table-cell>
              <table:table-cell office:value-type="float" office:value="87095">
                <text:p>870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097">
                <text:p>87097</text:p>
              </table:table-cell>
              <table:table-cell office:value-type="float" office:value="87092">
                <text:p>87092</text:p>
              </table:table-cell>
              <table:table-cell office:value-type="float" office:value="87097">
                <text:p>870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7114">
                <text:p>87114</text:p>
              </table:table-cell>
              <table:table-cell office:value-type="float" office:value="87096">
                <text:p>87096</text:p>
              </table:table-cell>
              <table:table-cell office:value-type="float" office:value="87100">
                <text:p>87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115">
                <text:p>87115</text:p>
              </table:table-cell>
              <table:table-cell office:value-type="float" office:value="87101">
                <text:p>87101</text:p>
              </table:table-cell>
              <table:table-cell office:value-type="float" office:value="87103">
                <text:p>871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7101">
                <text:p>87101</text:p>
              </table:table-cell>
              <table:table-cell office:value-type="float" office:value="87104">
                <text:p>87104</text:p>
              </table:table-cell>
              <table:table-cell office:value-type="float" office:value="87104">
                <text:p>871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101">
                <text:p>87101</text:p>
              </table:table-cell>
              <table:table-cell office:value-type="float" office:value="87106">
                <text:p>87106</text:p>
              </table:table-cell>
              <table:table-cell office:value-type="float" office:value="87106">
                <text:p>871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7128">
                <text:p>87128</text:p>
              </table:table-cell>
              <table:table-cell office:value-type="float" office:value="87111">
                <text:p>87111</text:p>
              </table:table-cell>
              <table:table-cell office:value-type="float" office:value="87109">
                <text:p>871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7108">
                <text:p>87108</text:p>
              </table:table-cell>
              <table:table-cell office:value-type="float" office:value="87113">
                <text:p>87113</text:p>
              </table:table-cell>
              <table:table-cell office:value-type="float" office:value="87110">
                <text:p>871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7112">
                <text:p>87112</text:p>
              </table:table-cell>
              <table:table-cell office:value-type="float" office:value="87116">
                <text:p>87116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7124">
                <text:p>87124</text:p>
              </table:table-cell>
              <table:table-cell office:value-type="float" office:value="87119">
                <text:p>87119</text:p>
              </table:table-cell>
              <table:table-cell office:value-type="float" office:value="87114">
                <text:p>871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7109">
                <text:p>87109</text:p>
              </table:table-cell>
              <table:table-cell office:value-type="float" office:value="87121">
                <text:p>87121</text:p>
              </table:table-cell>
              <table:table-cell office:value-type="float" office:value="87115">
                <text:p>871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7112">
                <text:p>87112</text:p>
              </table:table-cell>
              <table:table-cell office:value-type="float" office:value="87123">
                <text:p>87123</text:p>
              </table:table-cell>
              <table:table-cell office:value-type="float" office:value="87115">
                <text:p>871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7118">
                <text:p>87118</text:p>
              </table:table-cell>
              <table:table-cell office:value-type="float" office:value="87125">
                <text:p>87125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7106">
                <text:p>87106</text:p>
              </table:table-cell>
              <table:table-cell office:value-type="float" office:value="87126">
                <text:p>87126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7121">
                <text:p>87121</text:p>
              </table:table-cell>
              <table:table-cell office:value-type="float" office:value="87128">
                <text:p>87128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106">
                <text:p>87106</text:p>
              </table:table-cell>
              <table:table-cell office:value-type="float" office:value="87129">
                <text:p>87129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117">
                <text:p>87117</text:p>
              </table:table-cell>
              <table:table-cell office:value-type="float" office:value="87130">
                <text:p>87130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7117">
                <text:p>87117</text:p>
              </table:table-cell>
              <table:table-cell office:value-type="float" office:value="87131">
                <text:p>87131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7122">
                <text:p>87122</text:p>
              </table:table-cell>
              <table:table-cell office:value-type="float" office:value="87132">
                <text:p>87132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7121">
                <text:p>87121</text:p>
              </table:table-cell>
              <table:table-cell office:value-type="float" office:value="87134">
                <text:p>87134</text:p>
              </table:table-cell>
              <table:table-cell office:value-type="float" office:value="87119">
                <text:p>871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7111">
                <text:p>87111</text:p>
              </table:table-cell>
              <table:table-cell office:value-type="float" office:value="87134">
                <text:p>87134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7120">
                <text:p>87120</text:p>
              </table:table-cell>
              <table:table-cell office:value-type="float" office:value="87134">
                <text:p>87134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7142">
                <text:p>87142</text:p>
              </table:table-cell>
              <table:table-cell office:value-type="float" office:value="87137">
                <text:p>87137</text:p>
              </table:table-cell>
              <table:table-cell office:value-type="float" office:value="87121">
                <text:p>871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7116">
                <text:p>87116</text:p>
              </table:table-cell>
              <table:table-cell office:value-type="float" office:value="87137">
                <text:p>87137</text:p>
              </table:table-cell>
              <table:table-cell office:value-type="float" office:value="87120">
                <text:p>871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7115">
                <text:p>87115</text:p>
              </table:table-cell>
              <table:table-cell office:value-type="float" office:value="87137">
                <text:p>87137</text:p>
              </table:table-cell>
              <table:table-cell office:value-type="float" office:value="87120">
                <text:p>871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7133">
                <text:p>87133</text:p>
              </table:table-cell>
              <table:table-cell office:value-type="float" office:value="87138">
                <text:p>87138</text:p>
              </table:table-cell>
              <table:table-cell office:value-type="float" office:value="87121">
                <text:p>871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7127">
                <text:p>87127</text:p>
              </table:table-cell>
              <table:table-cell office:value-type="float" office:value="87139">
                <text:p>87139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7123">
                <text:p>87123</text:p>
              </table:table-cell>
              <table:table-cell office:value-type="float" office:value="87139">
                <text:p>87139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7127">
                <text:p>87127</text:p>
              </table:table-cell>
              <table:table-cell office:value-type="float" office:value="87140">
                <text:p>87140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7127">
                <text:p>87127</text:p>
              </table:table-cell>
              <table:table-cell office:value-type="float" office:value="87140">
                <text:p>87140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7131">
                <text:p>87131</text:p>
              </table:table-cell>
              <table:table-cell office:value-type="float" office:value="87141">
                <text:p>87141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7127">
                <text:p>87127</text:p>
              </table:table-cell>
              <table:table-cell office:value-type="float" office:value="87141">
                <text:p>87141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7101">
                <text:p>87101</text:p>
              </table:table-cell>
              <table:table-cell office:value-type="float" office:value="87139">
                <text:p>87139</text:p>
              </table:table-cell>
              <table:table-cell office:value-type="float" office:value="87121">
                <text:p>871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7136">
                <text:p>87136</text:p>
              </table:table-cell>
              <table:table-cell office:value-type="float" office:value="87140">
                <text:p>87140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134">
                <text:p>87134</text:p>
              </table:table-cell>
              <table:table-cell office:value-type="float" office:value="87140">
                <text:p>87140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7112">
                <text:p>87112</text:p>
              </table:table-cell>
              <table:table-cell office:value-type="float" office:value="87139">
                <text:p>87139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7095">
                <text:p>87095</text:p>
              </table:table-cell>
              <table:table-cell office:value-type="float" office:value="87136">
                <text:p>87136</text:p>
              </table:table-cell>
              <table:table-cell office:value-type="float" office:value="87119">
                <text:p>871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7110">
                <text:p>87110</text:p>
              </table:table-cell>
              <table:table-cell office:value-type="float" office:value="87134">
                <text:p>87134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7128">
                <text:p>87128</text:p>
              </table:table-cell>
              <table:table-cell office:value-type="float" office:value="87134">
                <text:p>87134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7122">
                <text:p>87122</text:p>
              </table:table-cell>
              <table:table-cell office:value-type="float" office:value="87134">
                <text:p>87134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7123">
                <text:p>87123</text:p>
              </table:table-cell>
              <table:table-cell office:value-type="float" office:value="87134">
                <text:p>87134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116">
                <text:p>87116</text:p>
              </table:table-cell>
              <table:table-cell office:value-type="float" office:value="87133">
                <text:p>87133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7133">
                <text:p>87133</text:p>
              </table:table-cell>
              <table:table-cell office:value-type="float" office:value="87133">
                <text:p>87133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7116">
                <text:p>87116</text:p>
              </table:table-cell>
              <table:table-cell office:value-type="float" office:value="87132">
                <text:p>87132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7121">
                <text:p>87121</text:p>
              </table:table-cell>
              <table:table-cell office:value-type="float" office:value="87132">
                <text:p>87132</text:p>
              </table:table-cell>
              <table:table-cell office:value-type="float" office:value="87115">
                <text:p>871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7120">
                <text:p>87120</text:p>
              </table:table-cell>
              <table:table-cell office:value-type="float" office:value="87131">
                <text:p>87131</text:p>
              </table:table-cell>
              <table:table-cell office:value-type="float" office:value="87114">
                <text:p>871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7139">
                <text:p>87139</text:p>
              </table:table-cell>
              <table:table-cell office:value-type="float" office:value="87132">
                <text:p>87132</text:p>
              </table:table-cell>
              <table:table-cell office:value-type="float" office:value="87115">
                <text:p>871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7127">
                <text:p>87127</text:p>
              </table:table-cell>
              <table:table-cell office:value-type="float" office:value="87132">
                <text:p>87132</text:p>
              </table:table-cell>
              <table:table-cell office:value-type="float" office:value="87114">
                <text:p>871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7110">
                <text:p>87110</text:p>
              </table:table-cell>
              <table:table-cell office:value-type="float" office:value="87130">
                <text:p>87130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7127">
                <text:p>87127</text:p>
              </table:table-cell>
              <table:table-cell office:value-type="float" office:value="87130">
                <text:p>87130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7127">
                <text:p>87127</text:p>
              </table:table-cell>
              <table:table-cell office:value-type="float" office:value="87130">
                <text:p>87130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7141">
                <text:p>87141</text:p>
              </table:table-cell>
              <table:table-cell office:value-type="float" office:value="87131">
                <text:p>87131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7112">
                <text:p>87112</text:p>
              </table:table-cell>
              <table:table-cell office:value-type="float" office:value="87130">
                <text:p>87130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7133">
                <text:p>87133</text:p>
              </table:table-cell>
              <table:table-cell office:value-type="float" office:value="87130">
                <text:p>87130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7117">
                <text:p>87117</text:p>
              </table:table-cell>
              <table:table-cell office:value-type="float" office:value="87129">
                <text:p>87129</text:p>
              </table:table-cell>
              <table:table-cell office:value-type="float" office:value="87109">
                <text:p>871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7114">
                <text:p>87114</text:p>
              </table:table-cell>
              <table:table-cell office:value-type="float" office:value="87128">
                <text:p>87128</text:p>
              </table:table-cell>
              <table:table-cell office:value-type="float" office:value="87108">
                <text:p>871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7098">
                <text:p>87098</text:p>
              </table:table-cell>
              <table:table-cell office:value-type="float" office:value="87125">
                <text:p>87125</text:p>
              </table:table-cell>
              <table:table-cell office:value-type="float" office:value="87104">
                <text:p>871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7108">
                <text:p>87108</text:p>
              </table:table-cell>
              <table:table-cell office:value-type="float" office:value="87124">
                <text:p>87124</text:p>
              </table:table-cell>
              <table:table-cell office:value-type="float" office:value="87102">
                <text:p>871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7097">
                <text:p>87097</text:p>
              </table:table-cell>
              <table:table-cell office:value-type="float" office:value="87121">
                <text:p>87121</text:p>
              </table:table-cell>
              <table:table-cell office:value-type="float" office:value="87099">
                <text:p>870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7108">
                <text:p>87108</text:p>
              </table:table-cell>
              <table:table-cell office:value-type="float" office:value="87120">
                <text:p>87120</text:p>
              </table:table-cell>
              <table:table-cell office:value-type="float" office:value="87098">
                <text:p>870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7092">
                <text:p>87092</text:p>
              </table:table-cell>
              <table:table-cell office:value-type="float" office:value="87117">
                <text:p>87117</text:p>
              </table:table-cell>
              <table:table-cell office:value-type="float" office:value="87094">
                <text:p>870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7080">
                <text:p>87080</text:p>
              </table:table-cell>
              <table:table-cell office:value-type="float" office:value="87113">
                <text:p>87113</text:p>
              </table:table-cell>
              <table:table-cell office:value-type="float" office:value="87090">
                <text:p>8709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7090">
                <text:p>87090</text:p>
              </table:table-cell>
              <table:table-cell office:value-type="float" office:value="87110">
                <text:p>87110</text:p>
              </table:table-cell>
              <table:table-cell office:value-type="float" office:value="87087">
                <text:p>870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7091">
                <text:p>87091</text:p>
              </table:table-cell>
              <table:table-cell office:value-type="float" office:value="87108">
                <text:p>87108</text:p>
              </table:table-cell>
              <table:table-cell office:value-type="float" office:value="87085">
                <text:p>870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7090">
                <text:p>87090</text:p>
              </table:table-cell>
              <table:table-cell office:value-type="float" office:value="87105">
                <text:p>87105</text:p>
              </table:table-cell>
              <table:table-cell office:value-type="float" office:value="87082">
                <text:p>870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7111">
                <text:p>87111</text:p>
              </table:table-cell>
              <table:table-cell office:value-type="float" office:value="87105">
                <text:p>87105</text:p>
              </table:table-cell>
              <table:table-cell office:value-type="float" office:value="87082">
                <text:p>870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7068">
                <text:p>87068</text:p>
              </table:table-cell>
              <table:table-cell office:value-type="float" office:value="87101">
                <text:p>87101</text:p>
              </table:table-cell>
              <table:table-cell office:value-type="float" office:value="87078">
                <text:p>870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7060">
                <text:p>87060</text:p>
              </table:table-cell>
              <table:table-cell office:value-type="float" office:value="87096">
                <text:p>87096</text:p>
              </table:table-cell>
              <table:table-cell office:value-type="float" office:value="87073">
                <text:p>870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7050">
                <text:p>87050</text:p>
              </table:table-cell>
              <table:table-cell office:value-type="float" office:value="87091">
                <text:p>87091</text:p>
              </table:table-cell>
              <table:table-cell office:value-type="float" office:value="87068">
                <text:p>870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7066">
                <text:p>87066</text:p>
              </table:table-cell>
              <table:table-cell office:value-type="float" office:value="87087">
                <text:p>87087</text:p>
              </table:table-cell>
              <table:table-cell office:value-type="float" office:value="87065">
                <text:p>870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7056">
                <text:p>87056</text:p>
              </table:table-cell>
              <table:table-cell office:value-type="float" office:value="87083">
                <text:p>87083</text:p>
              </table:table-cell>
              <table:table-cell office:value-type="float" office:value="87061">
                <text:p>870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7047">
                <text:p>87047</text:p>
              </table:table-cell>
              <table:table-cell office:value-type="float" office:value="87078">
                <text:p>87078</text:p>
              </table:table-cell>
              <table:table-cell office:value-type="float" office:value="87056">
                <text:p>870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7050">
                <text:p>87050</text:p>
              </table:table-cell>
              <table:table-cell office:value-type="float" office:value="87074">
                <text:p>87074</text:p>
              </table:table-cell>
              <table:table-cell office:value-type="float" office:value="87052">
                <text:p>870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7028">
                <text:p>87028</text:p>
              </table:table-cell>
              <table:table-cell office:value-type="float" office:value="87068">
                <text:p>87068</text:p>
              </table:table-cell>
              <table:table-cell office:value-type="float" office:value="87047">
                <text:p>870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7045">
                <text:p>87045</text:p>
              </table:table-cell>
              <table:table-cell office:value-type="float" office:value="87064">
                <text:p>87064</text:p>
              </table:table-cell>
              <table:table-cell office:value-type="float" office:value="87044">
                <text:p>870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7026">
                <text:p>87026</text:p>
              </table:table-cell>
              <table:table-cell office:value-type="float" office:value="87058">
                <text:p>87058</text:p>
              </table:table-cell>
              <table:table-cell office:value-type="float" office:value="87039">
                <text:p>870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7019">
                <text:p>87019</text:p>
              </table:table-cell>
              <table:table-cell office:value-type="float" office:value="87052">
                <text:p>87052</text:p>
              </table:table-cell>
              <table:table-cell office:value-type="float" office:value="87034">
                <text:p>870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7007">
                <text:p>87007</text:p>
              </table:table-cell>
              <table:table-cell office:value-type="float" office:value="87046">
                <text:p>87046</text:p>
              </table:table-cell>
              <table:table-cell office:value-type="float" office:value="87028">
                <text:p>870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7029">
                <text:p>87029</text:p>
              </table:table-cell>
              <table:table-cell office:value-type="float" office:value="87042">
                <text:p>87042</text:p>
              </table:table-cell>
              <table:table-cell office:value-type="float" office:value="87025">
                <text:p>870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7022">
                <text:p>87022</text:p>
              </table:table-cell>
              <table:table-cell office:value-type="float" office:value="87037">
                <text:p>87037</text:p>
              </table:table-cell>
              <table:table-cell office:value-type="float" office:value="87021">
                <text:p>870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7008">
                <text:p>87008</text:p>
              </table:table-cell>
              <table:table-cell office:value-type="float" office:value="87032">
                <text:p>87032</text:p>
              </table:table-cell>
              <table:table-cell office:value-type="float" office:value="87017">
                <text:p>870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7009">
                <text:p>87009</text:p>
              </table:table-cell>
              <table:table-cell office:value-type="float" office:value="87027">
                <text:p>87027</text:p>
              </table:table-cell>
              <table:table-cell office:value-type="float" office:value="87013">
                <text:p>870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7001">
                <text:p>87001</text:p>
              </table:table-cell>
              <table:table-cell office:value-type="float" office:value="87022">
                <text:p>87022</text:p>
              </table:table-cell>
              <table:table-cell office:value-type="float" office:value="87009">
                <text:p>870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6992">
                <text:p>86992</text:p>
              </table:table-cell>
              <table:table-cell office:value-type="float" office:value="87016">
                <text:p>87016</text:p>
              </table:table-cell>
              <table:table-cell office:value-type="float" office:value="87004">
                <text:p>870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7015">
                <text:p>87015</text:p>
              </table:table-cell>
              <table:table-cell office:value-type="float" office:value="87013">
                <text:p>87013</text:p>
              </table:table-cell>
              <table:table-cell office:value-type="float" office:value="87003">
                <text:p>870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991">
                <text:p>86991</text:p>
              </table:table-cell>
              <table:table-cell office:value-type="float" office:value="87008">
                <text:p>87008</text:p>
              </table:table-cell>
              <table:table-cell office:value-type="float" office:value="86999">
                <text:p>869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6987">
                <text:p>86987</text:p>
              </table:table-cell>
              <table:table-cell office:value-type="float" office:value="87003">
                <text:p>87003</text:p>
              </table:table-cell>
              <table:table-cell office:value-type="float" office:value="86994">
                <text:p>869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7011">
                <text:p>87011</text:p>
              </table:table-cell>
              <table:table-cell office:value-type="float" office:value="87000">
                <text:p>87000</text:p>
              </table:table-cell>
              <table:table-cell office:value-type="float" office:value="86993">
                <text:p>869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6977">
                <text:p>86977</text:p>
              </table:table-cell>
              <table:table-cell office:value-type="float" office:value="86995">
                <text:p>86995</text:p>
              </table:table-cell>
              <table:table-cell office:value-type="float" office:value="86989">
                <text:p>86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6981">
                <text:p>86981</text:p>
              </table:table-cell>
              <table:table-cell office:value-type="float" office:value="86990">
                <text:p>86990</text:p>
              </table:table-cell>
              <table:table-cell office:value-type="float" office:value="86986">
                <text:p>869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6995">
                <text:p>86995</text:p>
              </table:table-cell>
              <table:table-cell office:value-type="float" office:value="86988">
                <text:p>86988</text:p>
              </table:table-cell>
              <table:table-cell office:value-type="float" office:value="86984">
                <text:p>869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6976">
                <text:p>86976</text:p>
              </table:table-cell>
              <table:table-cell office:value-type="float" office:value="86983">
                <text:p>86983</text:p>
              </table:table-cell>
              <table:table-cell office:value-type="float" office:value="86981">
                <text:p>869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6994">
                <text:p>86994</text:p>
              </table:table-cell>
              <table:table-cell office:value-type="float" office:value="86981">
                <text:p>86981</text:p>
              </table:table-cell>
              <table:table-cell office:value-type="float" office:value="86980">
                <text:p>869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6962">
                <text:p>86962</text:p>
              </table:table-cell>
              <table:table-cell office:value-type="float" office:value="86976">
                <text:p>86976</text:p>
              </table:table-cell>
              <table:table-cell office:value-type="float" office:value="86976">
                <text:p>869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6959">
                <text:p>86959</text:p>
              </table:table-cell>
              <table:table-cell office:value-type="float" office:value="86971">
                <text:p>86971</text:p>
              </table:table-cell>
              <table:table-cell office:value-type="float" office:value="86972">
                <text:p>869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6960">
                <text:p>86960</text:p>
              </table:table-cell>
              <table:table-cell office:value-type="float" office:value="86967">
                <text:p>86967</text:p>
              </table:table-cell>
              <table:table-cell office:value-type="float" office:value="86969">
                <text:p>869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6976">
                <text:p>86976</text:p>
              </table:table-cell>
              <table:table-cell office:value-type="float" office:value="86964">
                <text:p>86964</text:p>
              </table:table-cell>
              <table:table-cell office:value-type="float" office:value="86967">
                <text:p>869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6966">
                <text:p>86966</text:p>
              </table:table-cell>
              <table:table-cell office:value-type="float" office:value="86961">
                <text:p>86961</text:p>
              </table:table-cell>
              <table:table-cell office:value-type="float" office:value="86965">
                <text:p>869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6950">
                <text:p>86950</text:p>
              </table:table-cell>
              <table:table-cell office:value-type="float" office:value="86957">
                <text:p>86957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6944">
                <text:p>86944</text:p>
              </table:table-cell>
              <table:table-cell office:value-type="float" office:value="86952">
                <text:p>86952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6961">
                <text:p>86961</text:p>
              </table:table-cell>
              <table:table-cell office:value-type="float" office:value="86950">
                <text:p>86950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6933">
                <text:p>86933</text:p>
              </table:table-cell>
              <table:table-cell office:value-type="float" office:value="86945">
                <text:p>86945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6971">
                <text:p>86971</text:p>
              </table:table-cell>
              <table:table-cell office:value-type="float" office:value="86944">
                <text:p>86944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6934">
                <text:p>86934</text:p>
              </table:table-cell>
              <table:table-cell office:value-type="float" office:value="86940">
                <text:p>86940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6964">
                <text:p>86964</text:p>
              </table:table-cell>
              <table:table-cell office:value-type="float" office:value="86939">
                <text:p>86939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6956">
                <text:p>86956</text:p>
              </table:table-cell>
              <table:table-cell office:value-type="float" office:value="86937">
                <text:p>86937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6948">
                <text:p>86948</text:p>
              </table:table-cell>
              <table:table-cell office:value-type="float" office:value="86935">
                <text:p>86935</text:p>
              </table:table-cell>
              <table:table-cell office:value-type="float" office:value="86947">
                <text:p>869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6956">
                <text:p>86956</text:p>
              </table:table-cell>
              <table:table-cell office:value-type="float" office:value="86934">
                <text:p>86934</text:p>
              </table:table-cell>
              <table:table-cell office:value-type="float" office:value="86947">
                <text:p>869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6957">
                <text:p>86957</text:p>
              </table:table-cell>
              <table:table-cell office:value-type="float" office:value="86933">
                <text:p>86933</text:p>
              </table:table-cell>
              <table:table-cell office:value-type="float" office:value="86947">
                <text:p>869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6939">
                <text:p>86939</text:p>
              </table:table-cell>
              <table:table-cell office:value-type="float" office:value="86931">
                <text:p>86931</text:p>
              </table:table-cell>
              <table:table-cell office:value-type="float" office:value="86945">
                <text:p>869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6930">
                <text:p>86930</text:p>
              </table:table-cell>
              <table:table-cell office:value-type="float" office:value="86928">
                <text:p>86928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6924">
                <text:p>86924</text:p>
              </table:table-cell>
              <table:table-cell office:value-type="float" office:value="86925">
                <text:p>86925</text:p>
              </table:table-cell>
              <table:table-cell office:value-type="float" office:value="86940">
                <text:p>869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6943">
                <text:p>86943</text:p>
              </table:table-cell>
              <table:table-cell office:value-type="float" office:value="86924">
                <text:p>86924</text:p>
              </table:table-cell>
              <table:table-cell office:value-type="float" office:value="86939">
                <text:p>869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6946">
                <text:p>86946</text:p>
              </table:table-cell>
              <table:table-cell office:value-type="float" office:value="86923">
                <text:p>86923</text:p>
              </table:table-cell>
              <table:table-cell office:value-type="float" office:value="86939">
                <text:p>869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6945">
                <text:p>86945</text:p>
              </table:table-cell>
              <table:table-cell office:value-type="float" office:value="86922">
                <text:p>86922</text:p>
              </table:table-cell>
              <table:table-cell office:value-type="float" office:value="86939">
                <text:p>869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6945">
                <text:p>86945</text:p>
              </table:table-cell>
              <table:table-cell office:value-type="float" office:value="86922">
                <text:p>86922</text:p>
              </table:table-cell>
              <table:table-cell office:value-type="float" office:value="86939">
                <text:p>869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6953">
                <text:p>86953</text:p>
              </table:table-cell>
              <table:table-cell office:value-type="float" office:value="86923">
                <text:p>86923</text:p>
              </table:table-cell>
              <table:table-cell office:value-type="float" office:value="86939">
                <text:p>869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6941">
                <text:p>86941</text:p>
              </table:table-cell>
              <table:table-cell office:value-type="float" office:value="86922">
                <text:p>86922</text:p>
              </table:table-cell>
              <table:table-cell office:value-type="float" office:value="86939">
                <text:p>869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6945">
                <text:p>86945</text:p>
              </table:table-cell>
              <table:table-cell office:value-type="float" office:value="86922">
                <text:p>86922</text:p>
              </table:table-cell>
              <table:table-cell office:value-type="float" office:value="86939">
                <text:p>869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6912">
                <text:p>86912</text:p>
              </table:table-cell>
              <table:table-cell office:value-type="float" office:value="86919">
                <text:p>86919</text:p>
              </table:table-cell>
              <table:table-cell office:value-type="float" office:value="86936">
                <text:p>869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6931">
                <text:p>86931</text:p>
              </table:table-cell>
              <table:table-cell office:value-type="float" office:value="86918">
                <text:p>86918</text:p>
              </table:table-cell>
              <table:table-cell office:value-type="float" office:value="86935">
                <text:p>869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6923">
                <text:p>86923</text:p>
              </table:table-cell>
              <table:table-cell office:value-type="float" office:value="86916">
                <text:p>86916</text:p>
              </table:table-cell>
              <table:table-cell office:value-type="float" office:value="86933">
                <text:p>869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6928">
                <text:p>86928</text:p>
              </table:table-cell>
              <table:table-cell office:value-type="float" office:value="86915">
                <text:p>86915</text:p>
              </table:table-cell>
              <table:table-cell office:value-type="float" office:value="86932">
                <text:p>869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6946">
                <text:p>86946</text:p>
              </table:table-cell>
              <table:table-cell office:value-type="float" office:value="86916">
                <text:p>86916</text:p>
              </table:table-cell>
              <table:table-cell office:value-type="float" office:value="86933">
                <text:p>869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6946">
                <text:p>86946</text:p>
              </table:table-cell>
              <table:table-cell office:value-type="float" office:value="86917">
                <text:p>86917</text:p>
              </table:table-cell>
              <table:table-cell office:value-type="float" office:value="86934">
                <text:p>869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6937">
                <text:p>86937</text:p>
              </table:table-cell>
              <table:table-cell office:value-type="float" office:value="86917">
                <text:p>86917</text:p>
              </table:table-cell>
              <table:table-cell office:value-type="float" office:value="86934">
                <text:p>869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6929">
                <text:p>86929</text:p>
              </table:table-cell>
              <table:table-cell office:value-type="float" office:value="86917">
                <text:p>86917</text:p>
              </table:table-cell>
              <table:table-cell office:value-type="float" office:value="86933">
                <text:p>869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6949">
                <text:p>86949</text:p>
              </table:table-cell>
              <table:table-cell office:value-type="float" office:value="86918">
                <text:p>86918</text:p>
              </table:table-cell>
              <table:table-cell office:value-type="float" office:value="86934">
                <text:p>869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6918">
                <text:p>86918</text:p>
              </table:table-cell>
              <table:table-cell office:value-type="float" office:value="86917">
                <text:p>86917</text:p>
              </table:table-cell>
              <table:table-cell office:value-type="float" office:value="86933">
                <text:p>869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920">
                <text:p>86920</text:p>
              </table:table-cell>
              <table:table-cell office:value-type="float" office:value="86916">
                <text:p>86916</text:p>
              </table:table-cell>
              <table:table-cell office:value-type="float" office:value="86931">
                <text:p>869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927">
                <text:p>86927</text:p>
              </table:table-cell>
              <table:table-cell office:value-type="float" office:value="86915">
                <text:p>86915</text:p>
              </table:table-cell>
              <table:table-cell office:value-type="float" office:value="86931">
                <text:p>869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974">
                <text:p>86974</text:p>
              </table:table-cell>
              <table:table-cell office:value-type="float" office:value="86919">
                <text:p>86919</text:p>
              </table:table-cell>
              <table:table-cell office:value-type="float" office:value="86935">
                <text:p>869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955">
                <text:p>86955</text:p>
              </table:table-cell>
              <table:table-cell office:value-type="float" office:value="86922">
                <text:p>86922</text:p>
              </table:table-cell>
              <table:table-cell office:value-type="float" office:value="86938">
                <text:p>869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6953">
                <text:p>86953</text:p>
              </table:table-cell>
              <table:table-cell office:value-type="float" office:value="86924">
                <text:p>86924</text:p>
              </table:table-cell>
              <table:table-cell office:value-type="float" office:value="86940">
                <text:p>8694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6959">
                <text:p>86959</text:p>
              </table:table-cell>
              <table:table-cell office:value-type="float" office:value="86926">
                <text:p>86926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6950">
                <text:p>86950</text:p>
              </table:table-cell>
              <table:table-cell office:value-type="float" office:value="86928">
                <text:p>86928</text:p>
              </table:table-cell>
              <table:table-cell office:value-type="float" office:value="86945">
                <text:p>869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6954">
                <text:p>86954</text:p>
              </table:table-cell>
              <table:table-cell office:value-type="float" office:value="86929">
                <text:p>86929</text:p>
              </table:table-cell>
              <table:table-cell office:value-type="float" office:value="86947">
                <text:p>869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6949">
                <text:p>86949</text:p>
              </table:table-cell>
              <table:table-cell office:value-type="float" office:value="86931">
                <text:p>86931</text:p>
              </table:table-cell>
              <table:table-cell office:value-type="float" office:value="86948">
                <text:p>869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6967">
                <text:p>86967</text:p>
              </table:table-cell>
              <table:table-cell office:value-type="float" office:value="86934">
                <text:p>86934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6958">
                <text:p>86958</text:p>
              </table:table-cell>
              <table:table-cell office:value-type="float" office:value="86936">
                <text:p>86936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950">
                <text:p>86950</text:p>
              </table:table-cell>
              <table:table-cell office:value-type="float" office:value="86937">
                <text:p>86937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944">
                <text:p>86944</text:p>
              </table:table-cell>
              <table:table-cell office:value-type="float" office:value="86937">
                <text:p>86937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6962">
                <text:p>86962</text:p>
              </table:table-cell>
              <table:table-cell office:value-type="float" office:value="86940">
                <text:p>86940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6949">
                <text:p>86949</text:p>
              </table:table-cell>
              <table:table-cell office:value-type="float" office:value="86941">
                <text:p>86941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6972">
                <text:p>86972</text:p>
              </table:table-cell>
              <table:table-cell office:value-type="float" office:value="86944">
                <text:p>86944</text:p>
              </table:table-cell>
              <table:table-cell office:value-type="float" office:value="86964">
                <text:p>869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6962">
                <text:p>86962</text:p>
              </table:table-cell>
              <table:table-cell office:value-type="float" office:value="86945">
                <text:p>86945</text:p>
              </table:table-cell>
              <table:table-cell office:value-type="float" office:value="86967">
                <text:p>869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6966">
                <text:p>86966</text:p>
              </table:table-cell>
              <table:table-cell office:value-type="float" office:value="86948">
                <text:p>86948</text:p>
              </table:table-cell>
              <table:table-cell office:value-type="float" office:value="86969">
                <text:p>869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6973">
                <text:p>86973</text:p>
              </table:table-cell>
              <table:table-cell office:value-type="float" office:value="86950">
                <text:p>86950</text:p>
              </table:table-cell>
              <table:table-cell office:value-type="float" office:value="86972">
                <text:p>869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6966">
                <text:p>86966</text:p>
              </table:table-cell>
              <table:table-cell office:value-type="float" office:value="86952">
                <text:p>86952</text:p>
              </table:table-cell>
              <table:table-cell office:value-type="float" office:value="86975">
                <text:p>869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6984">
                <text:p>86984</text:p>
              </table:table-cell>
              <table:table-cell office:value-type="float" office:value="86956">
                <text:p>86956</text:p>
              </table:table-cell>
              <table:table-cell office:value-type="float" office:value="86979">
                <text:p>869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004">
                <text:p>87004</text:p>
              </table:table-cell>
              <table:table-cell office:value-type="float" office:value="86961">
                <text:p>86961</text:p>
              </table:table-cell>
              <table:table-cell office:value-type="float" office:value="86984">
                <text:p>869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6984">
                <text:p>86984</text:p>
              </table:table-cell>
              <table:table-cell office:value-type="float" office:value="86964">
                <text:p>86964</text:p>
              </table:table-cell>
              <table:table-cell office:value-type="float" office:value="86988">
                <text:p>869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6978">
                <text:p>86978</text:p>
              </table:table-cell>
              <table:table-cell office:value-type="float" office:value="86966">
                <text:p>86966</text:p>
              </table:table-cell>
              <table:table-cell office:value-type="float" office:value="86990">
                <text:p>8699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7007">
                <text:p>87007</text:p>
              </table:table-cell>
              <table:table-cell office:value-type="float" office:value="86971">
                <text:p>86971</text:p>
              </table:table-cell>
              <table:table-cell office:value-type="float" office:value="86995">
                <text:p>869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7017">
                <text:p>87017</text:p>
              </table:table-cell>
              <table:table-cell office:value-type="float" office:value="86976">
                <text:p>86976</text:p>
              </table:table-cell>
              <table:table-cell office:value-type="float" office:value="87001">
                <text:p>870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6993">
                <text:p>86993</text:p>
              </table:table-cell>
              <table:table-cell office:value-type="float" office:value="86979">
                <text:p>86979</text:p>
              </table:table-cell>
              <table:table-cell office:value-type="float" office:value="87005">
                <text:p>870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7001">
                <text:p>87001</text:p>
              </table:table-cell>
              <table:table-cell office:value-type="float" office:value="86983">
                <text:p>86983</text:p>
              </table:table-cell>
              <table:table-cell office:value-type="float" office:value="87008">
                <text:p>870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7003">
                <text:p>87003</text:p>
              </table:table-cell>
              <table:table-cell office:value-type="float" office:value="86986">
                <text:p>86986</text:p>
              </table:table-cell>
              <table:table-cell office:value-type="float" office:value="87012">
                <text:p>870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7027">
                <text:p>87027</text:p>
              </table:table-cell>
              <table:table-cell office:value-type="float" office:value="86991">
                <text:p>86991</text:p>
              </table:table-cell>
              <table:table-cell office:value-type="float" office:value="87017">
                <text:p>870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7026">
                <text:p>87026</text:p>
              </table:table-cell>
              <table:table-cell office:value-type="float" office:value="86996">
                <text:p>86996</text:p>
              </table:table-cell>
              <table:table-cell office:value-type="float" office:value="87023">
                <text:p>870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7023">
                <text:p>87023</text:p>
              </table:table-cell>
              <table:table-cell office:value-type="float" office:value="87001">
                <text:p>87001</text:p>
              </table:table-cell>
              <table:table-cell office:value-type="float" office:value="87027">
                <text:p>870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7051">
                <text:p>87051</text:p>
              </table:table-cell>
              <table:table-cell office:value-type="float" office:value="87007">
                <text:p>87007</text:p>
              </table:table-cell>
              <table:table-cell office:value-type="float" office:value="87034">
                <text:p>870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7025">
                <text:p>87025</text:p>
              </table:table-cell>
              <table:table-cell office:value-type="float" office:value="87011">
                <text:p>87011</text:p>
              </table:table-cell>
              <table:table-cell office:value-type="float" office:value="87037">
                <text:p>870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7067">
                <text:p>87067</text:p>
              </table:table-cell>
              <table:table-cell office:value-type="float" office:value="87018">
                <text:p>87018</text:p>
              </table:table-cell>
              <table:table-cell office:value-type="float" office:value="87045">
                <text:p>870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7063">
                <text:p>87063</text:p>
              </table:table-cell>
              <table:table-cell office:value-type="float" office:value="87025">
                <text:p>87025</text:p>
              </table:table-cell>
              <table:table-cell office:value-type="float" office:value="87051">
                <text:p>870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7043">
                <text:p>87043</text:p>
              </table:table-cell>
              <table:table-cell office:value-type="float" office:value="87029">
                <text:p>87029</text:p>
              </table:table-cell>
              <table:table-cell office:value-type="float" office:value="87055">
                <text:p>870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7069">
                <text:p>87069</text:p>
              </table:table-cell>
              <table:table-cell office:value-type="float" office:value="87036">
                <text:p>87036</text:p>
              </table:table-cell>
              <table:table-cell office:value-type="float" office:value="87060">
                <text:p>8706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7051">
                <text:p>87051</text:p>
              </table:table-cell>
              <table:table-cell office:value-type="float" office:value="87040">
                <text:p>87040</text:p>
              </table:table-cell>
              <table:table-cell office:value-type="float" office:value="87064">
                <text:p>870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7068">
                <text:p>87068</text:p>
              </table:table-cell>
              <table:table-cell office:value-type="float" office:value="87045">
                <text:p>87045</text:p>
              </table:table-cell>
              <table:table-cell office:value-type="float" office:value="87069">
                <text:p>870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7064">
                <text:p>87064</text:p>
              </table:table-cell>
              <table:table-cell office:value-type="float" office:value="87050">
                <text:p>87050</text:p>
              </table:table-cell>
              <table:table-cell office:value-type="float" office:value="87072">
                <text:p>870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7062">
                <text:p>87062</text:p>
              </table:table-cell>
              <table:table-cell office:value-type="float" office:value="87054">
                <text:p>87054</text:p>
              </table:table-cell>
              <table:table-cell office:value-type="float" office:value="87075">
                <text:p>870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7076">
                <text:p>87076</text:p>
              </table:table-cell>
              <table:table-cell office:value-type="float" office:value="87059">
                <text:p>87059</text:p>
              </table:table-cell>
              <table:table-cell office:value-type="float" office:value="87079">
                <text:p>870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7072">
                <text:p>87072</text:p>
              </table:table-cell>
              <table:table-cell office:value-type="float" office:value="87063">
                <text:p>87063</text:p>
              </table:table-cell>
              <table:table-cell office:value-type="float" office:value="87082">
                <text:p>870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7059">
                <text:p>87059</text:p>
              </table:table-cell>
              <table:table-cell office:value-type="float" office:value="87066">
                <text:p>87066</text:p>
              </table:table-cell>
              <table:table-cell office:value-type="float" office:value="87084">
                <text:p>870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7070">
                <text:p>87070</text:p>
              </table:table-cell>
              <table:table-cell office:value-type="float" office:value="87070">
                <text:p>87070</text:p>
              </table:table-cell>
              <table:table-cell office:value-type="float" office:value="87086">
                <text:p>870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7107">
                <text:p>87107</text:p>
              </table:table-cell>
              <table:table-cell office:value-type="float" office:value="87076">
                <text:p>87076</text:p>
              </table:table-cell>
              <table:table-cell office:value-type="float" office:value="87091">
                <text:p>870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7084">
                <text:p>87084</text:p>
              </table:table-cell>
              <table:table-cell office:value-type="float" office:value="87080">
                <text:p>87080</text:p>
              </table:table-cell>
              <table:table-cell office:value-type="float" office:value="87094">
                <text:p>870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7089">
                <text:p>87089</text:p>
              </table:table-cell>
              <table:table-cell office:value-type="float" office:value="87084">
                <text:p>87084</text:p>
              </table:table-cell>
              <table:table-cell office:value-type="float" office:value="87096">
                <text:p>870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7104">
                <text:p>87104</text:p>
              </table:table-cell>
              <table:table-cell office:value-type="float" office:value="87089">
                <text:p>87089</text:p>
              </table:table-cell>
              <table:table-cell office:value-type="float" office:value="87100">
                <text:p>871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7092">
                <text:p>87092</text:p>
              </table:table-cell>
              <table:table-cell office:value-type="float" office:value="87093">
                <text:p>87093</text:p>
              </table:table-cell>
              <table:table-cell office:value-type="float" office:value="87102">
                <text:p>871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7105">
                <text:p>87105</text:p>
              </table:table-cell>
              <table:table-cell office:value-type="float" office:value="87097">
                <text:p>87097</text:p>
              </table:table-cell>
              <table:table-cell office:value-type="float" office:value="87105">
                <text:p>871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7110">
                <text:p>87110</text:p>
              </table:table-cell>
              <table:table-cell office:value-type="float" office:value="87102">
                <text:p>87102</text:p>
              </table:table-cell>
              <table:table-cell office:value-type="float" office:value="87108">
                <text:p>871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7116">
                <text:p>87116</text:p>
              </table:table-cell>
              <table:table-cell office:value-type="float" office:value="87107">
                <text:p>87107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7111">
                <text:p>87111</text:p>
              </table:table-cell>
              <table:table-cell office:value-type="float" office:value="87111">
                <text:p>87111</text:p>
              </table:table-cell>
              <table:table-cell office:value-type="float" office:value="87114">
                <text:p>871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7119">
                <text:p>87119</text:p>
              </table:table-cell>
              <table:table-cell office:value-type="float" office:value="87115">
                <text:p>87115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7101">
                <text:p>87101</text:p>
              </table:table-cell>
              <table:table-cell office:value-type="float" office:value="87117">
                <text:p>87117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7120">
                <text:p>87120</text:p>
              </table:table-cell>
              <table:table-cell office:value-type="float" office:value="87121">
                <text:p>87121</text:p>
              </table:table-cell>
              <table:table-cell office:value-type="float" office:value="87120">
                <text:p>8712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7115">
                <text:p>87115</text:p>
              </table:table-cell>
              <table:table-cell office:value-type="float" office:value="87123">
                <text:p>87123</text:p>
              </table:table-cell>
              <table:table-cell office:value-type="float" office:value="87121">
                <text:p>871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7124">
                <text:p>87124</text:p>
              </table:table-cell>
              <table:table-cell office:value-type="float" office:value="87127">
                <text:p>87127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7105">
                <text:p>87105</text:p>
              </table:table-cell>
              <table:table-cell office:value-type="float" office:value="87128">
                <text:p>87128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7137">
                <text:p>87137</text:p>
              </table:table-cell>
              <table:table-cell office:value-type="float" office:value="87132">
                <text:p>87132</text:p>
              </table:table-cell>
              <table:table-cell office:value-type="float" office:value="87126">
                <text:p>871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7120">
                <text:p>87120</text:p>
              </table:table-cell>
              <table:table-cell office:value-type="float" office:value="87134">
                <text:p>87134</text:p>
              </table:table-cell>
              <table:table-cell office:value-type="float" office:value="87127">
                <text:p>871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7116">
                <text:p>87116</text:p>
              </table:table-cell>
              <table:table-cell office:value-type="float" office:value="87136">
                <text:p>87136</text:p>
              </table:table-cell>
              <table:table-cell office:value-type="float" office:value="87127">
                <text:p>871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7115">
                <text:p>87115</text:p>
              </table:table-cell>
              <table:table-cell office:value-type="float" office:value="87137">
                <text:p>87137</text:p>
              </table:table-cell>
              <table:table-cell office:value-type="float" office:value="87127">
                <text:p>871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7107">
                <text:p>87107</text:p>
              </table:table-cell>
              <table:table-cell office:value-type="float" office:value="87137">
                <text:p>87137</text:p>
              </table:table-cell>
              <table:table-cell office:value-type="float" office:value="87125">
                <text:p>871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7128">
                <text:p>87128</text:p>
              </table:table-cell>
              <table:table-cell office:value-type="float" office:value="87139">
                <text:p>87139</text:p>
              </table:table-cell>
              <table:table-cell office:value-type="float" office:value="87126">
                <text:p>8712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7139">
                <text:p>87139</text:p>
              </table:table-cell>
              <table:table-cell office:value-type="float" office:value="87142">
                <text:p>87142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7129">
                <text:p>87129</text:p>
              </table:table-cell>
              <table:table-cell office:value-type="float" office:value="87143">
                <text:p>87143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7117">
                <text:p>87117</text:p>
              </table:table-cell>
              <table:table-cell office:value-type="float" office:value="87144">
                <text:p>87144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7131">
                <text:p>87131</text:p>
              </table:table-cell>
              <table:table-cell office:value-type="float" office:value="87145">
                <text:p>87145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7136">
                <text:p>87136</text:p>
              </table:table-cell>
              <table:table-cell office:value-type="float" office:value="87147">
                <text:p>87147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7123">
                <text:p>87123</text:p>
              </table:table-cell>
              <table:table-cell office:value-type="float" office:value="87147">
                <text:p>87147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7123">
                <text:p>87123</text:p>
              </table:table-cell>
              <table:table-cell office:value-type="float" office:value="87147">
                <text:p>87147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7130">
                <text:p>87130</text:p>
              </table:table-cell>
              <table:table-cell office:value-type="float" office:value="87148">
                <text:p>87148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7125">
                <text:p>87125</text:p>
              </table:table-cell>
              <table:table-cell office:value-type="float" office:value="87148">
                <text:p>87148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7112">
                <text:p>87112</text:p>
              </table:table-cell>
              <table:table-cell office:value-type="float" office:value="87146">
                <text:p>87146</text:p>
              </table:table-cell>
              <table:table-cell office:value-type="float" office:value="87126">
                <text:p>871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7148">
                <text:p>87148</text:p>
              </table:table-cell>
              <table:table-cell office:value-type="float" office:value="87149">
                <text:p>87149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7143">
                <text:p>87143</text:p>
              </table:table-cell>
              <table:table-cell office:value-type="float" office:value="87150">
                <text:p>87150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7124">
                <text:p>87124</text:p>
              </table:table-cell>
              <table:table-cell office:value-type="float" office:value="87149">
                <text:p>87149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7121">
                <text:p>87121</text:p>
              </table:table-cell>
              <table:table-cell office:value-type="float" office:value="87148">
                <text:p>87148</text:p>
              </table:table-cell>
              <table:table-cell office:value-type="float" office:value="87127">
                <text:p>871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7128">
                <text:p>87128</text:p>
              </table:table-cell>
              <table:table-cell office:value-type="float" office:value="87148">
                <text:p>87148</text:p>
              </table:table-cell>
              <table:table-cell office:value-type="float" office:value="87127">
                <text:p>871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7139">
                <text:p>87139</text:p>
              </table:table-cell>
              <table:table-cell office:value-type="float" office:value="87149">
                <text:p>87149</text:p>
              </table:table-cell>
              <table:table-cell office:value-type="float" office:value="87127">
                <text:p>871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7140">
                <text:p>87140</text:p>
              </table:table-cell>
              <table:table-cell office:value-type="float" office:value="87149">
                <text:p>87149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7136">
                <text:p>87136</text:p>
              </table:table-cell>
              <table:table-cell office:value-type="float" office:value="87150">
                <text:p>87150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7135">
                <text:p>87135</text:p>
              </table:table-cell>
              <table:table-cell office:value-type="float" office:value="87150">
                <text:p>87150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7135">
                <text:p>87135</text:p>
              </table:table-cell>
              <table:table-cell office:value-type="float" office:value="87150">
                <text:p>87150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7142">
                <text:p>87142</text:p>
              </table:table-cell>
              <table:table-cell office:value-type="float" office:value="87150">
                <text:p>87150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7144">
                <text:p>87144</text:p>
              </table:table-cell>
              <table:table-cell office:value-type="float" office:value="87151">
                <text:p>87151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7127">
                <text:p>87127</text:p>
              </table:table-cell>
              <table:table-cell office:value-type="float" office:value="87150">
                <text:p>87150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7159">
                <text:p>87159</text:p>
              </table:table-cell>
              <table:table-cell office:value-type="float" office:value="87152">
                <text:p>87152</text:p>
              </table:table-cell>
              <table:table-cell office:value-type="float" office:value="87131">
                <text:p>871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7156">
                <text:p>87156</text:p>
              </table:table-cell>
              <table:table-cell office:value-type="float" office:value="87153">
                <text:p>87153</text:p>
              </table:table-cell>
              <table:table-cell office:value-type="float" office:value="87132">
                <text:p>871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7110">
                <text:p>87110</text:p>
              </table:table-cell>
              <table:table-cell office:value-type="float" office:value="87150">
                <text:p>87150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129">
                <text:p>87129</text:p>
              </table:table-cell>
              <table:table-cell office:value-type="float" office:value="87149">
                <text:p>87149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7122">
                <text:p>87122</text:p>
              </table:table-cell>
              <table:table-cell office:value-type="float" office:value="87147">
                <text:p>87147</text:p>
              </table:table-cell>
              <table:table-cell office:value-type="float" office:value="87126">
                <text:p>871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7130">
                <text:p>87130</text:p>
              </table:table-cell>
              <table:table-cell office:value-type="float" office:value="87146">
                <text:p>87146</text:p>
              </table:table-cell>
              <table:table-cell office:value-type="float" office:value="87125">
                <text:p>871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7132">
                <text:p>87132</text:p>
              </table:table-cell>
              <table:table-cell office:value-type="float" office:value="87146">
                <text:p>87146</text:p>
              </table:table-cell>
              <table:table-cell office:value-type="float" office:value="87125">
                <text:p>871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7138">
                <text:p>87138</text:p>
              </table:table-cell>
              <table:table-cell office:value-type="float" office:value="87146">
                <text:p>87146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7126">
                <text:p>87126</text:p>
              </table:table-cell>
              <table:table-cell office:value-type="float" office:value="87144">
                <text:p>87144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126">
                <text:p>87126</text:p>
              </table:table-cell>
              <table:table-cell office:value-type="float" office:value="87143">
                <text:p>87143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7115">
                <text:p>87115</text:p>
              </table:table-cell>
              <table:table-cell office:value-type="float" office:value="87141">
                <text:p>87141</text:p>
              </table:table-cell>
              <table:table-cell office:value-type="float" office:value="87119">
                <text:p>871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117">
                <text:p>87117</text:p>
              </table:table-cell>
              <table:table-cell office:value-type="float" office:value="87139">
                <text:p>87139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36">
                <text:p>87136</text:p>
              </table:table-cell>
              <table:table-cell office:value-type="float" office:value="87139">
                <text:p>87139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099">
                <text:p>87099</text:p>
              </table:table-cell>
              <table:table-cell office:value-type="float" office:value="87135">
                <text:p>87135</text:p>
              </table:table-cell>
              <table:table-cell office:value-type="float" office:value="87114">
                <text:p>871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125">
                <text:p>87125</text:p>
              </table:table-cell>
              <table:table-cell office:value-type="float" office:value="87134">
                <text:p>87134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126">
                <text:p>87126</text:p>
              </table:table-cell>
              <table:table-cell office:value-type="float" office:value="87133">
                <text:p>87133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111">
                <text:p>87111</text:p>
              </table:table-cell>
              <table:table-cell office:value-type="float" office:value="87131">
                <text:p>87131</text:p>
              </table:table-cell>
              <table:table-cell office:value-type="float" office:value="87110">
                <text:p>871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7103">
                <text:p>87103</text:p>
              </table:table-cell>
              <table:table-cell office:value-type="float" office:value="87128">
                <text:p>87128</text:p>
              </table:table-cell>
              <table:table-cell office:value-type="float" office:value="87107">
                <text:p>871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7124">
                <text:p>87124</text:p>
              </table:table-cell>
              <table:table-cell office:value-type="float" office:value="87127">
                <text:p>87127</text:p>
              </table:table-cell>
              <table:table-cell office:value-type="float" office:value="87106">
                <text:p>871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7104">
                <text:p>87104</text:p>
              </table:table-cell>
              <table:table-cell office:value-type="float" office:value="87125">
                <text:p>87125</text:p>
              </table:table-cell>
              <table:table-cell office:value-type="float" office:value="87103">
                <text:p>871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096">
                <text:p>87096</text:p>
              </table:table-cell>
              <table:table-cell office:value-type="float" office:value="87122">
                <text:p>87122</text:p>
              </table:table-cell>
              <table:table-cell office:value-type="float" office:value="87100">
                <text:p>871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7109">
                <text:p>87109</text:p>
              </table:table-cell>
              <table:table-cell office:value-type="float" office:value="87120">
                <text:p>87120</text:p>
              </table:table-cell>
              <table:table-cell office:value-type="float" office:value="87098">
                <text:p>870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7089">
                <text:p>87089</text:p>
              </table:table-cell>
              <table:table-cell office:value-type="float" office:value="87116">
                <text:p>87116</text:p>
              </table:table-cell>
              <table:table-cell office:value-type="float" office:value="87095">
                <text:p>870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7081">
                <text:p>87081</text:p>
              </table:table-cell>
              <table:table-cell office:value-type="float" office:value="87112">
                <text:p>87112</text:p>
              </table:table-cell>
              <table:table-cell office:value-type="float" office:value="87091">
                <text:p>870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7100">
                <text:p>87100</text:p>
              </table:table-cell>
              <table:table-cell office:value-type="float" office:value="87110">
                <text:p>87110</text:p>
              </table:table-cell>
              <table:table-cell office:value-type="float" office:value="87089">
                <text:p>870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7091">
                <text:p>87091</text:p>
              </table:table-cell>
              <table:table-cell office:value-type="float" office:value="87108">
                <text:p>87108</text:p>
              </table:table-cell>
              <table:table-cell office:value-type="float" office:value="87086">
                <text:p>870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7112">
                <text:p>87112</text:p>
              </table:table-cell>
              <table:table-cell office:value-type="float" office:value="87107">
                <text:p>87107</text:p>
              </table:table-cell>
              <table:table-cell office:value-type="float" office:value="87086">
                <text:p>870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7066">
                <text:p>87066</text:p>
              </table:table-cell>
              <table:table-cell office:value-type="float" office:value="87102">
                <text:p>87102</text:p>
              </table:table-cell>
              <table:table-cell office:value-type="float" office:value="87081">
                <text:p>870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7070">
                <text:p>87070</text:p>
              </table:table-cell>
              <table:table-cell office:value-type="float" office:value="87098">
                <text:p>87098</text:p>
              </table:table-cell>
              <table:table-cell office:value-type="float" office:value="87077">
                <text:p>870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7053">
                <text:p>87053</text:p>
              </table:table-cell>
              <table:table-cell office:value-type="float" office:value="87092">
                <text:p>87092</text:p>
              </table:table-cell>
              <table:table-cell office:value-type="float" office:value="87072">
                <text:p>870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7058">
                <text:p>87058</text:p>
              </table:table-cell>
              <table:table-cell office:value-type="float" office:value="87088">
                <text:p>87088</text:p>
              </table:table-cell>
              <table:table-cell office:value-type="float" office:value="87067">
                <text:p>870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7093">
                <text:p>87093</text:p>
              </table:table-cell>
              <table:table-cell office:value-type="float" office:value="87087">
                <text:p>87087</text:p>
              </table:table-cell>
              <table:table-cell office:value-type="float" office:value="87067">
                <text:p>870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7069">
                <text:p>87069</text:p>
              </table:table-cell>
              <table:table-cell office:value-type="float" office:value="87083">
                <text:p>87083</text:p>
              </table:table-cell>
              <table:table-cell office:value-type="float" office:value="87064">
                <text:p>870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7053">
                <text:p>87053</text:p>
              </table:table-cell>
              <table:table-cell office:value-type="float" office:value="87079">
                <text:p>87079</text:p>
              </table:table-cell>
              <table:table-cell office:value-type="float" office:value="87060">
                <text:p>8706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7050">
                <text:p>87050</text:p>
              </table:table-cell>
              <table:table-cell office:value-type="float" office:value="87074">
                <text:p>87074</text:p>
              </table:table-cell>
              <table:table-cell office:value-type="float" office:value="87056">
                <text:p>870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7057">
                <text:p>87057</text:p>
              </table:table-cell>
              <table:table-cell office:value-type="float" office:value="87071">
                <text:p>87071</text:p>
              </table:table-cell>
              <table:table-cell office:value-type="float" office:value="87053">
                <text:p>870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7028">
                <text:p>87028</text:p>
              </table:table-cell>
              <table:table-cell office:value-type="float" office:value="87065">
                <text:p>87065</text:p>
              </table:table-cell>
              <table:table-cell office:value-type="float" office:value="87048">
                <text:p>870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7024">
                <text:p>87024</text:p>
              </table:table-cell>
              <table:table-cell office:value-type="float" office:value="87059">
                <text:p>87059</text:p>
              </table:table-cell>
              <table:table-cell office:value-type="float" office:value="87042">
                <text:p>870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7035">
                <text:p>87035</text:p>
              </table:table-cell>
              <table:table-cell office:value-type="float" office:value="87054">
                <text:p>87054</text:p>
              </table:table-cell>
              <table:table-cell office:value-type="float" office:value="87038">
                <text:p>870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7014">
                <text:p>87014</text:p>
              </table:table-cell>
              <table:table-cell office:value-type="float" office:value="87048">
                <text:p>87048</text:p>
              </table:table-cell>
              <table:table-cell office:value-type="float" office:value="87033">
                <text:p>870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7042">
                <text:p>87042</text:p>
              </table:table-cell>
              <table:table-cell office:value-type="float" office:value="87045">
                <text:p>87045</text:p>
              </table:table-cell>
              <table:table-cell office:value-type="float" office:value="87030">
                <text:p>8703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7019">
                <text:p>87019</text:p>
              </table:table-cell>
              <table:table-cell office:value-type="float" office:value="87040">
                <text:p>87040</text:p>
              </table:table-cell>
              <table:table-cell office:value-type="float" office:value="87026">
                <text:p>870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7010">
                <text:p>87010</text:p>
              </table:table-cell>
              <table:table-cell office:value-type="float" office:value="87035">
                <text:p>87035</text:p>
              </table:table-cell>
              <table:table-cell office:value-type="float" office:value="87021">
                <text:p>870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6997">
                <text:p>86997</text:p>
              </table:table-cell>
              <table:table-cell office:value-type="float" office:value="87028">
                <text:p>87028</text:p>
              </table:table-cell>
              <table:table-cell office:value-type="float" office:value="87016">
                <text:p>870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7016">
                <text:p>87016</text:p>
              </table:table-cell>
              <table:table-cell office:value-type="float" office:value="87024">
                <text:p>87024</text:p>
              </table:table-cell>
              <table:table-cell office:value-type="float" office:value="87012">
                <text:p>870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7012">
                <text:p>87012</text:p>
              </table:table-cell>
              <table:table-cell office:value-type="float" office:value="87020">
                <text:p>87020</text:p>
              </table:table-cell>
              <table:table-cell office:value-type="float" office:value="87009">
                <text:p>870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6984">
                <text:p>86984</text:p>
              </table:table-cell>
              <table:table-cell office:value-type="float" office:value="87014">
                <text:p>87014</text:p>
              </table:table-cell>
              <table:table-cell office:value-type="float" office:value="87003">
                <text:p>870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6989">
                <text:p>86989</text:p>
              </table:table-cell>
              <table:table-cell office:value-type="float" office:value="87008">
                <text:p>87008</text:p>
              </table:table-cell>
              <table:table-cell office:value-type="float" office:value="86999">
                <text:p>869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6997">
                <text:p>86997</text:p>
              </table:table-cell>
              <table:table-cell office:value-type="float" office:value="87004">
                <text:p>87004</text:p>
              </table:table-cell>
              <table:table-cell office:value-type="float" office:value="86996">
                <text:p>869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6983">
                <text:p>86983</text:p>
              </table:table-cell>
              <table:table-cell office:value-type="float" office:value="86999">
                <text:p>86999</text:p>
              </table:table-cell>
              <table:table-cell office:value-type="float" office:value="86992">
                <text:p>869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6990">
                <text:p>86990</text:p>
              </table:table-cell>
              <table:table-cell office:value-type="float" office:value="86995">
                <text:p>86995</text:p>
              </table:table-cell>
              <table:table-cell office:value-type="float" office:value="86988">
                <text:p>869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6986">
                <text:p>86986</text:p>
              </table:table-cell>
              <table:table-cell office:value-type="float" office:value="86991">
                <text:p>86991</text:p>
              </table:table-cell>
              <table:table-cell office:value-type="float" office:value="86985">
                <text:p>8698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7003">
                <text:p>87003</text:p>
              </table:table-cell>
              <table:table-cell office:value-type="float" office:value="86988">
                <text:p>86988</text:p>
              </table:table-cell>
              <table:table-cell office:value-type="float" office:value="86984">
                <text:p>869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6961">
                <text:p>86961</text:p>
              </table:table-cell>
              <table:table-cell office:value-type="float" office:value="86982">
                <text:p>86982</text:p>
              </table:table-cell>
              <table:table-cell office:value-type="float" office:value="86979">
                <text:p>869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6957">
                <text:p>86957</text:p>
              </table:table-cell>
              <table:table-cell office:value-type="float" office:value="86977">
                <text:p>86977</text:p>
              </table:table-cell>
              <table:table-cell office:value-type="float" office:value="86975">
                <text:p>869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6972">
                <text:p>86972</text:p>
              </table:table-cell>
              <table:table-cell office:value-type="float" office:value="86973">
                <text:p>86973</text:p>
              </table:table-cell>
              <table:table-cell office:value-type="float" office:value="86972">
                <text:p>869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6968">
                <text:p>86968</text:p>
              </table:table-cell>
              <table:table-cell office:value-type="float" office:value="86969">
                <text:p>86969</text:p>
              </table:table-cell>
              <table:table-cell office:value-type="float" office:value="86969">
                <text:p>869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6967">
                <text:p>86967</text:p>
              </table:table-cell>
              <table:table-cell office:value-type="float" office:value="86965">
                <text:p>86965</text:p>
              </table:table-cell>
              <table:table-cell office:value-type="float" office:value="86967">
                <text:p>869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6965">
                <text:p>86965</text:p>
              </table:table-cell>
              <table:table-cell office:value-type="float" office:value="86962">
                <text:p>86962</text:p>
              </table:table-cell>
              <table:table-cell office:value-type="float" office:value="86964">
                <text:p>869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6954">
                <text:p>86954</text:p>
              </table:table-cell>
              <table:table-cell office:value-type="float" office:value="86957">
                <text:p>86957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6950">
                <text:p>86950</text:p>
              </table:table-cell>
              <table:table-cell office:value-type="float" office:value="86953">
                <text:p>86953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6963">
                <text:p>86963</text:p>
              </table:table-cell>
              <table:table-cell office:value-type="float" office:value="86951">
                <text:p>86951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6965">
                <text:p>86965</text:p>
              </table:table-cell>
              <table:table-cell office:value-type="float" office:value="86948">
                <text:p>86948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6938">
                <text:p>86938</text:p>
              </table:table-cell>
              <table:table-cell office:value-type="float" office:value="86944">
                <text:p>86944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6951">
                <text:p>86951</text:p>
              </table:table-cell>
              <table:table-cell office:value-type="float" office:value="86941">
                <text:p>86941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6931">
                <text:p>86931</text:p>
              </table:table-cell>
              <table:table-cell office:value-type="float" office:value="86937">
                <text:p>86937</text:p>
              </table:table-cell>
              <table:table-cell office:value-type="float" office:value="86946">
                <text:p>869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6930">
                <text:p>86930</text:p>
              </table:table-cell>
              <table:table-cell office:value-type="float" office:value="86933">
                <text:p>86933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6943">
                <text:p>86943</text:p>
              </table:table-cell>
              <table:table-cell office:value-type="float" office:value="86930">
                <text:p>86930</text:p>
              </table:table-cell>
              <table:table-cell office:value-type="float" office:value="86941">
                <text:p>869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6966">
                <text:p>86966</text:p>
              </table:table-cell>
              <table:table-cell office:value-type="float" office:value="86930">
                <text:p>86930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6958">
                <text:p>86958</text:p>
              </table:table-cell>
              <table:table-cell office:value-type="float" office:value="86930">
                <text:p>86930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6961">
                <text:p>86961</text:p>
              </table:table-cell>
              <table:table-cell office:value-type="float" office:value="86929">
                <text:p>86929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6951">
                <text:p>86951</text:p>
              </table:table-cell>
              <table:table-cell office:value-type="float" office:value="86928">
                <text:p>86928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6955">
                <text:p>86955</text:p>
              </table:table-cell>
              <table:table-cell office:value-type="float" office:value="86928">
                <text:p>86928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6961">
                <text:p>86961</text:p>
              </table:table-cell>
              <table:table-cell office:value-type="float" office:value="86928">
                <text:p>86928</text:p>
              </table:table-cell>
              <table:table-cell office:value-type="float" office:value="86944">
                <text:p>869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6936">
                <text:p>86936</text:p>
              </table:table-cell>
              <table:table-cell office:value-type="float" office:value="86927">
                <text:p>86927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6941">
                <text:p>86941</text:p>
              </table:table-cell>
              <table:table-cell office:value-type="float" office:value="86925">
                <text:p>86925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6934">
                <text:p>86934</text:p>
              </table:table-cell>
              <table:table-cell office:value-type="float" office:value="86924">
                <text:p>86924</text:p>
              </table:table-cell>
              <table:table-cell office:value-type="float" office:value="86940">
                <text:p>8694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6956">
                <text:p>86956</text:p>
              </table:table-cell>
              <table:table-cell office:value-type="float" office:value="86924">
                <text:p>86924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6952">
                <text:p>86952</text:p>
              </table:table-cell>
              <table:table-cell office:value-type="float" office:value="86925">
                <text:p>86925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6961">
                <text:p>86961</text:p>
              </table:table-cell>
              <table:table-cell office:value-type="float" office:value="86926">
                <text:p>86926</text:p>
              </table:table-cell>
              <table:table-cell office:value-type="float" office:value="86944">
                <text:p>869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6950">
                <text:p>86950</text:p>
              </table:table-cell>
              <table:table-cell office:value-type="float" office:value="86926">
                <text:p>86926</text:p>
              </table:table-cell>
              <table:table-cell office:value-type="float" office:value="86945">
                <text:p>869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6936">
                <text:p>86936</text:p>
              </table:table-cell>
              <table:table-cell office:value-type="float" office:value="86925">
                <text:p>86925</text:p>
              </table:table-cell>
              <table:table-cell office:value-type="float" office:value="86944">
                <text:p>8694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6936">
                <text:p>86936</text:p>
              </table:table-cell>
              <table:table-cell office:value-type="float" office:value="86924">
                <text:p>86924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6945">
                <text:p>86945</text:p>
              </table:table-cell>
              <table:table-cell office:value-type="float" office:value="86924">
                <text:p>86924</text:p>
              </table:table-cell>
              <table:table-cell office:value-type="float" office:value="86944">
                <text:p>8694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6934">
                <text:p>86934</text:p>
              </table:table-cell>
              <table:table-cell office:value-type="float" office:value="86924">
                <text:p>86924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6945">
                <text:p>86945</text:p>
              </table:table-cell>
              <table:table-cell office:value-type="float" office:value="86924">
                <text:p>86924</text:p>
              </table:table-cell>
              <table:table-cell office:value-type="float" office:value="86944">
                <text:p>869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6947">
                <text:p>86947</text:p>
              </table:table-cell>
              <table:table-cell office:value-type="float" office:value="86924">
                <text:p>86924</text:p>
              </table:table-cell>
              <table:table-cell office:value-type="float" office:value="86945">
                <text:p>869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6954">
                <text:p>86954</text:p>
              </table:table-cell>
              <table:table-cell office:value-type="float" office:value="86926">
                <text:p>86926</text:p>
              </table:table-cell>
              <table:table-cell office:value-type="float" office:value="86947">
                <text:p>869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6952">
                <text:p>86952</text:p>
              </table:table-cell>
              <table:table-cell office:value-type="float" office:value="86927">
                <text:p>86927</text:p>
              </table:table-cell>
              <table:table-cell office:value-type="float" office:value="86948">
                <text:p>869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6948">
                <text:p>86948</text:p>
              </table:table-cell>
              <table:table-cell office:value-type="float" office:value="86928">
                <text:p>86928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6969">
                <text:p>86969</text:p>
              </table:table-cell>
              <table:table-cell office:value-type="float" office:value="86930">
                <text:p>86930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6951">
                <text:p>86951</text:p>
              </table:table-cell>
              <table:table-cell office:value-type="float" office:value="86931">
                <text:p>86931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6943">
                <text:p>86943</text:p>
              </table:table-cell>
              <table:table-cell office:value-type="float" office:value="86931">
                <text:p>86931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6944">
                <text:p>86944</text:p>
              </table:table-cell>
              <table:table-cell office:value-type="float" office:value="86932">
                <text:p>86932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6955">
                <text:p>86955</text:p>
              </table:table-cell>
              <table:table-cell office:value-type="float" office:value="86933">
                <text:p>86933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6947">
                <text:p>86947</text:p>
              </table:table-cell>
              <table:table-cell office:value-type="float" office:value="86934">
                <text:p>86934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6953">
                <text:p>86953</text:p>
              </table:table-cell>
              <table:table-cell office:value-type="float" office:value="86935">
                <text:p>86935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6984">
                <text:p>86984</text:p>
              </table:table-cell>
              <table:table-cell office:value-type="float" office:value="86939">
                <text:p>86939</text:p>
              </table:table-cell>
              <table:table-cell office:value-type="float" office:value="86963">
                <text:p>869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6966">
                <text:p>86966</text:p>
              </table:table-cell>
              <table:table-cell office:value-type="float" office:value="86941">
                <text:p>86941</text:p>
              </table:table-cell>
              <table:table-cell office:value-type="float" office:value="86966">
                <text:p>869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6996">
                <text:p>86996</text:p>
              </table:table-cell>
              <table:table-cell office:value-type="float" office:value="86946">
                <text:p>86946</text:p>
              </table:table-cell>
              <table:table-cell office:value-type="float" office:value="86971">
                <text:p>869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6959">
                <text:p>86959</text:p>
              </table:table-cell>
              <table:table-cell office:value-type="float" office:value="86947">
                <text:p>86947</text:p>
              </table:table-cell>
              <table:table-cell office:value-type="float" office:value="86972">
                <text:p>869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6978">
                <text:p>86978</text:p>
              </table:table-cell>
              <table:table-cell office:value-type="float" office:value="86950">
                <text:p>86950</text:p>
              </table:table-cell>
              <table:table-cell office:value-type="float" office:value="86976">
                <text:p>869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6980">
                <text:p>86980</text:p>
              </table:table-cell>
              <table:table-cell office:value-type="float" office:value="86953">
                <text:p>86953</text:p>
              </table:table-cell>
              <table:table-cell office:value-type="float" office:value="86979">
                <text:p>8697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6998">
                <text:p>86998</text:p>
              </table:table-cell>
              <table:table-cell office:value-type="float" office:value="86958">
                <text:p>86958</text:p>
              </table:table-cell>
              <table:table-cell office:value-type="float" office:value="86984">
                <text:p>869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7000">
                <text:p>87000</text:p>
              </table:table-cell>
              <table:table-cell office:value-type="float" office:value="86962">
                <text:p>86962</text:p>
              </table:table-cell>
              <table:table-cell office:value-type="float" office:value="86988">
                <text:p>8698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7017">
                <text:p>87017</text:p>
              </table:table-cell>
              <table:table-cell office:value-type="float" office:value="86968">
                <text:p>86968</text:p>
              </table:table-cell>
              <table:table-cell office:value-type="float" office:value="86994">
                <text:p>869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7002">
                <text:p>87002</text:p>
              </table:table-cell>
              <table:table-cell office:value-type="float" office:value="86972">
                <text:p>86972</text:p>
              </table:table-cell>
              <table:table-cell office:value-type="float" office:value="86999">
                <text:p>8699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7017">
                <text:p>87017</text:p>
              </table:table-cell>
              <table:table-cell office:value-type="float" office:value="86977">
                <text:p>86977</text:p>
              </table:table-cell>
              <table:table-cell office:value-type="float" office:value="87004">
                <text:p>8700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7013">
                <text:p>87013</text:p>
              </table:table-cell>
              <table:table-cell office:value-type="float" office:value="86982">
                <text:p>86982</text:p>
              </table:table-cell>
              <table:table-cell office:value-type="float" office:value="87009">
                <text:p>8700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7017">
                <text:p>87017</text:p>
              </table:table-cell>
              <table:table-cell office:value-type="float" office:value="86986">
                <text:p>86986</text:p>
              </table:table-cell>
              <table:table-cell office:value-type="float" office:value="87014">
                <text:p>870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7035">
                <text:p>87035</text:p>
              </table:table-cell>
              <table:table-cell office:value-type="float" office:value="86992">
                <text:p>86992</text:p>
              </table:table-cell>
              <table:table-cell office:value-type="float" office:value="87020">
                <text:p>8702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7027">
                <text:p>87027</text:p>
              </table:table-cell>
              <table:table-cell office:value-type="float" office:value="86997">
                <text:p>86997</text:p>
              </table:table-cell>
              <table:table-cell office:value-type="float" office:value="87024">
                <text:p>870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7031">
                <text:p>87031</text:p>
              </table:table-cell>
              <table:table-cell office:value-type="float" office:value="87002">
                <text:p>87002</text:p>
              </table:table-cell>
              <table:table-cell office:value-type="float" office:value="87029">
                <text:p>870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7033">
                <text:p>87033</text:p>
              </table:table-cell>
              <table:table-cell office:value-type="float" office:value="87007">
                <text:p>87007</text:p>
              </table:table-cell>
              <table:table-cell office:value-type="float" office:value="87034">
                <text:p>870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7030">
                <text:p>87030</text:p>
              </table:table-cell>
              <table:table-cell office:value-type="float" office:value="87011">
                <text:p>87011</text:p>
              </table:table-cell>
              <table:table-cell office:value-type="float" office:value="87038">
                <text:p>870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7022">
                <text:p>87022</text:p>
              </table:table-cell>
              <table:table-cell office:value-type="float" office:value="87014">
                <text:p>87014</text:p>
              </table:table-cell>
              <table:table-cell office:value-type="float" office:value="87041">
                <text:p>8704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7049">
                <text:p>87049</text:p>
              </table:table-cell>
              <table:table-cell office:value-type="float" office:value="87020">
                <text:p>87020</text:p>
              </table:table-cell>
              <table:table-cell office:value-type="float" office:value="87045">
                <text:p>870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7033">
                <text:p>87033</text:p>
              </table:table-cell>
              <table:table-cell office:value-type="float" office:value="87023">
                <text:p>87023</text:p>
              </table:table-cell>
              <table:table-cell office:value-type="float" office:value="87048">
                <text:p>8704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7066">
                <text:p>87066</text:p>
              </table:table-cell>
              <table:table-cell office:value-type="float" office:value="87029">
                <text:p>87029</text:p>
              </table:table-cell>
              <table:table-cell office:value-type="float" office:value="87054">
                <text:p>8705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7070">
                <text:p>87070</text:p>
              </table:table-cell>
              <table:table-cell office:value-type="float" office:value="87036">
                <text:p>87036</text:p>
              </table:table-cell>
              <table:table-cell office:value-type="float" office:value="87060">
                <text:p>8706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7061">
                <text:p>87061</text:p>
              </table:table-cell>
              <table:table-cell office:value-type="float" office:value="87041">
                <text:p>87041</text:p>
              </table:table-cell>
              <table:table-cell office:value-type="float" office:value="87064">
                <text:p>870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7025">
                <text:p>87025</text:p>
              </table:table-cell>
              <table:table-cell office:value-type="float" office:value="87042">
                <text:p>87042</text:p>
              </table:table-cell>
              <table:table-cell office:value-type="float" office:value="87064">
                <text:p>870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7064">
                <text:p>87064</text:p>
              </table:table-cell>
              <table:table-cell office:value-type="float" office:value="87047">
                <text:p>87047</text:p>
              </table:table-cell>
              <table:table-cell office:value-type="float" office:value="87068">
                <text:p>870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7071">
                <text:p>87071</text:p>
              </table:table-cell>
              <table:table-cell office:value-type="float" office:value="87052">
                <text:p>87052</text:p>
              </table:table-cell>
              <table:table-cell office:value-type="float" office:value="87072">
                <text:p>870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7077">
                <text:p>87077</text:p>
              </table:table-cell>
              <table:table-cell office:value-type="float" office:value="87057">
                <text:p>87057</text:p>
              </table:table-cell>
              <table:table-cell office:value-type="float" office:value="87077">
                <text:p>8707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7059">
                <text:p>87059</text:p>
              </table:table-cell>
              <table:table-cell office:value-type="float" office:value="87060">
                <text:p>87060</text:p>
              </table:table-cell>
              <table:table-cell office:value-type="float" office:value="87079">
                <text:p>870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7093">
                <text:p>87093</text:p>
              </table:table-cell>
              <table:table-cell office:value-type="float" office:value="87066">
                <text:p>87066</text:p>
              </table:table-cell>
              <table:table-cell office:value-type="float" office:value="87083">
                <text:p>870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7090">
                <text:p>87090</text:p>
              </table:table-cell>
              <table:table-cell office:value-type="float" office:value="87071">
                <text:p>87071</text:p>
              </table:table-cell>
              <table:table-cell office:value-type="float" office:value="87088">
                <text:p>870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7090">
                <text:p>87090</text:p>
              </table:table-cell>
              <table:table-cell office:value-type="float" office:value="87076">
                <text:p>87076</text:p>
              </table:table-cell>
              <table:table-cell office:value-type="float" office:value="87091">
                <text:p>8709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7083">
                <text:p>87083</text:p>
              </table:table-cell>
              <table:table-cell office:value-type="float" office:value="87080">
                <text:p>87080</text:p>
              </table:table-cell>
              <table:table-cell office:value-type="float" office:value="87093">
                <text:p>870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7071">
                <text:p>87071</text:p>
              </table:table-cell>
              <table:table-cell office:value-type="float" office:value="87082">
                <text:p>87082</text:p>
              </table:table-cell>
              <table:table-cell office:value-type="float" office:value="87094">
                <text:p>8709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7070">
                <text:p>87070</text:p>
              </table:table-cell>
              <table:table-cell office:value-type="float" office:value="87084">
                <text:p>87084</text:p>
              </table:table-cell>
              <table:table-cell office:value-type="float" office:value="87095">
                <text:p>870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7112">
                <text:p>87112</text:p>
              </table:table-cell>
              <table:table-cell office:value-type="float" office:value="87090">
                <text:p>87090</text:p>
              </table:table-cell>
              <table:table-cell office:value-type="float" office:value="87099">
                <text:p>870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7078">
                <text:p>87078</text:p>
              </table:table-cell>
              <table:table-cell office:value-type="float" office:value="87092">
                <text:p>87092</text:p>
              </table:table-cell>
              <table:table-cell office:value-type="float" office:value="87099">
                <text:p>8709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7098">
                <text:p>87098</text:p>
              </table:table-cell>
              <table:table-cell office:value-type="float" office:value="87096">
                <text:p>87096</text:p>
              </table:table-cell>
              <table:table-cell office:value-type="float" office:value="87101">
                <text:p>871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7118">
                <text:p>87118</text:p>
              </table:table-cell>
              <table:table-cell office:value-type="float" office:value="87101">
                <text:p>87101</text:p>
              </table:table-cell>
              <table:table-cell office:value-type="float" office:value="87105">
                <text:p>871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7093">
                <text:p>87093</text:p>
              </table:table-cell>
              <table:table-cell office:value-type="float" office:value="87103">
                <text:p>87103</text:p>
              </table:table-cell>
              <table:table-cell office:value-type="float" office:value="87106">
                <text:p>871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7106">
                <text:p>87106</text:p>
              </table:table-cell>
              <table:table-cell office:value-type="float" office:value="87107">
                <text:p>87107</text:p>
              </table:table-cell>
              <table:table-cell office:value-type="float" office:value="87108">
                <text:p>871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7101">
                <text:p>87101</text:p>
              </table:table-cell>
              <table:table-cell office:value-type="float" office:value="87109">
                <text:p>87109</text:p>
              </table:table-cell>
              <table:table-cell office:value-type="float" office:value="87109">
                <text:p>871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7115">
                <text:p>87115</text:p>
              </table:table-cell>
              <table:table-cell office:value-type="float" office:value="87113">
                <text:p>87113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7096">
                <text:p>87096</text:p>
              </table:table-cell>
              <table:table-cell office:value-type="float" office:value="87114">
                <text:p>87114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7091">
                <text:p>87091</text:p>
              </table:table-cell>
              <table:table-cell office:value-type="float" office:value="87115">
                <text:p>87115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7106">
                <text:p>87106</text:p>
              </table:table-cell>
              <table:table-cell office:value-type="float" office:value="87117">
                <text:p>87117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7110">
                <text:p>87110</text:p>
              </table:table-cell>
              <table:table-cell office:value-type="float" office:value="87119">
                <text:p>87119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7100">
                <text:p>87100</text:p>
              </table:table-cell>
              <table:table-cell office:value-type="float" office:value="87120">
                <text:p>87120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7132">
                <text:p>87132</text:p>
              </table:table-cell>
              <table:table-cell office:value-type="float" office:value="87124">
                <text:p>87124</text:p>
              </table:table-cell>
              <table:table-cell office:value-type="float" office:value="87115">
                <text:p>871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7125">
                <text:p>87125</text:p>
              </table:table-cell>
              <table:table-cell office:value-type="float" office:value="87127">
                <text:p>87127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7111">
                <text:p>87111</text:p>
              </table:table-cell>
              <table:table-cell office:value-type="float" office:value="87128">
                <text:p>87128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7112">
                <text:p>87112</text:p>
              </table:table-cell>
              <table:table-cell office:value-type="float" office:value="87129">
                <text:p>87129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7115">
                <text:p>87115</text:p>
              </table:table-cell>
              <table:table-cell office:value-type="float" office:value="87131">
                <text:p>87131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7102">
                <text:p>87102</text:p>
              </table:table-cell>
              <table:table-cell office:value-type="float" office:value="87130">
                <text:p>87130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7116">
                <text:p>87116</text:p>
              </table:table-cell>
              <table:table-cell office:value-type="float" office:value="87131">
                <text:p>87131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7139">
                <text:p>87139</text:p>
              </table:table-cell>
              <table:table-cell office:value-type="float" office:value="87134">
                <text:p>87134</text:p>
              </table:table-cell>
              <table:table-cell office:value-type="float" office:value="87119">
                <text:p>871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7147">
                <text:p>87147</text:p>
              </table:table-cell>
              <table:table-cell office:value-type="float" office:value="87138">
                <text:p>87138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7137">
                <text:p>87137</text:p>
              </table:table-cell>
              <table:table-cell office:value-type="float" office:value="87140">
                <text:p>87140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7124">
                <text:p>87124</text:p>
              </table:table-cell>
              <table:table-cell office:value-type="float" office:value="87141">
                <text:p>87141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7132">
                <text:p>87132</text:p>
              </table:table-cell>
              <table:table-cell office:value-type="float" office:value="87142">
                <text:p>87142</text:p>
              </table:table-cell>
              <table:table-cell office:value-type="float" office:value="87125">
                <text:p>871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7139">
                <text:p>87139</text:p>
              </table:table-cell>
              <table:table-cell office:value-type="float" office:value="87144">
                <text:p>87144</text:p>
              </table:table-cell>
              <table:table-cell office:value-type="float" office:value="87127">
                <text:p>8712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7121">
                <text:p>87121</text:p>
              </table:table-cell>
              <table:table-cell office:value-type="float" office:value="87144">
                <text:p>87144</text:p>
              </table:table-cell>
              <table:table-cell office:value-type="float" office:value="87126">
                <text:p>871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7110">
                <text:p>87110</text:p>
              </table:table-cell>
              <table:table-cell office:value-type="float" office:value="87143">
                <text:p>87143</text:p>
              </table:table-cell>
              <table:table-cell office:value-type="float" office:value="87125">
                <text:p>871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7123">
                <text:p>87123</text:p>
              </table:table-cell>
              <table:table-cell office:value-type="float" office:value="87143">
                <text:p>87143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7148">
                <text:p>87148</text:p>
              </table:table-cell>
              <table:table-cell office:value-type="float" office:value="87145">
                <text:p>87145</text:p>
              </table:table-cell>
              <table:table-cell office:value-type="float" office:value="87127">
                <text:p>8712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7150">
                <text:p>87150</text:p>
              </table:table-cell>
              <table:table-cell office:value-type="float" office:value="87148">
                <text:p>87148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7134">
                <text:p>87134</text:p>
              </table:table-cell>
              <table:table-cell office:value-type="float" office:value="87148">
                <text:p>87148</text:p>
              </table:table-cell>
              <table:table-cell office:value-type="float" office:value="87130">
                <text:p>8713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7122">
                <text:p>87122</text:p>
              </table:table-cell>
              <table:table-cell office:value-type="float" office:value="87148">
                <text:p>87148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7146">
                <text:p>87146</text:p>
              </table:table-cell>
              <table:table-cell office:value-type="float" office:value="87149">
                <text:p>87149</text:p>
              </table:table-cell>
              <table:table-cell office:value-type="float" office:value="87130">
                <text:p>8713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7123">
                <text:p>87123</text:p>
              </table:table-cell>
              <table:table-cell office:value-type="float" office:value="87148">
                <text:p>87148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7120">
                <text:p>87120</text:p>
              </table:table-cell>
              <table:table-cell office:value-type="float" office:value="87147">
                <text:p>87147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7137">
                <text:p>87137</text:p>
              </table:table-cell>
              <table:table-cell office:value-type="float" office:value="87148">
                <text:p>87148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7114">
                <text:p>87114</text:p>
              </table:table-cell>
              <table:table-cell office:value-type="float" office:value="87146">
                <text:p>87146</text:p>
              </table:table-cell>
              <table:table-cell office:value-type="float" office:value="87127">
                <text:p>871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7136">
                <text:p>87136</text:p>
              </table:table-cell>
              <table:table-cell office:value-type="float" office:value="87146">
                <text:p>87146</text:p>
              </table:table-cell>
              <table:table-cell office:value-type="float" office:value="87127">
                <text:p>871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7144">
                <text:p>87144</text:p>
              </table:table-cell>
              <table:table-cell office:value-type="float" office:value="87147">
                <text:p>87147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7130">
                <text:p>87130</text:p>
              </table:table-cell>
              <table:table-cell office:value-type="float" office:value="87147">
                <text:p>87147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7136">
                <text:p>87136</text:p>
              </table:table-cell>
              <table:table-cell office:value-type="float" office:value="87147">
                <text:p>87147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7114">
                <text:p>87114</text:p>
              </table:table-cell>
              <table:table-cell office:value-type="float" office:value="87145">
                <text:p>87145</text:p>
              </table:table-cell>
              <table:table-cell office:value-type="float" office:value="87126">
                <text:p>871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7114">
                <text:p>87114</text:p>
              </table:table-cell>
              <table:table-cell office:value-type="float" office:value="87143">
                <text:p>87143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7121">
                <text:p>87121</text:p>
              </table:table-cell>
              <table:table-cell office:value-type="float" office:value="87141">
                <text:p>87141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7133">
                <text:p>87133</text:p>
              </table:table-cell>
              <table:table-cell office:value-type="float" office:value="87141">
                <text:p>87141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7127">
                <text:p>87127</text:p>
              </table:table-cell>
              <table:table-cell office:value-type="float" office:value="87140">
                <text:p>87140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7116">
                <text:p>87116</text:p>
              </table:table-cell>
              <table:table-cell office:value-type="float" office:value="87139">
                <text:p>87139</text:p>
              </table:table-cell>
              <table:table-cell office:value-type="float" office:value="87120">
                <text:p>8712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7123">
                <text:p>87123</text:p>
              </table:table-cell>
              <table:table-cell office:value-type="float" office:value="87138">
                <text:p>87138</text:p>
              </table:table-cell>
              <table:table-cell office:value-type="float" office:value="87120">
                <text:p>8712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7121">
                <text:p>87121</text:p>
              </table:table-cell>
              <table:table-cell office:value-type="float" office:value="87136">
                <text:p>87136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7125">
                <text:p>87125</text:p>
              </table:table-cell>
              <table:table-cell office:value-type="float" office:value="87136">
                <text:p>87136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7112">
                <text:p>87112</text:p>
              </table:table-cell>
              <table:table-cell office:value-type="float" office:value="87134">
                <text:p>87134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7118">
                <text:p>87118</text:p>
              </table:table-cell>
              <table:table-cell office:value-type="float" office:value="87132">
                <text:p>87132</text:p>
              </table:table-cell>
              <table:table-cell office:value-type="float" office:value="87114">
                <text:p>871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7121">
                <text:p>87121</text:p>
              </table:table-cell>
              <table:table-cell office:value-type="float" office:value="87131">
                <text:p>87131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7123">
                <text:p>87123</text:p>
              </table:table-cell>
              <table:table-cell office:value-type="float" office:value="87131">
                <text:p>87131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7134">
                <text:p>87134</text:p>
              </table:table-cell>
              <table:table-cell office:value-type="float" office:value="87131">
                <text:p>87131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7110">
                <text:p>87110</text:p>
              </table:table-cell>
              <table:table-cell office:value-type="float" office:value="87129">
                <text:p>87129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7112">
                <text:p>87112</text:p>
              </table:table-cell>
              <table:table-cell office:value-type="float" office:value="87127">
                <text:p>87127</text:p>
              </table:table-cell>
              <table:table-cell office:value-type="float" office:value="87109">
                <text:p>8710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7122">
                <text:p>87122</text:p>
              </table:table-cell>
              <table:table-cell office:value-type="float" office:value="87127">
                <text:p>87127</text:p>
              </table:table-cell>
              <table:table-cell office:value-type="float" office:value="87109">
                <text:p>871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7135">
                <text:p>87135</text:p>
              </table:table-cell>
              <table:table-cell office:value-type="float" office:value="87127">
                <text:p>87127</text:p>
              </table:table-cell>
              <table:table-cell office:value-type="float" office:value="87110">
                <text:p>8711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7103">
                <text:p>87103</text:p>
              </table:table-cell>
              <table:table-cell office:value-type="float" office:value="87125">
                <text:p>87125</text:p>
              </table:table-cell>
              <table:table-cell office:value-type="float" office:value="87107">
                <text:p>8710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7108">
                <text:p>87108</text:p>
              </table:table-cell>
              <table:table-cell office:value-type="float" office:value="87123">
                <text:p>87123</text:p>
              </table:table-cell>
              <table:table-cell office:value-type="float" office:value="87105">
                <text:p>871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7118">
                <text:p>87118</text:p>
              </table:table-cell>
              <table:table-cell office:value-type="float" office:value="87122">
                <text:p>87122</text:p>
              </table:table-cell>
              <table:table-cell office:value-type="float" office:value="87104">
                <text:p>871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7113">
                <text:p>87113</text:p>
              </table:table-cell>
              <table:table-cell office:value-type="float" office:value="87121">
                <text:p>87121</text:p>
              </table:table-cell>
              <table:table-cell office:value-type="float" office:value="87103">
                <text:p>871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7083">
                <text:p>87083</text:p>
              </table:table-cell>
              <table:table-cell office:value-type="float" office:value="87117">
                <text:p>87117</text:p>
              </table:table-cell>
              <table:table-cell office:value-type="float" office:value="87099">
                <text:p>870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7107">
                <text:p>87107</text:p>
              </table:table-cell>
              <table:table-cell office:value-type="float" office:value="87116">
                <text:p>87116</text:p>
              </table:table-cell>
              <table:table-cell office:value-type="float" office:value="87098">
                <text:p>8709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7105">
                <text:p>87105</text:p>
              </table:table-cell>
              <table:table-cell office:value-type="float" office:value="87114">
                <text:p>87114</text:p>
              </table:table-cell>
              <table:table-cell office:value-type="float" office:value="87096">
                <text:p>8709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7076">
                <text:p>87076</text:p>
              </table:table-cell>
              <table:table-cell office:value-type="float" office:value="87110">
                <text:p>87110</text:p>
              </table:table-cell>
              <table:table-cell office:value-type="float" office:value="87092">
                <text:p>870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7079">
                <text:p>87079</text:p>
              </table:table-cell>
              <table:table-cell office:value-type="float" office:value="87106">
                <text:p>87106</text:p>
              </table:table-cell>
              <table:table-cell office:value-type="float" office:value="87088">
                <text:p>870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7081">
                <text:p>87081</text:p>
              </table:table-cell>
              <table:table-cell office:value-type="float" office:value="87103">
                <text:p>87103</text:p>
              </table:table-cell>
              <table:table-cell office:value-type="float" office:value="87084">
                <text:p>870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7054">
                <text:p>87054</text:p>
              </table:table-cell>
              <table:table-cell office:value-type="float" office:value="87097">
                <text:p>87097</text:p>
              </table:table-cell>
              <table:table-cell office:value-type="float" office:value="87078">
                <text:p>8707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7100">
                <text:p>87100</text:p>
              </table:table-cell>
              <table:table-cell office:value-type="float" office:value="87096">
                <text:p>87096</text:p>
              </table:table-cell>
              <table:table-cell office:value-type="float" office:value="87077">
                <text:p>8707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7089">
                <text:p>87089</text:p>
              </table:table-cell>
              <table:table-cell office:value-type="float" office:value="87094">
                <text:p>87094</text:p>
              </table:table-cell>
              <table:table-cell office:value-type="float" office:value="87075">
                <text:p>8707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7077">
                <text:p>87077</text:p>
              </table:table-cell>
              <table:table-cell office:value-type="float" office:value="87092">
                <text:p>87092</text:p>
              </table:table-cell>
              <table:table-cell office:value-type="float" office:value="87072">
                <text:p>8707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7088">
                <text:p>87088</text:p>
              </table:table-cell>
              <table:table-cell office:value-type="float" office:value="87090">
                <text:p>87090</text:p>
              </table:table-cell>
              <table:table-cell office:value-type="float" office:value="87071">
                <text:p>8707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7058">
                <text:p>87058</text:p>
              </table:table-cell>
              <table:table-cell office:value-type="float" office:value="87086">
                <text:p>87086</text:p>
              </table:table-cell>
              <table:table-cell office:value-type="float" office:value="87067">
                <text:p>870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7060">
                <text:p>87060</text:p>
              </table:table-cell>
              <table:table-cell office:value-type="float" office:value="87082">
                <text:p>87082</text:p>
              </table:table-cell>
              <table:table-cell office:value-type="float" office:value="87063">
                <text:p>870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7060">
                <text:p>87060</text:p>
              </table:table-cell>
              <table:table-cell office:value-type="float" office:value="87078">
                <text:p>87078</text:p>
              </table:table-cell>
              <table:table-cell office:value-type="float" office:value="87059">
                <text:p>8705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7045">
                <text:p>87045</text:p>
              </table:table-cell>
              <table:table-cell office:value-type="float" office:value="87074">
                <text:p>87074</text:p>
              </table:table-cell>
              <table:table-cell office:value-type="float" office:value="87055">
                <text:p>870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7058">
                <text:p>87058</text:p>
              </table:table-cell>
              <table:table-cell office:value-type="float" office:value="87070">
                <text:p>87070</text:p>
              </table:table-cell>
              <table:table-cell office:value-type="float" office:value="87052">
                <text:p>870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7043">
                <text:p>87043</text:p>
              </table:table-cell>
              <table:table-cell office:value-type="float" office:value="87066">
                <text:p>87066</text:p>
              </table:table-cell>
              <table:table-cell office:value-type="float" office:value="87048">
                <text:p>8704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7051">
                <text:p>87051</text:p>
              </table:table-cell>
              <table:table-cell office:value-type="float" office:value="87063">
                <text:p>87063</text:p>
              </table:table-cell>
              <table:table-cell office:value-type="float" office:value="87045">
                <text:p>8704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7028">
                <text:p>87028</text:p>
              </table:table-cell>
              <table:table-cell office:value-type="float" office:value="87057">
                <text:p>87057</text:p>
              </table:table-cell>
              <table:table-cell office:value-type="float" office:value="87040">
                <text:p>8704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7033">
                <text:p>87033</text:p>
              </table:table-cell>
              <table:table-cell office:value-type="float" office:value="87053">
                <text:p>87053</text:p>
              </table:table-cell>
              <table:table-cell office:value-type="float" office:value="87036">
                <text:p>8703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7019">
                <text:p>87019</text:p>
              </table:table-cell>
              <table:table-cell office:value-type="float" office:value="87048">
                <text:p>87048</text:p>
              </table:table-cell>
              <table:table-cell office:value-type="float" office:value="87031">
                <text:p>870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7043">
                <text:p>87043</text:p>
              </table:table-cell>
              <table:table-cell office:value-type="float" office:value="87045">
                <text:p>87045</text:p>
              </table:table-cell>
              <table:table-cell office:value-type="float" office:value="87029">
                <text:p>870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7021">
                <text:p>87021</text:p>
              </table:table-cell>
              <table:table-cell office:value-type="float" office:value="87040">
                <text:p>87040</text:p>
              </table:table-cell>
              <table:table-cell office:value-type="float" office:value="87025">
                <text:p>870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7007">
                <text:p>87007</text:p>
              </table:table-cell>
              <table:table-cell office:value-type="float" office:value="87035">
                <text:p>87035</text:p>
              </table:table-cell>
              <table:table-cell office:value-type="float" office:value="87020">
                <text:p>8702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7030">
                <text:p>87030</text:p>
              </table:table-cell>
              <table:table-cell office:value-type="float" office:value="87032">
                <text:p>87032</text:p>
              </table:table-cell>
              <table:table-cell office:value-type="float" office:value="87018">
                <text:p>8701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7025">
                <text:p>87025</text:p>
              </table:table-cell>
              <table:table-cell office:value-type="float" office:value="87029">
                <text:p>87029</text:p>
              </table:table-cell>
              <table:table-cell office:value-type="float" office:value="87016">
                <text:p>870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7013">
                <text:p>87013</text:p>
              </table:table-cell>
              <table:table-cell office:value-type="float" office:value="87025">
                <text:p>87025</text:p>
              </table:table-cell>
              <table:table-cell office:value-type="float" office:value="87012">
                <text:p>870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7012">
                <text:p>87012</text:p>
              </table:table-cell>
              <table:table-cell office:value-type="float" office:value="87021">
                <text:p>87021</text:p>
              </table:table-cell>
              <table:table-cell office:value-type="float" office:value="87010">
                <text:p>8701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7003">
                <text:p>87003</text:p>
              </table:table-cell>
              <table:table-cell office:value-type="float" office:value="87016">
                <text:p>87016</text:p>
              </table:table-cell>
              <table:table-cell office:value-type="float" office:value="87006">
                <text:p>8700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6980">
                <text:p>86980</text:p>
              </table:table-cell>
              <table:table-cell office:value-type="float" office:value="87010">
                <text:p>87010</text:p>
              </table:table-cell>
              <table:table-cell office:value-type="float" office:value="87001">
                <text:p>8700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6980">
                <text:p>86980</text:p>
              </table:table-cell>
              <table:table-cell office:value-type="float" office:value="87004">
                <text:p>87004</text:p>
              </table:table-cell>
              <table:table-cell office:value-type="float" office:value="86996">
                <text:p>8699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6971">
                <text:p>86971</text:p>
              </table:table-cell>
              <table:table-cell office:value-type="float" office:value="86998">
                <text:p>86998</text:p>
              </table:table-cell>
              <table:table-cell office:value-type="float" office:value="86991">
                <text:p>8699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7005">
                <text:p>87005</text:p>
              </table:table-cell>
              <table:table-cell office:value-type="float" office:value="86996">
                <text:p>86996</text:p>
              </table:table-cell>
              <table:table-cell office:value-type="float" office:value="86990">
                <text:p>8699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6998">
                <text:p>86998</text:p>
              </table:table-cell>
              <table:table-cell office:value-type="float" office:value="86993">
                <text:p>86993</text:p>
              </table:table-cell>
              <table:table-cell office:value-type="float" office:value="86988">
                <text:p>869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6974">
                <text:p>86974</text:p>
              </table:table-cell>
              <table:table-cell office:value-type="float" office:value="86988">
                <text:p>86988</text:p>
              </table:table-cell>
              <table:table-cell office:value-type="float" office:value="86985">
                <text:p>869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6963">
                <text:p>86963</text:p>
              </table:table-cell>
              <table:table-cell office:value-type="float" office:value="86983">
                <text:p>86983</text:p>
              </table:table-cell>
              <table:table-cell office:value-type="float" office:value="86980">
                <text:p>8698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6955">
                <text:p>86955</text:p>
              </table:table-cell>
              <table:table-cell office:value-type="float" office:value="86977">
                <text:p>86977</text:p>
              </table:table-cell>
              <table:table-cell office:value-type="float" office:value="86976">
                <text:p>8697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6985">
                <text:p>86985</text:p>
              </table:table-cell>
              <table:table-cell office:value-type="float" office:value="86974">
                <text:p>86974</text:p>
              </table:table-cell>
              <table:table-cell office:value-type="float" office:value="86975">
                <text:p>869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6984">
                <text:p>86984</text:p>
              </table:table-cell>
              <table:table-cell office:value-type="float" office:value="86972">
                <text:p>86972</text:p>
              </table:table-cell>
              <table:table-cell office:value-type="float" office:value="86973">
                <text:p>869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6956">
                <text:p>86956</text:p>
              </table:table-cell>
              <table:table-cell office:value-type="float" office:value="86967">
                <text:p>86967</text:p>
              </table:table-cell>
              <table:table-cell office:value-type="float" office:value="86970">
                <text:p>8697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6953">
                <text:p>86953</text:p>
              </table:table-cell>
              <table:table-cell office:value-type="float" office:value="86963">
                <text:p>86963</text:p>
              </table:table-cell>
              <table:table-cell office:value-type="float" office:value="86966">
                <text:p>8696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6963">
                <text:p>86963</text:p>
              </table:table-cell>
              <table:table-cell office:value-type="float" office:value="86959">
                <text:p>86959</text:p>
              </table:table-cell>
              <table:table-cell office:value-type="float" office:value="86964">
                <text:p>869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6974">
                <text:p>86974</text:p>
              </table:table-cell>
              <table:table-cell office:value-type="float" office:value="86957">
                <text:p>86957</text:p>
              </table:table-cell>
              <table:table-cell office:value-type="float" office:value="86963">
                <text:p>869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6963">
                <text:p>86963</text:p>
              </table:table-cell>
              <table:table-cell office:value-type="float" office:value="86955">
                <text:p>86955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6954">
                <text:p>86954</text:p>
              </table:table-cell>
              <table:table-cell office:value-type="float" office:value="86951">
                <text:p>86951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6975">
                <text:p>86975</text:p>
              </table:table-cell>
              <table:table-cell office:value-type="float" office:value="86950">
                <text:p>86950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6969">
                <text:p>86969</text:p>
              </table:table-cell>
              <table:table-cell office:value-type="float" office:value="86949">
                <text:p>86949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6945">
                <text:p>86945</text:p>
              </table:table-cell>
              <table:table-cell office:value-type="float" office:value="86946">
                <text:p>86946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6961">
                <text:p>86961</text:p>
              </table:table-cell>
              <table:table-cell office:value-type="float" office:value="86944">
                <text:p>86944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6967">
                <text:p>86967</text:p>
              </table:table-cell>
              <table:table-cell office:value-type="float" office:value="86943">
                <text:p>86943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6949">
                <text:p>86949</text:p>
              </table:table-cell>
              <table:table-cell office:value-type="float" office:value="86941">
                <text:p>86941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6948">
                <text:p>86948</text:p>
              </table:table-cell>
              <table:table-cell office:value-type="float" office:value="86939">
                <text:p>86939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6936">
                <text:p>86936</text:p>
              </table:table-cell>
              <table:table-cell office:value-type="float" office:value="86936">
                <text:p>86936</text:p>
              </table:table-cell>
              <table:table-cell office:value-type="float" office:value="86948">
                <text:p>869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6955">
                <text:p>86955</text:p>
              </table:table-cell>
              <table:table-cell office:value-type="float" office:value="86935">
                <text:p>86935</text:p>
              </table:table-cell>
              <table:table-cell office:value-type="float" office:value="86948">
                <text:p>869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6964">
                <text:p>86964</text:p>
              </table:table-cell>
              <table:table-cell office:value-type="float" office:value="86935">
                <text:p>86935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6937">
                <text:p>86937</text:p>
              </table:table-cell>
              <table:table-cell office:value-type="float" office:value="86933">
                <text:p>86933</text:p>
              </table:table-cell>
              <table:table-cell office:value-type="float" office:value="86947">
                <text:p>8694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6932">
                <text:p>86932</text:p>
              </table:table-cell>
              <table:table-cell office:value-type="float" office:value="86930">
                <text:p>86930</text:p>
              </table:table-cell>
              <table:table-cell office:value-type="float" office:value="86945">
                <text:p>8694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6946">
                <text:p>86946</text:p>
              </table:table-cell>
              <table:table-cell office:value-type="float" office:value="86929">
                <text:p>86929</text:p>
              </table:table-cell>
              <table:table-cell office:value-type="float" office:value="86944">
                <text:p>8694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6939">
                <text:p>86939</text:p>
              </table:table-cell>
              <table:table-cell office:value-type="float" office:value="86927">
                <text:p>86927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6948">
                <text:p>86948</text:p>
              </table:table-cell>
              <table:table-cell office:value-type="float" office:value="86927">
                <text:p>86927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6938">
                <text:p>86938</text:p>
              </table:table-cell>
              <table:table-cell office:value-type="float" office:value="86926">
                <text:p>86926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6934">
                <text:p>86934</text:p>
              </table:table-cell>
              <table:table-cell office:value-type="float" office:value="86924">
                <text:p>86924</text:p>
              </table:table-cell>
              <table:table-cell office:value-type="float" office:value="86941">
                <text:p>869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6953">
                <text:p>86953</text:p>
              </table:table-cell>
              <table:table-cell office:value-type="float" office:value="86925">
                <text:p>86925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6935">
                <text:p>86935</text:p>
              </table:table-cell>
              <table:table-cell office:value-type="float" office:value="86924">
                <text:p>86924</text:p>
              </table:table-cell>
              <table:table-cell office:value-type="float" office:value="86941">
                <text:p>8694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6953">
                <text:p>86953</text:p>
              </table:table-cell>
              <table:table-cell office:value-type="float" office:value="86924">
                <text:p>86924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6952">
                <text:p>86952</text:p>
              </table:table-cell>
              <table:table-cell office:value-type="float" office:value="86925">
                <text:p>86925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6944">
                <text:p>86944</text:p>
              </table:table-cell>
              <table:table-cell office:value-type="float" office:value="86925">
                <text:p>86925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6939">
                <text:p>86939</text:p>
              </table:table-cell>
              <table:table-cell office:value-type="float" office:value="86925">
                <text:p>86925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6941">
                <text:p>86941</text:p>
              </table:table-cell>
              <table:table-cell office:value-type="float" office:value="86925">
                <text:p>86925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6935">
                <text:p>86935</text:p>
              </table:table-cell>
              <table:table-cell office:value-type="float" office:value="86924">
                <text:p>86924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6959">
                <text:p>86959</text:p>
              </table:table-cell>
              <table:table-cell office:value-type="float" office:value="86926">
                <text:p>86926</text:p>
              </table:table-cell>
              <table:table-cell office:value-type="float" office:value="86945">
                <text:p>869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6960">
                <text:p>86960</text:p>
              </table:table-cell>
              <table:table-cell office:value-type="float" office:value="86928">
                <text:p>86928</text:p>
              </table:table-cell>
              <table:table-cell office:value-type="float" office:value="86947">
                <text:p>8694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6953">
                <text:p>86953</text:p>
              </table:table-cell>
              <table:table-cell office:value-type="float" office:value="86929">
                <text:p>86929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6957">
                <text:p>86957</text:p>
              </table:table-cell>
              <table:table-cell office:value-type="float" office:value="86930">
                <text:p>86930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6951">
                <text:p>86951</text:p>
              </table:table-cell>
              <table:table-cell office:value-type="float" office:value="86931">
                <text:p>86931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6957">
                <text:p>86957</text:p>
              </table:table-cell>
              <table:table-cell office:value-type="float" office:value="86933">
                <text:p>86933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6950">
                <text:p>86950</text:p>
              </table:table-cell>
              <table:table-cell office:value-type="float" office:value="86934">
                <text:p>86934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6949">
                <text:p>86949</text:p>
              </table:table-cell>
              <table:table-cell office:value-type="float" office:value="86934">
                <text:p>86934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6962">
                <text:p>86962</text:p>
              </table:table-cell>
              <table:table-cell office:value-type="float" office:value="86936">
                <text:p>86936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6949">
                <text:p>86949</text:p>
              </table:table-cell>
              <table:table-cell office:value-type="float" office:value="86937">
                <text:p>86937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6952">
                <text:p>86952</text:p>
              </table:table-cell>
              <table:table-cell office:value-type="float" office:value="86938">
                <text:p>86938</text:p>
              </table:table-cell>
              <table:table-cell office:value-type="float" office:value="86960">
                <text:p>8696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6970">
                <text:p>86970</text:p>
              </table:table-cell>
              <table:table-cell office:value-type="float" office:value="86940">
                <text:p>86940</text:p>
              </table:table-cell>
              <table:table-cell office:value-type="float" office:value="86963">
                <text:p>869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6982">
                <text:p>86982</text:p>
              </table:table-cell>
              <table:table-cell office:value-type="float" office:value="86944">
                <text:p>86944</text:p>
              </table:table-cell>
              <table:table-cell office:value-type="float" office:value="86967">
                <text:p>869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6970">
                <text:p>86970</text:p>
              </table:table-cell>
              <table:table-cell office:value-type="float" office:value="86946">
                <text:p>86946</text:p>
              </table:table-cell>
              <table:table-cell office:value-type="float" office:value="86970">
                <text:p>8697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6989">
                <text:p>86989</text:p>
              </table:table-cell>
              <table:table-cell office:value-type="float" office:value="86950">
                <text:p>86950</text:p>
              </table:table-cell>
              <table:table-cell office:value-type="float" office:value="86974">
                <text:p>869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6967">
                <text:p>86967</text:p>
              </table:table-cell>
              <table:table-cell office:value-type="float" office:value="86952">
                <text:p>86952</text:p>
              </table:table-cell>
              <table:table-cell office:value-type="float" office:value="86976">
                <text:p>869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6985">
                <text:p>86985</text:p>
              </table:table-cell>
              <table:table-cell office:value-type="float" office:value="86955">
                <text:p>86955</text:p>
              </table:table-cell>
              <table:table-cell office:value-type="float" office:value="86979">
                <text:p>8697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6981">
                <text:p>86981</text:p>
              </table:table-cell>
              <table:table-cell office:value-type="float" office:value="86958">
                <text:p>86958</text:p>
              </table:table-cell>
              <table:table-cell office:value-type="float" office:value="86982">
                <text:p>8698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6989">
                <text:p>86989</text:p>
              </table:table-cell>
              <table:table-cell office:value-type="float" office:value="86961">
                <text:p>86961</text:p>
              </table:table-cell>
              <table:table-cell office:value-type="float" office:value="86985">
                <text:p>8698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6996">
                <text:p>86996</text:p>
              </table:table-cell>
              <table:table-cell office:value-type="float" office:value="86965">
                <text:p>86965</text:p>
              </table:table-cell>
              <table:table-cell office:value-type="float" office:value="86989">
                <text:p>8698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6977">
                <text:p>86977</text:p>
              </table:table-cell>
              <table:table-cell office:value-type="float" office:value="86967">
                <text:p>86967</text:p>
              </table:table-cell>
              <table:table-cell office:value-type="float" office:value="86991">
                <text:p>869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7003">
                <text:p>87003</text:p>
              </table:table-cell>
              <table:table-cell office:value-type="float" office:value="86971">
                <text:p>86971</text:p>
              </table:table-cell>
              <table:table-cell office:value-type="float" office:value="86995">
                <text:p>869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6978">
                <text:p>86978</text:p>
              </table:table-cell>
              <table:table-cell office:value-type="float" office:value="86973">
                <text:p>86973</text:p>
              </table:table-cell>
              <table:table-cell office:value-type="float" office:value="86997">
                <text:p>8699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7004">
                <text:p>87004</text:p>
              </table:table-cell>
              <table:table-cell office:value-type="float" office:value="86977">
                <text:p>86977</text:p>
              </table:table-cell>
              <table:table-cell office:value-type="float" office:value="87001">
                <text:p>8700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6998">
                <text:p>86998</text:p>
              </table:table-cell>
              <table:table-cell office:value-type="float" office:value="86980">
                <text:p>86980</text:p>
              </table:table-cell>
              <table:table-cell office:value-type="float" office:value="87003">
                <text:p>8700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7029">
                <text:p>87029</text:p>
              </table:table-cell>
              <table:table-cell office:value-type="float" office:value="86985">
                <text:p>86985</text:p>
              </table:table-cell>
              <table:table-cell office:value-type="float" office:value="87009">
                <text:p>870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7033">
                <text:p>87033</text:p>
              </table:table-cell>
              <table:table-cell office:value-type="float" office:value="86991">
                <text:p>86991</text:p>
              </table:table-cell>
              <table:table-cell office:value-type="float" office:value="87015">
                <text:p>870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7033">
                <text:p>87033</text:p>
              </table:table-cell>
              <table:table-cell office:value-type="float" office:value="86997">
                <text:p>86997</text:p>
              </table:table-cell>
              <table:table-cell office:value-type="float" office:value="87020">
                <text:p>8702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7037">
                <text:p>87037</text:p>
              </table:table-cell>
              <table:table-cell office:value-type="float" office:value="87002">
                <text:p>87002</text:p>
              </table:table-cell>
              <table:table-cell office:value-type="float" office:value="87025">
                <text:p>870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7056">
                <text:p>87056</text:p>
              </table:table-cell>
              <table:table-cell office:value-type="float" office:value="87009">
                <text:p>87009</text:p>
              </table:table-cell>
              <table:table-cell office:value-type="float" office:value="87032">
                <text:p>870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7015">
                <text:p>87015</text:p>
              </table:table-cell>
              <table:table-cell office:value-type="float" office:value="87012">
                <text:p>87012</text:p>
              </table:table-cell>
              <table:table-cell office:value-type="float" office:value="87034">
                <text:p>8703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7049">
                <text:p>87049</text:p>
              </table:table-cell>
              <table:table-cell office:value-type="float" office:value="87017">
                <text:p>87017</text:p>
              </table:table-cell>
              <table:table-cell office:value-type="float" office:value="87039">
                <text:p>870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7052">
                <text:p>87052</text:p>
              </table:table-cell>
              <table:table-cell office:value-type="float" office:value="87023">
                <text:p>87023</text:p>
              </table:table-cell>
              <table:table-cell office:value-type="float" office:value="87044">
                <text:p>870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7036">
                <text:p>87036</text:p>
              </table:table-cell>
              <table:table-cell office:value-type="float" office:value="87026">
                <text:p>87026</text:p>
              </table:table-cell>
              <table:table-cell office:value-type="float" office:value="87047">
                <text:p>8704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7070">
                <text:p>87070</text:p>
              </table:table-cell>
              <table:table-cell office:value-type="float" office:value="87033">
                <text:p>87033</text:p>
              </table:table-cell>
              <table:table-cell office:value-type="float" office:value="87053">
                <text:p>8705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7040">
                <text:p>87040</text:p>
              </table:table-cell>
              <table:table-cell office:value-type="float" office:value="87036">
                <text:p>87036</text:p>
              </table:table-cell>
              <table:table-cell office:value-type="float" office:value="87055">
                <text:p>870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7042">
                <text:p>87042</text:p>
              </table:table-cell>
              <table:table-cell office:value-type="float" office:value="87039">
                <text:p>87039</text:p>
              </table:table-cell>
              <table:table-cell office:value-type="float" office:value="87057">
                <text:p>8705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7056">
                <text:p>87056</text:p>
              </table:table-cell>
              <table:table-cell office:value-type="float" office:value="87043">
                <text:p>87043</text:p>
              </table:table-cell>
              <table:table-cell office:value-type="float" office:value="87060">
                <text:p>8706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7060">
                <text:p>87060</text:p>
              </table:table-cell>
              <table:table-cell office:value-type="float" office:value="87047">
                <text:p>87047</text:p>
              </table:table-cell>
              <table:table-cell office:value-type="float" office:value="87064">
                <text:p>8706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7047">
                <text:p>87047</text:p>
              </table:table-cell>
              <table:table-cell office:value-type="float" office:value="87050">
                <text:p>87050</text:p>
              </table:table-cell>
              <table:table-cell office:value-type="float" office:value="87065">
                <text:p>8706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7064">
                <text:p>87064</text:p>
              </table:table-cell>
              <table:table-cell office:value-type="float" office:value="87054">
                <text:p>87054</text:p>
              </table:table-cell>
              <table:table-cell office:value-type="float" office:value="87068">
                <text:p>8706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7041">
                <text:p>87041</text:p>
              </table:table-cell>
              <table:table-cell office:value-type="float" office:value="87056">
                <text:p>87056</text:p>
              </table:table-cell>
              <table:table-cell office:value-type="float" office:value="87069">
                <text:p>8706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7060">
                <text:p>87060</text:p>
              </table:table-cell>
              <table:table-cell office:value-type="float" office:value="87059">
                <text:p>87059</text:p>
              </table:table-cell>
              <table:table-cell office:value-type="float" office:value="87071">
                <text:p>870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067">
                <text:p>87067</text:p>
              </table:table-cell>
              <table:table-cell office:value-type="float" office:value="87062">
                <text:p>87062</text:p>
              </table:table-cell>
              <table:table-cell office:value-type="float" office:value="87073">
                <text:p>8707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090">
                <text:p>87090</text:p>
              </table:table-cell>
              <table:table-cell office:value-type="float" office:value="87067">
                <text:p>87067</text:p>
              </table:table-cell>
              <table:table-cell office:value-type="float" office:value="87077">
                <text:p>8707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7075">
                <text:p>87075</text:p>
              </table:table-cell>
              <table:table-cell office:value-type="float" office:value="87071">
                <text:p>87071</text:p>
              </table:table-cell>
              <table:table-cell office:value-type="float" office:value="87079">
                <text:p>8707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7084">
                <text:p>87084</text:p>
              </table:table-cell>
              <table:table-cell office:value-type="float" office:value="87075">
                <text:p>87075</text:p>
              </table:table-cell>
              <table:table-cell office:value-type="float" office:value="87082">
                <text:p>8708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7081">
                <text:p>87081</text:p>
              </table:table-cell>
              <table:table-cell office:value-type="float" office:value="87078">
                <text:p>87078</text:p>
              </table:table-cell>
              <table:table-cell office:value-type="float" office:value="87085">
                <text:p>8708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7061">
                <text:p>87061</text:p>
              </table:table-cell>
              <table:table-cell office:value-type="float" office:value="87079">
                <text:p>87079</text:p>
              </table:table-cell>
              <table:table-cell office:value-type="float" office:value="87085">
                <text:p>870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7071">
                <text:p>87071</text:p>
              </table:table-cell>
              <table:table-cell office:value-type="float" office:value="87081">
                <text:p>87081</text:p>
              </table:table-cell>
              <table:table-cell office:value-type="float" office:value="87085">
                <text:p>8708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7101">
                <text:p>87101</text:p>
              </table:table-cell>
              <table:table-cell office:value-type="float" office:value="87086">
                <text:p>87086</text:p>
              </table:table-cell>
              <table:table-cell office:value-type="float" office:value="87089">
                <text:p>8708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7088">
                <text:p>87088</text:p>
              </table:table-cell>
              <table:table-cell office:value-type="float" office:value="87089">
                <text:p>87089</text:p>
              </table:table-cell>
              <table:table-cell office:value-type="float" office:value="87090">
                <text:p>8709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7079">
                <text:p>87079</text:p>
              </table:table-cell>
              <table:table-cell office:value-type="float" office:value="87091">
                <text:p>87091</text:p>
              </table:table-cell>
              <table:table-cell office:value-type="float" office:value="87091">
                <text:p>870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7097">
                <text:p>87097</text:p>
              </table:table-cell>
              <table:table-cell office:value-type="float" office:value="87094">
                <text:p>87094</text:p>
              </table:table-cell>
              <table:table-cell office:value-type="float" office:value="87093">
                <text:p>8709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7115">
                <text:p>87115</text:p>
              </table:table-cell>
              <table:table-cell office:value-type="float" office:value="87099">
                <text:p>87099</text:p>
              </table:table-cell>
              <table:table-cell office:value-type="float" office:value="87097">
                <text:p>870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7104">
                <text:p>87104</text:p>
              </table:table-cell>
              <table:table-cell office:value-type="float" office:value="87102">
                <text:p>87102</text:p>
              </table:table-cell>
              <table:table-cell office:value-type="float" office:value="87099">
                <text:p>8709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7091">
                <text:p>87091</text:p>
              </table:table-cell>
              <table:table-cell office:value-type="float" office:value="87104">
                <text:p>87104</text:p>
              </table:table-cell>
              <table:table-cell office:value-type="float" office:value="87100">
                <text:p>871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7101">
                <text:p>87101</text:p>
              </table:table-cell>
              <table:table-cell office:value-type="float" office:value="87106">
                <text:p>87106</text:p>
              </table:table-cell>
              <table:table-cell office:value-type="float" office:value="87101">
                <text:p>871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7102">
                <text:p>87102</text:p>
              </table:table-cell>
              <table:table-cell office:value-type="float" office:value="87109">
                <text:p>87109</text:p>
              </table:table-cell>
              <table:table-cell office:value-type="float" office:value="87103">
                <text:p>871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7091">
                <text:p>87091</text:p>
              </table:table-cell>
              <table:table-cell office:value-type="float" office:value="87110">
                <text:p>87110</text:p>
              </table:table-cell>
              <table:table-cell office:value-type="float" office:value="87103">
                <text:p>8710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7101">
                <text:p>87101</text:p>
              </table:table-cell>
              <table:table-cell office:value-type="float" office:value="87111">
                <text:p>87111</text:p>
              </table:table-cell>
              <table:table-cell office:value-type="float" office:value="87104">
                <text:p>8710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7111">
                <text:p>87111</text:p>
              </table:table-cell>
              <table:table-cell office:value-type="float" office:value="87114">
                <text:p>87114</text:p>
              </table:table-cell>
              <table:table-cell office:value-type="float" office:value="87106">
                <text:p>8710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7106">
                <text:p>87106</text:p>
              </table:table-cell>
              <table:table-cell office:value-type="float" office:value="87116">
                <text:p>87116</text:p>
              </table:table-cell>
              <table:table-cell office:value-type="float" office:value="87107">
                <text:p>871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7118">
                <text:p>87118</text:p>
              </table:table-cell>
              <table:table-cell office:value-type="float" office:value="87118">
                <text:p>87118</text:p>
              </table:table-cell>
              <table:table-cell office:value-type="float" office:value="87109">
                <text:p>8710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7086">
                <text:p>87086</text:p>
              </table:table-cell>
              <table:table-cell office:value-type="float" office:value="87118">
                <text:p>87118</text:p>
              </table:table-cell>
              <table:table-cell office:value-type="float" office:value="87108">
                <text:p>871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7116">
                <text:p>87116</text:p>
              </table:table-cell>
              <table:table-cell office:value-type="float" office:value="87120">
                <text:p>87120</text:p>
              </table:table-cell>
              <table:table-cell office:value-type="float" office:value="87109">
                <text:p>8710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7103">
                <text:p>87103</text:p>
              </table:table-cell>
              <table:table-cell office:value-type="float" office:value="87121">
                <text:p>87121</text:p>
              </table:table-cell>
              <table:table-cell office:value-type="float" office:value="87109">
                <text:p>8710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7122">
                <text:p>87122</text:p>
              </table:table-cell>
              <table:table-cell office:value-type="float" office:value="87123">
                <text:p>87123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7101">
                <text:p>87101</text:p>
              </table:table-cell>
              <table:table-cell office:value-type="float" office:value="87123">
                <text:p>87123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7103">
                <text:p>87103</text:p>
              </table:table-cell>
              <table:table-cell office:value-type="float" office:value="87124">
                <text:p>87124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7128">
                <text:p>87128</text:p>
              </table:table-cell>
              <table:table-cell office:value-type="float" office:value="87126">
                <text:p>87126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7101">
                <text:p>87101</text:p>
              </table:table-cell>
              <table:table-cell office:value-type="float" office:value="87126">
                <text:p>87126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7123">
                <text:p>87123</text:p>
              </table:table-cell>
              <table:table-cell office:value-type="float" office:value="87127">
                <text:p>87127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7127">
                <text:p>87127</text:p>
              </table:table-cell>
              <table:table-cell office:value-type="float" office:value="87129">
                <text:p>87129</text:p>
              </table:table-cell>
              <table:table-cell office:value-type="float" office:value="87115">
                <text:p>871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7101">
                <text:p>87101</text:p>
              </table:table-cell>
              <table:table-cell office:value-type="float" office:value="87128">
                <text:p>87128</text:p>
              </table:table-cell>
              <table:table-cell office:value-type="float" office:value="87114">
                <text:p>871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7107">
                <text:p>87107</text:p>
              </table:table-cell>
              <table:table-cell office:value-type="float" office:value="87128">
                <text:p>87128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7109">
                <text:p>87109</text:p>
              </table:table-cell>
              <table:table-cell office:value-type="float" office:value="87128">
                <text:p>87128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7136">
                <text:p>87136</text:p>
              </table:table-cell>
              <table:table-cell office:value-type="float" office:value="87130">
                <text:p>87130</text:p>
              </table:table-cell>
              <table:table-cell office:value-type="float" office:value="87115">
                <text:p>871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7129">
                <text:p>87129</text:p>
              </table:table-cell>
              <table:table-cell office:value-type="float" office:value="87132">
                <text:p>87132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7122">
                <text:p>87122</text:p>
              </table:table-cell>
              <table:table-cell office:value-type="float" office:value="87132">
                <text:p>87132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7111">
                <text:p>87111</text:p>
              </table:table-cell>
              <table:table-cell office:value-type="float" office:value="87132">
                <text:p>87132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7120">
                <text:p>87120</text:p>
              </table:table-cell>
              <table:table-cell office:value-type="float" office:value="87132">
                <text:p>87132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7122">
                <text:p>87122</text:p>
              </table:table-cell>
              <table:table-cell office:value-type="float" office:value="87133">
                <text:p>87133</text:p>
              </table:table-cell>
              <table:table-cell office:value-type="float" office:value="87119">
                <text:p>871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7112">
                <text:p>87112</text:p>
              </table:table-cell>
              <table:table-cell office:value-type="float" office:value="87132">
                <text:p>87132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7128">
                <text:p>87128</text:p>
              </table:table-cell>
              <table:table-cell office:value-type="float" office:value="87133">
                <text:p>87133</text:p>
              </table:table-cell>
              <table:table-cell office:value-type="float" office:value="87119">
                <text:p>871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7137">
                <text:p>87137</text:p>
              </table:table-cell>
              <table:table-cell office:value-type="float" office:value="87135">
                <text:p>87135</text:p>
              </table:table-cell>
              <table:table-cell office:value-type="float" office:value="87121">
                <text:p>8712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7134">
                <text:p>87134</text:p>
              </table:table-cell>
              <table:table-cell office:value-type="float" office:value="87136">
                <text:p>87136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7120">
                <text:p>87120</text:p>
              </table:table-cell>
              <table:table-cell office:value-type="float" office:value="87135">
                <text:p>87135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7099">
                <text:p>87099</text:p>
              </table:table-cell>
              <table:table-cell office:value-type="float" office:value="87133">
                <text:p>87133</text:p>
              </table:table-cell>
              <table:table-cell office:value-type="float" office:value="87120">
                <text:p>8712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7112">
                <text:p>87112</text:p>
              </table:table-cell>
              <table:table-cell office:value-type="float" office:value="87132">
                <text:p>87132</text:p>
              </table:table-cell>
              <table:table-cell office:value-type="float" office:value="87119">
                <text:p>871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7117">
                <text:p>87117</text:p>
              </table:table-cell>
              <table:table-cell office:value-type="float" office:value="87132">
                <text:p>87132</text:p>
              </table:table-cell>
              <table:table-cell office:value-type="float" office:value="87119">
                <text:p>8711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7132">
                <text:p>87132</text:p>
              </table:table-cell>
              <table:table-cell office:value-type="float" office:value="87132">
                <text:p>87132</text:p>
              </table:table-cell>
              <table:table-cell office:value-type="float" office:value="87120">
                <text:p>8712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7140">
                <text:p>87140</text:p>
              </table:table-cell>
              <table:table-cell office:value-type="float" office:value="87134">
                <text:p>87134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7138">
                <text:p>87138</text:p>
              </table:table-cell>
              <table:table-cell office:value-type="float" office:value="87135">
                <text:p>87135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7125">
                <text:p>87125</text:p>
              </table:table-cell>
              <table:table-cell office:value-type="float" office:value="87135">
                <text:p>87135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7126">
                <text:p>87126</text:p>
              </table:table-cell>
              <table:table-cell office:value-type="float" office:value="87135">
                <text:p>87135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7126">
                <text:p>87126</text:p>
              </table:table-cell>
              <table:table-cell office:value-type="float" office:value="87135">
                <text:p>87135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7112">
                <text:p>87112</text:p>
              </table:table-cell>
              <table:table-cell office:value-type="float" office:value="87133">
                <text:p>87133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7134">
                <text:p>87134</text:p>
              </table:table-cell>
              <table:table-cell office:value-type="float" office:value="87134">
                <text:p>87134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7127">
                <text:p>87127</text:p>
              </table:table-cell>
              <table:table-cell office:value-type="float" office:value="87134">
                <text:p>87134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7123">
                <text:p>87123</text:p>
              </table:table-cell>
              <table:table-cell office:value-type="float" office:value="87134">
                <text:p>87134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7122">
                <text:p>87122</text:p>
              </table:table-cell>
              <table:table-cell office:value-type="float" office:value="87133">
                <text:p>87133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7130">
                <text:p>87130</text:p>
              </table:table-cell>
              <table:table-cell office:value-type="float" office:value="87133">
                <text:p>87133</text:p>
              </table:table-cell>
              <table:table-cell office:value-type="float" office:value="87124">
                <text:p>87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